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453.51pt" svg:height="255.09pt" svg:x="407.54pt" svg:y="2.83pt">
            <loext:p draw:notify-on-update-of-ranges="test.E1:test.E241 test.F1:test.F2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2" office:value-type="float" office:value="-1.59818" calcext:value-type="float">
            <text:p>-1.59818</text:p>
          </table:table-cell>
          <table:table-cell office:value-type="float" office:value="0.673342" calcext:value-type="float">
            <text:p>0.673342</text:p>
          </table:table-cell>
          <table:table-cell office:value-type="float" office:value="2.06178" calcext:value-type="float">
            <text:p>2.06178</text:p>
          </table:table-cell>
          <table:table-cell office:value-type="float" office:value="1548110490927621" calcext:value-type="float">
            <text:p>1548110490927621</text:p>
          </table:table-cell>
          <table:table-cell table:formula="of:=SQRT([.C13]*[.C13]+[.D13]*[.D13])" office:value-type="float" office:value="2.16894587700201" calcext:value-type="float">
            <text:p>2.168945877</text:p>
          </table:table-cell>
        </table:table-row>
        <table:table-row table:style-name="ro1">
          <table:table-cell table:number-columns-repeated="2" office:value-type="float" office:value="-1.58039" calcext:value-type="float">
            <text:p>-1.58039</text:p>
          </table:table-cell>
          <table:table-cell office:value-type="float" office:value="0.787039" calcext:value-type="float">
            <text:p>0.787039</text:p>
          </table:table-cell>
          <table:table-cell office:value-type="float" office:value="2.11264" calcext:value-type="float">
            <text:p>2.11264</text:p>
          </table:table-cell>
          <table:table-cell office:value-type="float" office:value="1548110490944384" calcext:value-type="float">
            <text:p>1548110490944384</text:p>
          </table:table-cell>
          <table:table-cell table:formula="of:=SQRT([.C14]*[.C14]+[.D14]*[.D14])" office:value-type="float" office:value="2.25447957567173" calcext:value-type="float">
            <text:p>2.2544795757</text:p>
          </table:table-cell>
        </table:table-row>
        <table:table-row table:style-name="ro1">
          <table:table-cell table:number-columns-repeated="2" office:value-type="float" office:value="-1.57246" calcext:value-type="float">
            <text:p>-1.57246</text:p>
          </table:table-cell>
          <table:table-cell office:value-type="float" office:value="0.78919" calcext:value-type="float">
            <text:p>0.78919</text:p>
          </table:table-cell>
          <table:table-cell office:value-type="float" office:value="2.00381" calcext:value-type="float">
            <text:p>2.00381</text:p>
          </table:table-cell>
          <table:table-cell office:value-type="float" office:value="1548110490961179" calcext:value-type="float">
            <text:p>1548110490961179</text:p>
          </table:table-cell>
          <table:table-cell table:formula="of:=SQRT([.C15]*[.C15]+[.D15]*[.D15])" office:value-type="float" office:value="2.15361913350527" calcext:value-type="float">
            <text:p>2.1536191335</text:p>
          </table:table-cell>
        </table:table-row>
        <table:table-row table:style-name="ro1">
          <table:table-cell table:number-columns-repeated="2" office:value-type="float" office:value="-1.54595" calcext:value-type="float">
            <text:p>-1.54595</text:p>
          </table:table-cell>
          <table:table-cell office:value-type="float" office:value="1.08581" calcext:value-type="float">
            <text:p>1.08581</text:p>
          </table:table-cell>
          <table:table-cell office:value-type="float" office:value="2.35023" calcext:value-type="float">
            <text:p>2.35023</text:p>
          </table:table-cell>
          <table:table-cell office:value-type="float" office:value="1548110490980199" calcext:value-type="float">
            <text:p>1548110490980199</text:p>
          </table:table-cell>
          <table:table-cell table:formula="of:=SQRT([.C16]*[.C16]+[.D16]*[.D16])" office:value-type="float" office:value="2.58893113253327" calcext:value-type="float">
            <text:p>2.5889311325</text:p>
          </table:table-cell>
        </table:table-row>
        <table:table-row table:style-name="ro1">
          <table:table-cell table:number-columns-repeated="2" office:value-type="float" office:value="-1.52755" calcext:value-type="float">
            <text:p>-1.52755</text:p>
          </table:table-cell>
          <table:table-cell office:value-type="float" office:value="0.998693" calcext:value-type="float">
            <text:p>0.998693</text:p>
          </table:table-cell>
          <table:table-cell office:value-type="float" office:value="2.22032" calcext:value-type="float">
            <text:p>2.22032</text:p>
          </table:table-cell>
          <table:table-cell office:value-type="float" office:value="1548110490996973" calcext:value-type="float">
            <text:p>1548110490996973</text:p>
          </table:table-cell>
          <table:table-cell table:formula="of:=SQRT([.C17]*[.C17]+[.D17]*[.D17])" office:value-type="float" office:value="2.43458592180457" calcext:value-type="float">
            <text:p>2.4345859218</text:p>
          </table:table-cell>
        </table:table-row>
        <table:table-row table:style-name="ro1">
          <table:table-cell table:number-columns-repeated="2" office:value-type="float" office:value="-1.51378" calcext:value-type="float">
            <text:p>-1.51378</text:p>
          </table:table-cell>
          <table:table-cell office:value-type="float" office:value="0.84188" calcext:value-type="float">
            <text:p>0.84188</text:p>
          </table:table-cell>
          <table:table-cell office:value-type="float" office:value="2.05227" calcext:value-type="float">
            <text:p>2.05227</text:p>
          </table:table-cell>
          <table:table-cell office:value-type="float" office:value="1548110491013742" calcext:value-type="float">
            <text:p>1548110491013742</text:p>
          </table:table-cell>
          <table:table-cell table:formula="of:=SQRT([.C18]*[.C18]+[.D18]*[.D18])" office:value-type="float" office:value="2.21823670677861" calcext:value-type="float">
            <text:p>2.2182367068</text:p>
          </table:table-cell>
        </table:table-row>
        <table:table-row table:style-name="ro1">
          <table:table-cell table:number-columns-repeated="2" office:value-type="float" office:value="-1.50248" calcext:value-type="float">
            <text:p>-1.50248</text:p>
          </table:table-cell>
          <table:table-cell office:value-type="float" office:value="0.685846" calcext:value-type="float">
            <text:p>0.685846</text:p>
          </table:table-cell>
          <table:table-cell office:value-type="float" office:value="1.93544" calcext:value-type="float">
            <text:p>1.93544</text:p>
          </table:table-cell>
          <table:table-cell office:value-type="float" office:value="1548110491030504" calcext:value-type="float">
            <text:p>1548110491030504</text:p>
          </table:table-cell>
          <table:table-cell table:formula="of:=SQRT([.C19]*[.C19]+[.D19]*[.D19])" office:value-type="float" office:value="2.05336619464624" calcext:value-type="float">
            <text:p>2.0533661946</text:p>
          </table:table-cell>
        </table:table-row>
        <table:table-row table:style-name="ro1">
          <table:table-cell table:number-columns-repeated="2" office:value-type="float" office:value="-1.48876" calcext:value-type="float">
            <text:p>-1.48876</text:p>
          </table:table-cell>
          <table:table-cell office:value-type="float" office:value="0.685846" calcext:value-type="float">
            <text:p>0.685846</text:p>
          </table:table-cell>
          <table:table-cell office:value-type="float" office:value="1.93544" calcext:value-type="float">
            <text:p>1.93544</text:p>
          </table:table-cell>
          <table:table-cell office:value-type="float" office:value="1548110491047359" calcext:value-type="float">
            <text:p>1548110491047359</text:p>
          </table:table-cell>
          <table:table-cell table:formula="of:=SQRT([.C20]*[.C20]+[.D20]*[.D20])" office:value-type="float" office:value="2.05336619464624" calcext:value-type="float">
            <text:p>2.0533661946</text:p>
          </table:table-cell>
        </table:table-row>
        <table:table-row table:style-name="ro1">
          <table:table-cell table:number-columns-repeated="2" office:value-type="float" office:value="-1.46476" calcext:value-type="float">
            <text:p>-1.46476</text:p>
          </table:table-cell>
          <table:table-cell office:value-type="float" office:value="0.81684" calcext:value-type="float">
            <text:p>0.81684</text:p>
          </table:table-cell>
          <table:table-cell office:value-type="float" office:value="1.87951" calcext:value-type="float">
            <text:p>1.87951</text:p>
          </table:table-cell>
          <table:table-cell office:value-type="float" office:value="1548110491064063" calcext:value-type="float">
            <text:p>1548110491064063</text:p>
          </table:table-cell>
          <table:table-cell table:formula="of:=SQRT([.C21]*[.C21]+[.D21]*[.D21])" office:value-type="float" office:value="2.04933780175451" calcext:value-type="float">
            <text:p>2.0493378018</text:p>
          </table:table-cell>
        </table:table-row>
        <table:table-row table:style-name="ro1">
          <table:table-cell table:number-columns-repeated="2" office:value-type="float" office:value="-1.45659" calcext:value-type="float">
            <text:p>-1.45659</text:p>
          </table:table-cell>
          <table:table-cell office:value-type="float" office:value="0.81684" calcext:value-type="float">
            <text:p>0.81684</text:p>
          </table:table-cell>
          <table:table-cell office:value-type="float" office:value="1.87951" calcext:value-type="float">
            <text:p>1.87951</text:p>
          </table:table-cell>
          <table:table-cell office:value-type="float" office:value="1548110491081047" calcext:value-type="float">
            <text:p>1548110491081047</text:p>
          </table:table-cell>
          <table:table-cell table:formula="of:=SQRT([.C22]*[.C22]+[.D22]*[.D22])" office:value-type="float" office:value="2.04933780175451" calcext:value-type="float">
            <text:p>2.0493378018</text:p>
          </table:table-cell>
        </table:table-row>
        <table:table-row table:style-name="ro1">
          <table:table-cell table:number-columns-repeated="2" office:value-type="float" office:value="-1.44628" calcext:value-type="float">
            <text:p>-1.44628</text:p>
          </table:table-cell>
          <table:table-cell office:value-type="float" office:value="0.594776" calcext:value-type="float">
            <text:p>0.594776</text:p>
          </table:table-cell>
          <table:table-cell office:value-type="float" office:value="1.73385" calcext:value-type="float">
            <text:p>1.73385</text:p>
          </table:table-cell>
          <table:table-cell office:value-type="float" office:value="1548110491097851" calcext:value-type="float">
            <text:p>1548110491097851</text:p>
          </table:table-cell>
          <table:table-cell table:formula="of:=SQRT([.C23]*[.C23]+[.D23]*[.D23])" office:value-type="float" office:value="1.83302872663687" calcext:value-type="float">
            <text:p>1.8330287266</text:p>
          </table:table-cell>
        </table:table-row>
        <table:table-row table:style-name="ro1">
          <table:table-cell table:number-columns-repeated="2" office:value-type="float" office:value="-1.43511" calcext:value-type="float">
            <text:p>-1.43511</text:p>
          </table:table-cell>
          <table:table-cell office:value-type="float" office:value="0.575508" calcext:value-type="float">
            <text:p>0.575508</text:p>
          </table:table-cell>
          <table:table-cell office:value-type="float" office:value="1.72081" calcext:value-type="float">
            <text:p>1.72081</text:p>
          </table:table-cell>
          <table:table-cell office:value-type="float" office:value="1548110491115417" calcext:value-type="float">
            <text:p>1548110491115417</text:p>
          </table:table-cell>
          <table:table-cell table:formula="of:=SQRT([.C24]*[.C24]+[.D24]*[.D24])" office:value-type="float" office:value="1.81449621497649" calcext:value-type="float">
            <text:p>1.814496215</text:p>
          </table:table-cell>
        </table:table-row>
        <table:table-row table:style-name="ro1">
          <table:table-cell table:number-columns-repeated="2" office:value-type="float" office:value="-1.42478" calcext:value-type="float">
            <text:p>-1.42478</text:p>
          </table:table-cell>
          <table:table-cell office:value-type="float" office:value="0.730721" calcext:value-type="float">
            <text:p>0.730721</text:p>
          </table:table-cell>
          <table:table-cell office:value-type="float" office:value="1.79742" calcext:value-type="float">
            <text:p>1.79742</text:p>
          </table:table-cell>
          <table:table-cell office:value-type="float" office:value="1548110491132225" calcext:value-type="float">
            <text:p>1548110491132225</text:p>
          </table:table-cell>
          <table:table-cell table:formula="of:=SQRT([.C25]*[.C25]+[.D25]*[.D25])" office:value-type="float" office:value="1.9402762267886" calcext:value-type="float">
            <text:p>1.9402762268</text:p>
          </table:table-cell>
        </table:table-row>
        <table:table-row table:style-name="ro1">
          <table:table-cell table:number-columns-repeated="2" office:value-type="float" office:value="-1.40276" calcext:value-type="float">
            <text:p>-1.40276</text:p>
          </table:table-cell>
          <table:table-cell office:value-type="float" office:value="0.935493" calcext:value-type="float">
            <text:p>0.935493</text:p>
          </table:table-cell>
          <table:table-cell office:value-type="float" office:value="2.20975" calcext:value-type="float">
            <text:p>2.20975</text:p>
          </table:table-cell>
          <table:table-cell office:value-type="float" office:value="1548110491148963" calcext:value-type="float">
            <text:p>1548110491148963</text:p>
          </table:table-cell>
          <table:table-cell table:formula="of:=SQRT([.C26]*[.C26]+[.D26]*[.D26])" office:value-type="float" office:value="2.3996129303596" calcext:value-type="float">
            <text:p>2.3996129304</text:p>
          </table:table-cell>
        </table:table-row>
        <table:table-row table:style-name="ro1">
          <table:table-cell table:number-columns-repeated="2" office:value-type="float" office:value="-1.39487" calcext:value-type="float">
            <text:p>-1.39487</text:p>
          </table:table-cell>
          <table:table-cell office:value-type="float" office:value="0.650931" calcext:value-type="float">
            <text:p>0.650931</text:p>
          </table:table-cell>
          <table:table-cell office:value-type="float" office:value="1.86327" calcext:value-type="float">
            <text:p>1.86327</text:p>
          </table:table-cell>
          <table:table-cell office:value-type="float" office:value="1548110491165696" calcext:value-type="float">
            <text:p>1548110491165696</text:p>
          </table:table-cell>
          <table:table-cell table:formula="of:=SQRT([.C27]*[.C27]+[.D27]*[.D27])" office:value-type="float" office:value="1.97369862432465" calcext:value-type="float">
            <text:p>1.9736986243</text:p>
          </table:table-cell>
        </table:table-row>
        <table:table-row table:style-name="ro1">
          <table:table-cell table:number-columns-repeated="2" office:value-type="float" office:value="-1.38691" calcext:value-type="float">
            <text:p>-1.38691</text:p>
          </table:table-cell>
          <table:table-cell office:value-type="float" office:value="0.69982" calcext:value-type="float">
            <text:p>0.69982</text:p>
          </table:table-cell>
          <table:table-cell office:value-type="float" office:value="1.74091" calcext:value-type="float">
            <text:p>1.74091</text:p>
          </table:table-cell>
          <table:table-cell office:value-type="float" office:value="1548110491182426" calcext:value-type="float">
            <text:p>1548110491182426</text:p>
          </table:table-cell>
          <table:table-cell table:formula="of:=SQRT([.C28]*[.C28]+[.D28]*[.D28])" office:value-type="float" office:value="1.87630372288177" calcext:value-type="float">
            <text:p>1.8763037229</text:p>
          </table:table-cell>
        </table:table-row>
        <table:table-row table:style-name="ro1">
          <table:table-cell table:number-columns-repeated="2" office:value-type="float" office:value="-1.36696" calcext:value-type="float">
            <text:p>-1.36696</text:p>
          </table:table-cell>
          <table:table-cell office:value-type="float" office:value="0.864574" calcext:value-type="float">
            <text:p>0.864574</text:p>
          </table:table-cell>
          <table:table-cell office:value-type="float" office:value="2.02724" calcext:value-type="float">
            <text:p>2.02724</text:p>
          </table:table-cell>
          <table:table-cell office:value-type="float" office:value="1548110491199155" calcext:value-type="float">
            <text:p>1548110491199155</text:p>
          </table:table-cell>
          <table:table-cell table:formula="of:=SQRT([.C29]*[.C29]+[.D29]*[.D29])" office:value-type="float" office:value="2.20390340511466" calcext:value-type="float">
            <text:p>2.2039034051</text:p>
          </table:table-cell>
        </table:table-row>
        <table:table-row table:style-name="ro1">
          <table:table-cell table:number-columns-repeated="2" office:value-type="float" office:value="-1.3585" calcext:value-type="float">
            <text:p>-1.3585</text:p>
          </table:table-cell>
          <table:table-cell office:value-type="float" office:value="0.632201" calcext:value-type="float">
            <text:p>0.632201</text:p>
          </table:table-cell>
          <table:table-cell office:value-type="float" office:value="1.9271" calcext:value-type="float">
            <text:p>1.9271</text:p>
          </table:table-cell>
          <table:table-cell office:value-type="float" office:value="1548110491216333" calcext:value-type="float">
            <text:p>1548110491216333</text:p>
          </table:table-cell>
          <table:table-cell table:formula="of:=SQRT([.C30]*[.C30]+[.D30]*[.D30])" office:value-type="float" office:value="2.02815002265636" calcext:value-type="float">
            <text:p>2.0281500227</text:p>
          </table:table-cell>
        </table:table-row>
        <table:table-row table:style-name="ro1">
          <table:table-cell table:number-columns-repeated="2" office:value-type="float" office:value="-1.35067" calcext:value-type="float">
            <text:p>-1.35067</text:p>
          </table:table-cell>
          <table:table-cell office:value-type="float" office:value="0.683274" calcext:value-type="float">
            <text:p>0.683274</text:p>
          </table:table-cell>
          <table:table-cell office:value-type="float" office:value="1.77621" calcext:value-type="float">
            <text:p>1.77621</text:p>
          </table:table-cell>
          <table:table-cell office:value-type="float" office:value="1548110491233126" calcext:value-type="float">
            <text:p>1548110491233126</text:p>
          </table:table-cell>
          <table:table-cell table:formula="of:=SQRT([.C31]*[.C31]+[.D31]*[.D31])" office:value-type="float" office:value="1.90309887372569" calcext:value-type="float">
            <text:p>1.9030988737</text:p>
          </table:table-cell>
        </table:table-row>
        <table:table-row table:style-name="ro1">
          <table:table-cell table:number-columns-repeated="2" office:value-type="float" office:value="-1.32984" calcext:value-type="float">
            <text:p>-1.32984</text:p>
          </table:table-cell>
          <table:table-cell office:value-type="float" office:value="0.881355" calcext:value-type="float">
            <text:p>0.881355</text:p>
          </table:table-cell>
          <table:table-cell office:value-type="float" office:value="2.01365" calcext:value-type="float">
            <text:p>2.01365</text:p>
          </table:table-cell>
          <table:table-cell office:value-type="float" office:value="1548110491249880" calcext:value-type="float">
            <text:p>1548110491249880</text:p>
          </table:table-cell>
          <table:table-cell table:formula="of:=SQRT([.C32]*[.C32]+[.D32]*[.D32])" office:value-type="float" office:value="2.19808392890831" calcext:value-type="float">
            <text:p>2.1980839289</text:p>
          </table:table-cell>
        </table:table-row>
        <table:table-row table:style-name="ro1">
          <table:table-cell table:number-columns-repeated="2" office:value-type="float" office:value="-1.32153" calcext:value-type="float">
            <text:p>-1.32153</text:p>
          </table:table-cell>
          <table:table-cell office:value-type="float" office:value="0.636114" calcext:value-type="float">
            <text:p>0.636114</text:p>
          </table:table-cell>
          <table:table-cell office:value-type="float" office:value="1.89768" calcext:value-type="float">
            <text:p>1.89768</text:p>
          </table:table-cell>
          <table:table-cell office:value-type="float" office:value="1548110491267597" calcext:value-type="float">
            <text:p>1548110491267597</text:p>
          </table:table-cell>
          <table:table-cell table:formula="of:=SQRT([.C33]*[.C33]+[.D33]*[.D33])" office:value-type="float" office:value="2.00145707008569" calcext:value-type="float">
            <text:p>2.0014570701</text:p>
          </table:table-cell>
        </table:table-row>
        <table:table-row table:style-name="ro1">
          <table:table-cell table:number-columns-repeated="2" office:value-type="float" office:value="-1.31532" calcext:value-type="float">
            <text:p>-1.31532</text:p>
          </table:table-cell>
          <table:table-cell office:value-type="float" office:value="0.631082" calcext:value-type="float">
            <text:p>0.631082</text:p>
          </table:table-cell>
          <table:table-cell office:value-type="float" office:value="1.66728" calcext:value-type="float">
            <text:p>1.66728</text:p>
          </table:table-cell>
          <table:table-cell office:value-type="float" office:value="1548110491284378" calcext:value-type="float">
            <text:p>1548110491284378</text:p>
          </table:table-cell>
          <table:table-cell table:formula="of:=SQRT([.C34]*[.C34]+[.D34]*[.D34])" office:value-type="float" office:value="1.78271901575206" calcext:value-type="float">
            <text:p>1.7827190158</text:p>
          </table:table-cell>
        </table:table-row>
        <table:table-row table:style-name="ro1">
          <table:table-cell table:number-columns-repeated="2" office:value-type="float" office:value="-1.29566" calcext:value-type="float">
            <text:p>-1.29566</text:p>
          </table:table-cell>
          <table:table-cell office:value-type="float" office:value="0.82594" calcext:value-type="float">
            <text:p>0.82594</text:p>
          </table:table-cell>
          <table:table-cell office:value-type="float" office:value="2.00504" calcext:value-type="float">
            <text:p>2.00504</text:p>
          </table:table-cell>
          <table:table-cell office:value-type="float" office:value="1548110491301189" calcext:value-type="float">
            <text:p>1548110491301189</text:p>
          </table:table-cell>
          <table:table-cell table:formula="of:=SQRT([.C35]*[.C35]+[.D35]*[.D35])" office:value-type="float" office:value="2.16849309088132" calcext:value-type="float">
            <text:p>2.1684930909</text:p>
          </table:table-cell>
        </table:table-row>
        <table:table-row table:style-name="ro1">
          <table:table-cell table:number-columns-repeated="2" office:value-type="float" office:value="-1.29456" calcext:value-type="float">
            <text:p>-1.29456</text:p>
          </table:table-cell>
          <table:table-cell office:value-type="float" office:value="0.570291" calcext:value-type="float">
            <text:p>0.570291</text:p>
          </table:table-cell>
          <table:table-cell office:value-type="float" office:value="1.81689" calcext:value-type="float">
            <text:p>1.81689</text:p>
          </table:table-cell>
          <table:table-cell office:value-type="float" office:value="1548110491317972" calcext:value-type="float">
            <text:p>1548110491317972</text:p>
          </table:table-cell>
          <table:table-cell table:formula="of:=SQRT([.C36]*[.C36]+[.D36]*[.D36])" office:value-type="float" office:value="1.90429018187381" calcext:value-type="float">
            <text:p>1.9042901819</text:p>
          </table:table-cell>
        </table:table-row>
        <table:table-row table:style-name="ro1">
          <table:table-cell table:number-columns-repeated="2" office:value-type="float" office:value="-1.27666" calcext:value-type="float">
            <text:p>-1.27666</text:p>
          </table:table-cell>
          <table:table-cell office:value-type="float" office:value="0.751307" calcext:value-type="float">
            <text:p>0.751307</text:p>
          </table:table-cell>
          <table:table-cell office:value-type="float" office:value="2.16956" calcext:value-type="float">
            <text:p>2.16956</text:p>
          </table:table-cell>
          <table:table-cell office:value-type="float" office:value="1548110491334701" calcext:value-type="float">
            <text:p>1548110491334701</text:p>
          </table:table-cell>
          <table:table-cell table:formula="of:=SQRT([.C37]*[.C37]+[.D37]*[.D37])" office:value-type="float" office:value="2.29596446005791" calcext:value-type="float">
            <text:p>2.2959644601</text:p>
          </table:table-cell>
        </table:table-row>
        <table:table-row table:style-name="ro1">
          <table:table-cell table:number-columns-repeated="2" office:value-type="float" office:value="-1.25871" calcext:value-type="float">
            <text:p>-1.25871</text:p>
          </table:table-cell>
          <table:table-cell office:value-type="float" office:value="0.828157" calcext:value-type="float">
            <text:p>0.828157</text:p>
          </table:table-cell>
          <table:table-cell office:value-type="float" office:value="1.9367" calcext:value-type="float">
            <text:p>1.9367</text:p>
          </table:table-cell>
          <table:table-cell office:value-type="float" office:value="1548110491351477" calcext:value-type="float">
            <text:p>1548110491351477</text:p>
          </table:table-cell>
          <table:table-cell table:formula="of:=SQRT([.C38]*[.C38]+[.D38]*[.D38])" office:value-type="float" office:value="2.10633589596935" calcext:value-type="float">
            <text:p>2.106335896</text:p>
          </table:table-cell>
        </table:table-row>
        <table:table-row table:style-name="ro1">
          <table:table-cell table:number-columns-repeated="2" office:value-type="float" office:value="-1.25299" calcext:value-type="float">
            <text:p>-1.25299</text:p>
          </table:table-cell>
          <table:table-cell office:value-type="float" office:value="0.741597" calcext:value-type="float">
            <text:p>0.741597</text:p>
          </table:table-cell>
          <table:table-cell office:value-type="float" office:value="1.61671" calcext:value-type="float">
            <text:p>1.61671</text:p>
          </table:table-cell>
          <table:table-cell office:value-type="float" office:value="1548110491368288" calcext:value-type="float">
            <text:p>1548110491368288</text:p>
          </table:table-cell>
          <table:table-cell table:formula="of:=SQRT([.C39]*[.C39]+[.D39]*[.D39])" office:value-type="float" office:value="1.77868415816552" calcext:value-type="float">
            <text:p>1.7786841582</text:p>
          </table:table-cell>
        </table:table-row>
        <table:table-row table:style-name="ro1">
          <table:table-cell table:number-columns-repeated="2" office:value-type="float" office:value="-1.24132" calcext:value-type="float">
            <text:p>-1.24132</text:p>
          </table:table-cell>
          <table:table-cell office:value-type="float" office:value="0.653996" calcext:value-type="float">
            <text:p>0.653996</text:p>
          </table:table-cell>
          <table:table-cell office:value-type="float" office:value="1.91808" calcext:value-type="float">
            <text:p>1.91808</text:p>
          </table:table-cell>
          <table:table-cell office:value-type="float" office:value="1548110491385039" calcext:value-type="float">
            <text:p>1548110491385039</text:p>
          </table:table-cell>
          <table:table-cell table:formula="of:=SQRT([.C40]*[.C40]+[.D40]*[.D40])" office:value-type="float" office:value="2.02650972226042" calcext:value-type="float">
            <text:p>2.0265097223</text:p>
          </table:table-cell>
        </table:table-row>
        <table:table-row table:style-name="ro1">
          <table:table-cell table:number-columns-repeated="2" office:value-type="float" office:value="-1.22786" calcext:value-type="float">
            <text:p>-1.22786</text:p>
          </table:table-cell>
          <table:table-cell office:value-type="float" office:value="0.663965" calcext:value-type="float">
            <text:p>0.663965</text:p>
          </table:table-cell>
          <table:table-cell office:value-type="float" office:value="1.88233" calcext:value-type="float">
            <text:p>1.88233</text:p>
          </table:table-cell>
          <table:table-cell office:value-type="float" office:value="1548110491401811" calcext:value-type="float">
            <text:p>1548110491401811</text:p>
          </table:table-cell>
          <table:table-cell table:formula="of:=SQRT([.C41]*[.C41]+[.D41]*[.D41])" office:value-type="float" office:value="1.99599993740606" calcext:value-type="float">
            <text:p>1.9959999374</text:p>
          </table:table-cell>
        </table:table-row>
        <table:table-row table:style-name="ro1">
          <table:table-cell table:number-columns-repeated="2" office:value-type="float" office:value="-1.22046" calcext:value-type="float">
            <text:p>-1.22046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1.63775" calcext:value-type="float">
            <text:p>1.63775</text:p>
          </table:table-cell>
          <table:table-cell office:value-type="float" office:value="1548110491418606" calcext:value-type="float">
            <text:p>1548110491418606</text:p>
          </table:table-cell>
          <table:table-cell table:formula="of:=SQRT([.C42]*[.C42]+[.D42]*[.D42])" office:value-type="float" office:value="1.77712112049235" calcext:value-type="float">
            <text:p>1.7771211205</text:p>
          </table:table-cell>
        </table:table-row>
        <table:table-row table:style-name="ro1">
          <table:table-cell table:number-columns-repeated="2" office:value-type="float" office:value="-1.20119" calcext:value-type="float">
            <text:p>-1.20119</text:p>
          </table:table-cell>
          <table:table-cell office:value-type="float" office:value="0.841308" calcext:value-type="float">
            <text:p>0.841308</text:p>
          </table:table-cell>
          <table:table-cell office:value-type="float" office:value="1.90977" calcext:value-type="float">
            <text:p>1.90977</text:p>
          </table:table-cell>
          <table:table-cell office:value-type="float" office:value="1548110491435365" calcext:value-type="float">
            <text:p>1548110491435365</text:p>
          </table:table-cell>
          <table:table-cell table:formula="of:=SQRT([.C43]*[.C43]+[.D43]*[.D43])" office:value-type="float" office:value="2.08686861200316" calcext:value-type="float">
            <text:p>2.086868612</text:p>
          </table:table-cell>
        </table:table-row>
        <table:table-row table:style-name="ro1">
          <table:table-cell table:number-columns-repeated="2" office:value-type="float" office:value="-1.18984" calcext:value-type="float">
            <text:p>-1.18984</text:p>
          </table:table-cell>
          <table:table-cell office:value-type="float" office:value="0.697153" calcext:value-type="float">
            <text:p>0.697153</text:p>
          </table:table-cell>
          <table:table-cell office:value-type="float" office:value="1.89493" calcext:value-type="float">
            <text:p>1.89493</text:p>
          </table:table-cell>
          <table:table-cell office:value-type="float" office:value="1548110491452135" calcext:value-type="float">
            <text:p>1548110491452135</text:p>
          </table:table-cell>
          <table:table-cell table:formula="of:=SQRT([.C44]*[.C44]+[.D44]*[.D44])" office:value-type="float" office:value="2.01910425939549" calcext:value-type="float">
            <text:p>2.0191042594</text:p>
          </table:table-cell>
        </table:table-row>
        <table:table-row table:style-name="ro1">
          <table:table-cell table:number-columns-repeated="2" office:value-type="float" office:value="-1.18837" calcext:value-type="float">
            <text:p>-1.18837</text:p>
          </table:table-cell>
          <table:table-cell office:value-type="float" office:value="0.511325" calcext:value-type="float">
            <text:p>0.511325</text:p>
          </table:table-cell>
          <table:table-cell office:value-type="float" office:value="1.62677" calcext:value-type="float">
            <text:p>1.62677</text:p>
          </table:table-cell>
          <table:table-cell office:value-type="float" office:value="1548110491468952" calcext:value-type="float">
            <text:p>1548110491468952</text:p>
          </table:table-cell>
          <table:table-cell table:formula="of:=SQRT([.C45]*[.C45]+[.D45]*[.D45])" office:value-type="float" office:value="1.70523719421229" calcext:value-type="float">
            <text:p>1.7052371942</text:p>
          </table:table-cell>
        </table:table-row>
        <table:table-row table:style-name="ro1">
          <table:table-cell table:number-columns-repeated="2" office:value-type="float" office:value="-1.15812" calcext:value-type="float">
            <text:p>-1.15812</text:p>
          </table:table-cell>
          <table:table-cell office:value-type="float" office:value="0.898266" calcext:value-type="float">
            <text:p>0.898266</text:p>
          </table:table-cell>
          <table:table-cell office:value-type="float" office:value="2.17671" calcext:value-type="float">
            <text:p>2.17671</text:p>
          </table:table-cell>
          <table:table-cell office:value-type="float" office:value="1548110491485748" calcext:value-type="float">
            <text:p>1548110491485748</text:p>
          </table:table-cell>
          <table:table-cell table:formula="of:=SQRT([.C46]*[.C46]+[.D46]*[.D46])" office:value-type="float" office:value="2.35477137549614" calcext:value-type="float">
            <text:p>2.3547713755</text:p>
          </table:table-cell>
        </table:table-row>
        <table:table-row table:style-name="ro1">
          <table:table-cell table:number-columns-repeated="2" office:value-type="float" office:value="-1.14074" calcext:value-type="float">
            <text:p>-1.14074</text:p>
          </table:table-cell>
          <table:table-cell office:value-type="float" office:value="0.882852" calcext:value-type="float">
            <text:p>0.882852</text:p>
          </table:table-cell>
          <table:table-cell office:value-type="float" office:value="2.0919" calcext:value-type="float">
            <text:p>2.0919</text:p>
          </table:table-cell>
          <table:table-cell office:value-type="float" office:value="1548110491502492" calcext:value-type="float">
            <text:p>1548110491502492</text:p>
          </table:table-cell>
          <table:table-cell table:formula="of:=SQRT([.C47]*[.C47]+[.D47]*[.D47])" office:value-type="float" office:value="2.27056672747224" calcext:value-type="float">
            <text:p>2.2705667275</text:p>
          </table:table-cell>
        </table:table-row>
        <table:table-row table:style-name="ro1">
          <table:table-cell table:number-columns-repeated="2" office:value-type="float" office:value="-1.14133" calcext:value-type="float">
            <text:p>-1.14133</text:p>
          </table:table-cell>
          <table:table-cell office:value-type="float" office:value="0.565723" calcext:value-type="float">
            <text:p>0.565723</text:p>
          </table:table-cell>
          <table:table-cell office:value-type="float" office:value="1.68142" calcext:value-type="float">
            <text:p>1.68142</text:p>
          </table:table-cell>
          <table:table-cell office:value-type="float" office:value="1548110491519214" calcext:value-type="float">
            <text:p>1548110491519214</text:p>
          </table:table-cell>
          <table:table-cell table:formula="of:=SQRT([.C48]*[.C48]+[.D48]*[.D48])" office:value-type="float" office:value="1.77403938206822" calcext:value-type="float">
            <text:p>1.7740393821</text:p>
          </table:table-cell>
        </table:table-row>
        <table:table-row table:style-name="ro1">
          <table:table-cell table:number-columns-repeated="2" office:value-type="float" office:value="-1.13001" calcext:value-type="float">
            <text:p>-1.13001</text:p>
          </table:table-cell>
          <table:table-cell office:value-type="float" office:value="0.565723" calcext:value-type="float">
            <text:p>0.565723</text:p>
          </table:table-cell>
          <table:table-cell office:value-type="float" office:value="1.68142" calcext:value-type="float">
            <text:p>1.68142</text:p>
          </table:table-cell>
          <table:table-cell office:value-type="float" office:value="1548110491536298" calcext:value-type="float">
            <text:p>1548110491536298</text:p>
          </table:table-cell>
          <table:table-cell table:formula="of:=SQRT([.C49]*[.C49]+[.D49]*[.D49])" office:value-type="float" office:value="1.77403938206822" calcext:value-type="float">
            <text:p>1.7740393821</text:p>
          </table:table-cell>
        </table:table-row>
        <table:table-row table:style-name="ro1">
          <table:table-cell table:number-columns-repeated="2" office:value-type="float" office:value="-1.12068" calcext:value-type="float">
            <text:p>-1.12068</text:p>
          </table:table-cell>
          <table:table-cell office:value-type="float" office:value="0.477656" calcext:value-type="float">
            <text:p>0.477656</text:p>
          </table:table-cell>
          <table:table-cell office:value-type="float" office:value="1.49237" calcext:value-type="float">
            <text:p>1.49237</text:p>
          </table:table-cell>
          <table:table-cell office:value-type="float" office:value="1548110491553069" calcext:value-type="float">
            <text:p>1548110491553069</text:p>
          </table:table-cell>
          <table:table-cell table:formula="of:=SQRT([.C50]*[.C50]+[.D50]*[.D50])" office:value-type="float" office:value="1.56694718201859" calcext:value-type="float">
            <text:p>1.566947182</text:p>
          </table:table-cell>
        </table:table-row>
        <table:table-row table:style-name="ro1">
          <table:table-cell table:number-columns-repeated="2" office:value-type="float" office:value="-1.11098" calcext:value-type="float">
            <text:p>-1.11098</text:p>
          </table:table-cell>
          <table:table-cell office:value-type="float" office:value="0.654819" calcext:value-type="float">
            <text:p>0.654819</text:p>
          </table:table-cell>
          <table:table-cell office:value-type="float" office:value="1.53087" calcext:value-type="float">
            <text:p>1.53087</text:p>
          </table:table-cell>
          <table:table-cell office:value-type="float" office:value="1548110491569793" calcext:value-type="float">
            <text:p>1548110491569793</text:p>
          </table:table-cell>
          <table:table-cell table:formula="of:=SQRT([.C51]*[.C51]+[.D51]*[.D51])" office:value-type="float" office:value="1.66503780127089" calcext:value-type="float">
            <text:p>1.6650378013</text:p>
          </table:table-cell>
        </table:table-row>
        <table:table-row table:style-name="ro1">
          <table:table-cell table:number-columns-repeated="2" office:value-type="float" office:value="-1.09321" calcext:value-type="float">
            <text:p>-1.09321</text:p>
          </table:table-cell>
          <table:table-cell office:value-type="float" office:value="0.785683" calcext:value-type="float">
            <text:p>0.785683</text:p>
          </table:table-cell>
          <table:table-cell office:value-type="float" office:value="1.99854" calcext:value-type="float">
            <text:p>1.99854</text:p>
          </table:table-cell>
          <table:table-cell office:value-type="float" office:value="1548110491586524" calcext:value-type="float">
            <text:p>1548110491586524</text:p>
          </table:table-cell>
          <table:table-cell table:formula="of:=SQRT([.C52]*[.C52]+[.D52]*[.D52])" office:value-type="float" office:value="2.14743100193906" calcext:value-type="float">
            <text:p>2.1474310019</text:p>
          </table:table-cell>
        </table:table-row>
        <table:table-row table:style-name="ro1">
          <table:table-cell table:number-columns-repeated="2" office:value-type="float" office:value="-1.08312" calcext:value-type="float">
            <text:p>-1.08312</text:p>
          </table:table-cell>
          <table:table-cell office:value-type="float" office:value="0.638081" calcext:value-type="float">
            <text:p>0.638081</text:p>
          </table:table-cell>
          <table:table-cell office:value-type="float" office:value="1.8739" calcext:value-type="float">
            <text:p>1.8739</text:p>
          </table:table-cell>
          <table:table-cell office:value-type="float" office:value="1548110491603297" calcext:value-type="float">
            <text:p>1548110491603297</text:p>
          </table:table-cell>
          <table:table-cell table:formula="of:=SQRT([.C53]*[.C53]+[.D53]*[.D53])" office:value-type="float" office:value="1.97955767093586" calcext:value-type="float">
            <text:p>1.9795576709</text:p>
          </table:table-cell>
        </table:table-row>
        <table:table-row table:style-name="ro1">
          <table:table-cell table:number-columns-repeated="2" office:value-type="float" office:value="-1.08263" calcext:value-type="float">
            <text:p>-1.08263</text:p>
          </table:table-cell>
          <table:table-cell office:value-type="float" office:value="0.439369" calcext:value-type="float">
            <text:p>0.439369</text:p>
          </table:table-cell>
          <table:table-cell office:value-type="float" office:value="1.54143" calcext:value-type="float">
            <text:p>1.54143</text:p>
          </table:table-cell>
          <table:table-cell office:value-type="float" office:value="1548110491620047" calcext:value-type="float">
            <text:p>1548110491620047</text:p>
          </table:table-cell>
          <table:table-cell table:formula="of:=SQRT([.C54]*[.C54]+[.D54]*[.D54])" office:value-type="float" office:value="1.60282611753771" calcext:value-type="float">
            <text:p>1.6028261175</text:p>
          </table:table-cell>
        </table:table-row>
        <table:table-row table:style-name="ro1">
          <table:table-cell table:number-columns-repeated="2" office:value-type="float" office:value="-1.06684" calcext:value-type="float">
            <text:p>-1.06684</text:p>
          </table:table-cell>
          <table:table-cell office:value-type="float" office:value="0.632955" calcext:value-type="float">
            <text:p>0.632955</text:p>
          </table:table-cell>
          <table:table-cell office:value-type="float" office:value="1.83446" calcext:value-type="float">
            <text:p>1.83446</text:p>
          </table:table-cell>
          <table:table-cell office:value-type="float" office:value="1548110491636798" calcext:value-type="float">
            <text:p>1548110491636798</text:p>
          </table:table-cell>
          <table:table-cell table:formula="of:=SQRT([.C55]*[.C55]+[.D55]*[.D55])" office:value-type="float" office:value="1.94058638654016" calcext:value-type="float">
            <text:p>1.9405863865</text:p>
          </table:table-cell>
        </table:table-row>
        <table:table-row table:style-name="ro1">
          <table:table-cell table:number-columns-repeated="2" office:value-type="float" office:value="-1.05396" calcext:value-type="float">
            <text:p>-1.05396</text:p>
          </table:table-cell>
          <table:table-cell office:value-type="float" office:value="0.638943" calcext:value-type="float">
            <text:p>0.638943</text:p>
          </table:table-cell>
          <table:table-cell office:value-type="float" office:value="1.81521" calcext:value-type="float">
            <text:p>1.81521</text:p>
          </table:table-cell>
          <table:table-cell office:value-type="float" office:value="1548110491653521" calcext:value-type="float">
            <text:p>1548110491653521</text:p>
          </table:table-cell>
          <table:table-cell table:formula="of:=SQRT([.C56]*[.C56]+[.D56]*[.D56])" office:value-type="float" office:value="1.92437925091417" calcext:value-type="float">
            <text:p>1.9243792509</text:p>
          </table:table-cell>
        </table:table-row>
        <table:table-row table:style-name="ro1">
          <table:table-cell table:number-columns-repeated="2" office:value-type="float" office:value="-1.04838" calcext:value-type="float">
            <text:p>-1.04838</text:p>
          </table:table-cell>
          <table:table-cell office:value-type="float" office:value="0.611433" calcext:value-type="float">
            <text:p>0.611433</text:p>
          </table:table-cell>
          <table:table-cell office:value-type="float" office:value="1.54488" calcext:value-type="float">
            <text:p>1.54488</text:p>
          </table:table-cell>
          <table:table-cell office:value-type="float" office:value="1548110491670252" calcext:value-type="float">
            <text:p>1548110491670252</text:p>
          </table:table-cell>
          <table:table-cell table:formula="of:=SQRT([.C57]*[.C57]+[.D57]*[.D57])" office:value-type="float" office:value="1.66147661069574" calcext:value-type="float">
            <text:p>1.6614766107</text:p>
          </table:table-cell>
        </table:table-row>
        <table:table-row table:style-name="ro1">
          <table:table-cell table:number-columns-repeated="2" office:value-type="float" office:value="-1.03226" calcext:value-type="float">
            <text:p>-1.03226</text:p>
          </table:table-cell>
          <table:table-cell office:value-type="float" office:value="0.719015" calcext:value-type="float">
            <text:p>0.719015</text:p>
          </table:table-cell>
          <table:table-cell office:value-type="float" office:value="1.82878" calcext:value-type="float">
            <text:p>1.82878</text:p>
          </table:table-cell>
          <table:table-cell office:value-type="float" office:value="1548110491687074" calcext:value-type="float">
            <text:p>1548110491687074</text:p>
          </table:table-cell>
          <table:table-cell table:formula="of:=SQRT([.C58]*[.C58]+[.D58]*[.D58])" office:value-type="float" office:value="1.96504932727527" calcext:value-type="float">
            <text:p>1.9650493273</text:p>
          </table:table-cell>
        </table:table-row>
        <table:table-row table:style-name="ro1">
          <table:table-cell table:number-columns-repeated="2" office:value-type="float" office:value="-1.02985" calcext:value-type="float">
            <text:p>-1.02985</text:p>
          </table:table-cell>
          <table:table-cell office:value-type="float" office:value="0.54833" calcext:value-type="float">
            <text:p>0.54833</text:p>
          </table:table-cell>
          <table:table-cell office:value-type="float" office:value="1.77022" calcext:value-type="float">
            <text:p>1.77022</text:p>
          </table:table-cell>
          <table:table-cell office:value-type="float" office:value="1548110491703909" calcext:value-type="float">
            <text:p>1548110491703909</text:p>
          </table:table-cell>
          <table:table-cell table:formula="of:=SQRT([.C59]*[.C59]+[.D59]*[.D59])" office:value-type="float" office:value="1.85319848837085" calcext:value-type="float">
            <text:p>1.8531984884</text:p>
          </table:table-cell>
        </table:table-row>
        <table:table-row table:style-name="ro1">
          <table:table-cell table:number-columns-repeated="2" office:value-type="float" office:value="-1.01564" calcext:value-type="float">
            <text:p>-1.01564</text:p>
          </table:table-cell>
          <table:table-cell office:value-type="float" office:value="0.638941" calcext:value-type="float">
            <text:p>0.638941</text:p>
          </table:table-cell>
          <table:table-cell office:value-type="float" office:value="2.00563" calcext:value-type="float">
            <text:p>2.00563</text:p>
          </table:table-cell>
          <table:table-cell office:value-type="float" office:value="1548110491720720" calcext:value-type="float">
            <text:p>1548110491720720</text:p>
          </table:table-cell>
          <table:table-cell table:formula="of:=SQRT([.C60]*[.C60]+[.D60]*[.D60])" office:value-type="float" office:value="2.10494591340989" calcext:value-type="float">
            <text:p>2.1049459134</text:p>
          </table:table-cell>
        </table:table-row>
        <table:table-row table:style-name="ro1">
          <table:table-cell table:number-columns-repeated="2" office:value-type="float" office:value="-1.00803" calcext:value-type="float">
            <text:p>-1.00803</text:p>
          </table:table-cell>
          <table:table-cell office:value-type="float" office:value="0.503289" calcext:value-type="float">
            <text:p>0.503289</text:p>
          </table:table-cell>
          <table:table-cell office:value-type="float" office:value="1.89167" calcext:value-type="float">
            <text:p>1.89167</text:p>
          </table:table-cell>
          <table:table-cell office:value-type="float" office:value="1548110491737515" calcext:value-type="float">
            <text:p>1548110491737515</text:p>
          </table:table-cell>
          <table:table-cell table:formula="of:=SQRT([.C61]*[.C61]+[.D61]*[.D61])" office:value-type="float" office:value="1.95747674479698" calcext:value-type="float">
            <text:p>1.9574767448</text:p>
          </table:table-cell>
        </table:table-row>
        <table:table-row table:style-name="ro1">
          <table:table-cell table:number-columns-repeated="2" office:value-type="float" office:value="-1.0026" calcext:value-type="float">
            <text:p>-1.0026</text:p>
          </table:table-cell>
          <table:table-cell office:value-type="float" office:value="0.516747" calcext:value-type="float">
            <text:p>0.516747</text:p>
          </table:table-cell>
          <table:table-cell office:value-type="float" office:value="1.6462" calcext:value-type="float">
            <text:p>1.6462</text:p>
          </table:table-cell>
          <table:table-cell office:value-type="float" office:value="1548110491754274" calcext:value-type="float">
            <text:p>1548110491754274</text:p>
          </table:table-cell>
          <table:table-cell table:formula="of:=SQRT([.C62]*[.C62]+[.D62]*[.D62])" office:value-type="float" office:value="1.72539905587345" calcext:value-type="float">
            <text:p>1.7253990559</text:p>
          </table:table-cell>
        </table:table-row>
        <table:table-row table:style-name="ro1">
          <table:table-cell table:number-columns-repeated="2" office:value-type="float" office:value="-0.986517" calcext:value-type="float">
            <text:p>-0.986517</text:p>
          </table:table-cell>
          <table:table-cell office:value-type="float" office:value="0.675766" calcext:value-type="float">
            <text:p>0.675766</text:p>
          </table:table-cell>
          <table:table-cell office:value-type="float" office:value="1.79969" calcext:value-type="float">
            <text:p>1.79969</text:p>
          </table:table-cell>
          <table:table-cell office:value-type="float" office:value="1548110491771215" calcext:value-type="float">
            <text:p>1548110491771215</text:p>
          </table:table-cell>
          <table:table-cell table:formula="of:=SQRT([.C63]*[.C63]+[.D63]*[.D63])" office:value-type="float" office:value="1.9223797186966" calcext:value-type="float">
            <text:p>1.9223797187</text:p>
          </table:table-cell>
        </table:table-row>
        <table:table-row table:style-name="ro1">
          <table:table-cell table:number-columns-repeated="2" office:value-type="float" office:value="-0.974853" calcext:value-type="float">
            <text:p>-0.974853</text:p>
          </table:table-cell>
          <table:table-cell office:value-type="float" office:value="0.627033" calcext:value-type="float">
            <text:p>0.627033</text:p>
          </table:table-cell>
          <table:table-cell office:value-type="float" office:value="1.66016" calcext:value-type="float">
            <text:p>1.66016</text:p>
          </table:table-cell>
          <table:table-cell office:value-type="float" office:value="1548110491788001" calcext:value-type="float">
            <text:p>1548110491788001</text:p>
          </table:table-cell>
          <table:table-cell table:formula="of:=SQRT([.C64]*[.C64]+[.D64]*[.D64])" office:value-type="float" office:value="1.77462717456062" calcext:value-type="float">
            <text:p>1.7746271746</text:p>
          </table:table-cell>
        </table:table-row>
        <table:table-row table:style-name="ro1">
          <table:table-cell table:number-columns-repeated="2" office:value-type="float" office:value="-0.972812" calcext:value-type="float">
            <text:p>-0.972812</text:p>
          </table:table-cell>
          <table:table-cell office:value-type="float" office:value="0.484127" calcext:value-type="float">
            <text:p>0.484127</text:p>
          </table:table-cell>
          <table:table-cell office:value-type="float" office:value="1.53004" calcext:value-type="float">
            <text:p>1.53004</text:p>
          </table:table-cell>
          <table:table-cell office:value-type="float" office:value="1548110491804725" calcext:value-type="float">
            <text:p>1548110491804725</text:p>
          </table:table-cell>
          <table:table-cell table:formula="of:=SQRT([.C65]*[.C65]+[.D65]*[.D65])" office:value-type="float" office:value="1.6048057059124" calcext:value-type="float">
            <text:p>1.6048057059</text:p>
          </table:table-cell>
        </table:table-row>
        <table:table-row table:style-name="ro1">
          <table:table-cell table:number-columns-repeated="2" office:value-type="float" office:value="-0.961406" calcext:value-type="float">
            <text:p>-0.961406</text:p>
          </table:table-cell>
          <table:table-cell office:value-type="float" office:value="0.531786" calcext:value-type="float">
            <text:p>0.531786</text:p>
          </table:table-cell>
          <table:table-cell office:value-type="float" office:value="1.84304" calcext:value-type="float">
            <text:p>1.84304</text:p>
          </table:table-cell>
          <table:table-cell office:value-type="float" office:value="1548110491821487" calcext:value-type="float">
            <text:p>1548110491821487</text:p>
          </table:table-cell>
          <table:table-cell table:formula="of:=SQRT([.C66]*[.C66]+[.D66]*[.D66])" office:value-type="float" office:value="1.91822647030949" calcext:value-type="float">
            <text:p>1.9182264703</text:p>
          </table:table-cell>
        </table:table-row>
        <table:table-row table:style-name="ro1">
          <table:table-cell table:number-columns-repeated="2" office:value-type="float" office:value="-0.953785" calcext:value-type="float">
            <text:p>-0.953785</text:p>
          </table:table-cell>
          <table:table-cell office:value-type="float" office:value="0.452468" calcext:value-type="float">
            <text:p>0.452468</text:p>
          </table:table-cell>
          <table:table-cell office:value-type="float" office:value="1.68773" calcext:value-type="float">
            <text:p>1.68773</text:p>
          </table:table-cell>
          <table:table-cell office:value-type="float" office:value="1548110491838220" calcext:value-type="float">
            <text:p>1548110491838220</text:p>
          </table:table-cell>
          <table:table-cell table:formula="of:=SQRT([.C67]*[.C67]+[.D67]*[.D67])" office:value-type="float" office:value="1.74732934615201" calcext:value-type="float">
            <text:p>1.7473293462</text:p>
          </table:table-cell>
        </table:table-row>
        <table:table-row table:style-name="ro1">
          <table:table-cell table:number-columns-repeated="2" office:value-type="float" office:value="-0.948498" calcext:value-type="float">
            <text:p>-0.948498</text:p>
          </table:table-cell>
          <table:table-cell office:value-type="float" office:value="0.478227" calcext:value-type="float">
            <text:p>0.478227</text:p>
          </table:table-cell>
          <table:table-cell office:value-type="float" office:value="1.63497" calcext:value-type="float">
            <text:p>1.63497</text:p>
          </table:table-cell>
          <table:table-cell office:value-type="float" office:value="1548110491855001" calcext:value-type="float">
            <text:p>1548110491855001</text:p>
          </table:table-cell>
          <table:table-cell table:formula="of:=SQRT([.C68]*[.C68]+[.D68]*[.D68])" office:value-type="float" office:value="1.70347526087965" calcext:value-type="float">
            <text:p>1.7034752609</text:p>
          </table:table-cell>
        </table:table-row>
        <table:table-row table:style-name="ro1">
          <table:table-cell table:number-columns-repeated="2" office:value-type="float" office:value="-0.934557" calcext:value-type="float">
            <text:p>-0.934557</text:p>
          </table:table-cell>
          <table:table-cell office:value-type="float" office:value="0.599321" calcext:value-type="float">
            <text:p>0.599321</text:p>
          </table:table-cell>
          <table:table-cell office:value-type="float" office:value="1.93664" calcext:value-type="float">
            <text:p>1.93664</text:p>
          </table:table-cell>
          <table:table-cell office:value-type="float" office:value="1548110491871766" calcext:value-type="float">
            <text:p>1548110491871766</text:p>
          </table:table-cell>
          <table:table-cell table:formula="of:=SQRT([.C69]*[.C69]+[.D69]*[.D69])" office:value-type="float" office:value="2.0272543379263" calcext:value-type="float">
            <text:p>2.0272543379</text:p>
          </table:table-cell>
        </table:table-row>
        <table:table-row table:style-name="ro1">
          <table:table-cell table:number-columns-repeated="2" office:value-type="float" office:value="-0.922578" calcext:value-type="float">
            <text:p>-0.922578</text:p>
          </table:table-cell>
          <table:table-cell office:value-type="float" office:value="0.599127" calcext:value-type="float">
            <text:p>0.599127</text:p>
          </table:table-cell>
          <table:table-cell office:value-type="float" office:value="1.75316" calcext:value-type="float">
            <text:p>1.75316</text:p>
          </table:table-cell>
          <table:table-cell office:value-type="float" office:value="1548110491888500" calcext:value-type="float">
            <text:p>1548110491888500</text:p>
          </table:table-cell>
          <table:table-cell table:formula="of:=SQRT([.C70]*[.C70]+[.D70]*[.D70])" office:value-type="float" office:value="1.85270697837758" calcext:value-type="float">
            <text:p>1.8527069784</text:p>
          </table:table-cell>
        </table:table-row>
        <table:table-row table:style-name="ro1">
          <table:table-cell table:number-columns-repeated="2" office:value-type="float" office:value="-0.918232" calcext:value-type="float">
            <text:p>-0.918232</text:p>
          </table:table-cell>
          <table:table-cell office:value-type="float" office:value="0.543514" calcext:value-type="float">
            <text:p>0.543514</text:p>
          </table:table-cell>
          <table:table-cell office:value-type="float" office:value="1.50227" calcext:value-type="float">
            <text:p>1.50227</text:p>
          </table:table-cell>
          <table:table-cell office:value-type="float" office:value="1548110491905607" calcext:value-type="float">
            <text:p>1548110491905607</text:p>
          </table:table-cell>
          <table:table-cell table:formula="of:=SQRT([.C71]*[.C71]+[.D71]*[.D71])" office:value-type="float" office:value="1.5975677203474" calcext:value-type="float">
            <text:p>1.5975677203</text:p>
          </table:table-cell>
        </table:table-row>
        <table:table-row table:style-name="ro1">
          <table:table-cell table:number-columns-repeated="2" office:value-type="float" office:value="-0.907249" calcext:value-type="float">
            <text:p>-0.907249</text:p>
          </table:table-cell>
          <table:table-cell office:value-type="float" office:value="0.546625" calcext:value-type="float">
            <text:p>0.546625</text:p>
          </table:table-cell>
          <table:table-cell office:value-type="float" office:value="1.79157" calcext:value-type="float">
            <text:p>1.79157</text:p>
          </table:table-cell>
          <table:table-cell office:value-type="float" office:value="1548110491922346" calcext:value-type="float">
            <text:p>1548110491922346</text:p>
          </table:table-cell>
          <table:table-cell table:formula="of:=SQRT([.C72]*[.C72]+[.D72]*[.D72])" office:value-type="float" office:value="1.873104897096" calcext:value-type="float">
            <text:p>1.8731048971</text:p>
          </table:table-cell>
        </table:table-row>
        <table:table-row table:style-name="ro1">
          <table:table-cell table:number-columns-repeated="2" office:value-type="float" office:value="-0.904364" calcext:value-type="float">
            <text:p>-0.904364</text:p>
          </table:table-cell>
          <table:table-cell office:value-type="float" office:value="0.454455" calcext:value-type="float">
            <text:p>0.454455</text:p>
          </table:table-cell>
          <table:table-cell office:value-type="float" office:value="1.78646" calcext:value-type="float">
            <text:p>1.78646</text:p>
          </table:table-cell>
          <table:table-cell office:value-type="float" office:value="1548110491939089" calcext:value-type="float">
            <text:p>1548110491939089</text:p>
          </table:table-cell>
          <table:table-cell table:formula="of:=SQRT([.C73]*[.C73]+[.D73]*[.D73])" office:value-type="float" office:value="1.84335798981777" calcext:value-type="float">
            <text:p>1.8433579898</text:p>
          </table:table-cell>
        </table:table-row>
        <table:table-row table:style-name="ro1">
          <table:table-cell table:number-columns-repeated="2" office:value-type="float" office:value="-0.89384" calcext:value-type="float">
            <text:p>-0.89384</text:p>
          </table:table-cell>
          <table:table-cell office:value-type="float" office:value="0.494481" calcext:value-type="float">
            <text:p>0.494481</text:p>
          </table:table-cell>
          <table:table-cell office:value-type="float" office:value="2.02158" calcext:value-type="float">
            <text:p>2.02158</text:p>
          </table:table-cell>
          <table:table-cell office:value-type="float" office:value="1548110491955806" calcext:value-type="float">
            <text:p>1548110491955806</text:p>
          </table:table-cell>
          <table:table-cell table:formula="of:=SQRT([.C74]*[.C74]+[.D74]*[.D74])" office:value-type="float" office:value="2.08117686796702" calcext:value-type="float">
            <text:p>2.081176868</text:p>
          </table:table-cell>
        </table:table-row>
        <table:table-row table:style-name="ro1">
          <table:table-cell table:number-columns-repeated="2" office:value-type="float" office:value="-0.873278" calcext:value-type="float">
            <text:p>-0.873278</text:p>
          </table:table-cell>
          <table:table-cell office:value-type="float" office:value="0.646674" calcext:value-type="float">
            <text:p>0.646674</text:p>
          </table:table-cell>
          <table:table-cell office:value-type="float" office:value="1.97042" calcext:value-type="float">
            <text:p>1.97042</text:p>
          </table:table-cell>
          <table:table-cell office:value-type="float" office:value="1548110491972862" calcext:value-type="float">
            <text:p>1548110491972862</text:p>
          </table:table-cell>
          <table:table-cell table:formula="of:=SQRT([.C75]*[.C75]+[.D75]*[.D75])" office:value-type="float" office:value="2.07382309724721" calcext:value-type="float">
            <text:p>2.0738230972</text:p>
          </table:table-cell>
        </table:table-row>
        <table:table-row table:style-name="ro1">
          <table:table-cell table:number-columns-repeated="2" office:value-type="float" office:value="-0.867619" calcext:value-type="float">
            <text:p>-0.867619</text:p>
          </table:table-cell>
          <table:table-cell office:value-type="float" office:value="0.617919" calcext:value-type="float">
            <text:p>0.617919</text:p>
          </table:table-cell>
          <table:table-cell office:value-type="float" office:value="1.73697" calcext:value-type="float">
            <text:p>1.73697</text:p>
          </table:table-cell>
          <table:table-cell office:value-type="float" office:value="1548110491989499" calcext:value-type="float">
            <text:p>1548110491989499</text:p>
          </table:table-cell>
          <table:table-cell table:formula="of:=SQRT([.C76]*[.C76]+[.D76]*[.D76])" office:value-type="float" office:value="1.84360751556859" calcext:value-type="float">
            <text:p>1.8436075156</text:p>
          </table:table-cell>
        </table:table-row>
        <table:table-row table:style-name="ro1">
          <table:table-cell table:number-columns-repeated="2" office:value-type="float" office:value="-0.855261" calcext:value-type="float">
            <text:p>-0.855261</text:p>
          </table:table-cell>
          <table:table-cell office:value-type="float" office:value="0.617919" calcext:value-type="float">
            <text:p>0.617919</text:p>
          </table:table-cell>
          <table:table-cell office:value-type="float" office:value="1.73697" calcext:value-type="float">
            <text:p>1.73697</text:p>
          </table:table-cell>
          <table:table-cell office:value-type="float" office:value="1548110492006350" calcext:value-type="float">
            <text:p>1548110492006350</text:p>
          </table:table-cell>
          <table:table-cell table:formula="of:=SQRT([.C77]*[.C77]+[.D77]*[.D77])" office:value-type="float" office:value="1.84360751556859" calcext:value-type="float">
            <text:p>1.8436075156</text:p>
          </table:table-cell>
        </table:table-row>
        <table:table-row table:style-name="ro1">
          <table:table-cell table:number-columns-repeated="2" office:value-type="float" office:value="-0.850006" calcext:value-type="float">
            <text:p>-0.850006</text:p>
          </table:table-cell>
          <table:table-cell office:value-type="float" office:value="0.366451" calcext:value-type="float">
            <text:p>0.366451</text:p>
          </table:table-cell>
          <table:table-cell office:value-type="float" office:value="1.56308" calcext:value-type="float">
            <text:p>1.56308</text:p>
          </table:table-cell>
          <table:table-cell office:value-type="float" office:value="1548110492023119" calcext:value-type="float">
            <text:p>1548110492023119</text:p>
          </table:table-cell>
          <table:table-cell table:formula="of:=SQRT([.C78]*[.C78]+[.D78]*[.D78])" office:value-type="float" office:value="1.60546112435057" calcext:value-type="float">
            <text:p>1.6054611244</text:p>
          </table:table-cell>
        </table:table-row>
        <table:table-row table:style-name="ro1">
          <table:table-cell table:number-columns-repeated="2" office:value-type="float" office:value="-0.84371" calcext:value-type="float">
            <text:p>-0.84371</text:p>
          </table:table-cell>
          <table:table-cell office:value-type="float" office:value="0.339143" calcext:value-type="float">
            <text:p>0.339143</text:p>
          </table:table-cell>
          <table:table-cell office:value-type="float" office:value="1.59128" calcext:value-type="float">
            <text:p>1.59128</text:p>
          </table:table-cell>
          <table:table-cell office:value-type="float" office:value="1548110492041694" calcext:value-type="float">
            <text:p>1548110492041694</text:p>
          </table:table-cell>
          <table:table-cell table:formula="of:=SQRT([.C79]*[.C79]+[.D79]*[.D79])" office:value-type="float" office:value="1.62701874999921" calcext:value-type="float">
            <text:p>1.62701875</text:p>
          </table:table-cell>
        </table:table-row>
        <table:table-row table:style-name="ro1">
          <table:table-cell table:number-columns-repeated="2" office:value-type="float" office:value="-0.839575" calcext:value-type="float">
            <text:p>-0.839575</text:p>
          </table:table-cell>
          <table:table-cell office:value-type="float" office:value="0.364328" calcext:value-type="float">
            <text:p>0.364328</text:p>
          </table:table-cell>
          <table:table-cell office:value-type="float" office:value="1.50425" calcext:value-type="float">
            <text:p>1.50425</text:p>
          </table:table-cell>
          <table:table-cell office:value-type="float" office:value="1548110492058427" calcext:value-type="float">
            <text:p>1548110492058427</text:p>
          </table:table-cell>
          <table:table-cell table:formula="of:=SQRT([.C80]*[.C80]+[.D80]*[.D80])" office:value-type="float" office:value="1.5477412426126" calcext:value-type="float">
            <text:p>1.5477412426</text:p>
          </table:table-cell>
        </table:table-row>
        <table:table-row table:style-name="ro1">
          <table:table-cell table:number-columns-repeated="2" office:value-type="float" office:value="-0.826263" calcext:value-type="float">
            <text:p>-0.826263</text:p>
          </table:table-cell>
          <table:table-cell office:value-type="float" office:value="0.531077" calcext:value-type="float">
            <text:p>0.531077</text:p>
          </table:table-cell>
          <table:table-cell office:value-type="float" office:value="1.78353" calcext:value-type="float">
            <text:p>1.78353</text:p>
          </table:table-cell>
          <table:table-cell office:value-type="float" office:value="1548110492075220" calcext:value-type="float">
            <text:p>1548110492075220</text:p>
          </table:table-cell>
          <table:table-cell table:formula="of:=SQRT([.C81]*[.C81]+[.D81]*[.D81])" office:value-type="float" office:value="1.86091967608196" calcext:value-type="float">
            <text:p>1.8609196761</text:p>
          </table:table-cell>
        </table:table-row>
        <table:table-row table:style-name="ro1">
          <table:table-cell table:number-columns-repeated="2" office:value-type="float" office:value="-0.815265" calcext:value-type="float">
            <text:p>-0.815265</text:p>
          </table:table-cell>
          <table:table-cell office:value-type="float" office:value="0.541346" calcext:value-type="float">
            <text:p>0.541346</text:p>
          </table:table-cell>
          <table:table-cell office:value-type="float" office:value="1.79182" calcext:value-type="float">
            <text:p>1.79182</text:p>
          </table:table-cell>
          <table:table-cell office:value-type="float" office:value="1548110492092000" calcext:value-type="float">
            <text:p>1548110492092000</text:p>
          </table:table-cell>
          <table:table-cell table:formula="of:=SQRT([.C82]*[.C82]+[.D82]*[.D82])" office:value-type="float" office:value="1.87181046158953" calcext:value-type="float">
            <text:p>1.8718104616</text:p>
          </table:table-cell>
        </table:table-row>
        <table:table-row table:style-name="ro1">
          <table:table-cell table:number-columns-repeated="2" office:value-type="float" office:value="-0.81152" calcext:value-type="float">
            <text:p>-0.81152</text:p>
          </table:table-cell>
          <table:table-cell office:value-type="float" office:value="0.532909" calcext:value-type="float">
            <text:p>0.532909</text:p>
          </table:table-cell>
          <table:table-cell office:value-type="float" office:value="1.54992" calcext:value-type="float">
            <text:p>1.54992</text:p>
          </table:table-cell>
          <table:table-cell office:value-type="float" office:value="1548110492108779" calcext:value-type="float">
            <text:p>1548110492108779</text:p>
          </table:table-cell>
          <table:table-cell table:formula="of:=SQRT([.C83]*[.C83]+[.D83]*[.D83])" office:value-type="float" office:value="1.63897651254708" calcext:value-type="float">
            <text:p>1.6389765125</text:p>
          </table:table-cell>
        </table:table-row>
        <table:table-row table:style-name="ro1">
          <table:table-cell table:number-columns-repeated="2" office:value-type="float" office:value="-0.798412" calcext:value-type="float">
            <text:p>-0.798412</text:p>
          </table:table-cell>
          <table:table-cell office:value-type="float" office:value="0.63867" calcext:value-type="float">
            <text:p>0.63867</text:p>
          </table:table-cell>
          <table:table-cell office:value-type="float" office:value="1.90159" calcext:value-type="float">
            <text:p>1.90159</text:p>
          </table:table-cell>
          <table:table-cell office:value-type="float" office:value="1548110492125588" calcext:value-type="float">
            <text:p>1548110492125588</text:p>
          </table:table-cell>
          <table:table-cell table:formula="of:=SQRT([.C84]*[.C84]+[.D84]*[.D84])" office:value-type="float" office:value="2.00597704298928" calcext:value-type="float">
            <text:p>2.005977043</text:p>
          </table:table-cell>
        </table:table-row>
        <table:table-row table:style-name="ro1">
          <table:table-cell table:number-columns-repeated="2" office:value-type="float" office:value="-0.792913" calcext:value-type="float">
            <text:p>-0.792913</text:p>
          </table:table-cell>
          <table:table-cell office:value-type="float" office:value="0.464848" calcext:value-type="float">
            <text:p>0.464848</text:p>
          </table:table-cell>
          <table:table-cell office:value-type="float" office:value="1.8845" calcext:value-type="float">
            <text:p>1.8845</text:p>
          </table:table-cell>
          <table:table-cell office:value-type="float" office:value="1548110492142353" calcext:value-type="float">
            <text:p>1548110492142353</text:p>
          </table:table-cell>
          <table:table-cell table:formula="of:=SQRT([.C85]*[.C85]+[.D85]*[.D85])" office:value-type="float" office:value="1.94098529440694" calcext:value-type="float">
            <text:p>1.9409852944</text:p>
          </table:table-cell>
        </table:table-row>
        <table:table-row table:style-name="ro1">
          <table:table-cell table:number-columns-repeated="2" office:value-type="float" office:value="-0.794739" calcext:value-type="float">
            <text:p>-0.794739</text:p>
          </table:table-cell>
          <table:table-cell office:value-type="float" office:value="0.299482" calcext:value-type="float">
            <text:p>0.299482</text:p>
          </table:table-cell>
          <table:table-cell office:value-type="float" office:value="1.6565" calcext:value-type="float">
            <text:p>1.6565</text:p>
          </table:table-cell>
          <table:table-cell office:value-type="float" office:value="1548110492159131" calcext:value-type="float">
            <text:p>1548110492159131</text:p>
          </table:table-cell>
          <table:table-cell table:formula="of:=SQRT([.C86]*[.C86]+[.D86]*[.D86])" office:value-type="float" office:value="1.68335430564216" calcext:value-type="float">
            <text:p>1.6833543056</text:p>
          </table:table-cell>
        </table:table-row>
        <table:table-row table:style-name="ro1">
          <table:table-cell table:number-columns-repeated="2" office:value-type="float" office:value="-0.784882" calcext:value-type="float">
            <text:p>-0.784882</text:p>
          </table:table-cell>
          <table:table-cell office:value-type="float" office:value="0.438546" calcext:value-type="float">
            <text:p>0.438546</text:p>
          </table:table-cell>
          <table:table-cell office:value-type="float" office:value="1.90159" calcext:value-type="float">
            <text:p>1.90159</text:p>
          </table:table-cell>
          <table:table-cell office:value-type="float" office:value="1548110492175951" calcext:value-type="float">
            <text:p>1548110492175951</text:p>
          </table:table-cell>
          <table:table-cell table:formula="of:=SQRT([.C87]*[.C87]+[.D87]*[.D87])" office:value-type="float" office:value="1.95150381045388" calcext:value-type="float">
            <text:p>1.9515038105</text:p>
          </table:table-cell>
        </table:table-row>
        <table:table-row table:style-name="ro1">
          <table:table-cell table:number-columns-repeated="2" office:value-type="float" office:value="-0.772361" calcext:value-type="float">
            <text:p>-0.772361</text:p>
          </table:table-cell>
          <table:table-cell office:value-type="float" office:value="0.556769" calcext:value-type="float">
            <text:p>0.556769</text:p>
          </table:table-cell>
          <table:table-cell office:value-type="float" office:value="1.78978" calcext:value-type="float">
            <text:p>1.78978</text:p>
          </table:table-cell>
          <table:table-cell office:value-type="float" office:value="1548110492192727" calcext:value-type="float">
            <text:p>1548110492192727</text:p>
          </table:table-cell>
          <table:table-cell table:formula="of:=SQRT([.C88]*[.C88]+[.D88]*[.D88])" office:value-type="float" office:value="1.87438100922971" calcext:value-type="float">
            <text:p>1.8743810092</text:p>
          </table:table-cell>
        </table:table-row>
        <table:table-row table:style-name="ro1">
          <table:table-cell table:number-columns-repeated="2" office:value-type="float" office:value="-0.769857" calcext:value-type="float">
            <text:p>-0.769857</text:p>
          </table:table-cell>
          <table:table-cell office:value-type="float" office:value="0.488209" calcext:value-type="float">
            <text:p>0.488209</text:p>
          </table:table-cell>
          <table:table-cell office:value-type="float" office:value="1.55672" calcext:value-type="float">
            <text:p>1.55672</text:p>
          </table:table-cell>
          <table:table-cell office:value-type="float" office:value="1548110492209549" calcext:value-type="float">
            <text:p>1548110492209549</text:p>
          </table:table-cell>
          <table:table-cell table:formula="of:=SQRT([.C89]*[.C89]+[.D89]*[.D89])" office:value-type="float" office:value="1.6314794470299" calcext:value-type="float">
            <text:p>1.631479447</text:p>
          </table:table-cell>
        </table:table-row>
        <table:table-row table:style-name="ro1">
          <table:table-cell table:number-columns-repeated="2" office:value-type="float" office:value="-0.759098" calcext:value-type="float">
            <text:p>-0.759098</text:p>
          </table:table-cell>
          <table:table-cell office:value-type="float" office:value="0.545232" calcext:value-type="float">
            <text:p>0.545232</text:p>
          </table:table-cell>
          <table:table-cell office:value-type="float" office:value="1.83693" calcext:value-type="float">
            <text:p>1.83693</text:p>
          </table:table-cell>
          <table:table-cell office:value-type="float" office:value="1548110492226316" calcext:value-type="float">
            <text:p>1548110492226316</text:p>
          </table:table-cell>
          <table:table-cell table:formula="of:=SQRT([.C90]*[.C90]+[.D90]*[.D90])" office:value-type="float" office:value="1.91613928479221" calcext:value-type="float">
            <text:p>1.9161392848</text:p>
          </table:table-cell>
        </table:table-row>
        <table:table-row table:style-name="ro1">
          <table:table-cell table:number-columns-repeated="2" office:value-type="float" office:value="-0.755396" calcext:value-type="float">
            <text:p>-0.755396</text:p>
          </table:table-cell>
          <table:table-cell office:value-type="float" office:value="0.373572" calcext:value-type="float">
            <text:p>0.373572</text:p>
          </table:table-cell>
          <table:table-cell office:value-type="float" office:value="1.82136" calcext:value-type="float">
            <text:p>1.82136</text:p>
          </table:table-cell>
          <table:table-cell office:value-type="float" office:value="1548110492243159" calcext:value-type="float">
            <text:p>1548110492243159</text:p>
          </table:table-cell>
          <table:table-cell table:formula="of:=SQRT([.C91]*[.C91]+[.D91]*[.D91])" office:value-type="float" office:value="1.85927628091793" calcext:value-type="float">
            <text:p>1.8592762809</text:p>
          </table:table-cell>
        </table:table-row>
        <table:table-row table:style-name="ro1">
          <table:table-cell table:number-columns-repeated="2" office:value-type="float" office:value="-0.753067" calcext:value-type="float">
            <text:p>-0.753067</text:p>
          </table:table-cell>
          <table:table-cell office:value-type="float" office:value="0.348825" calcext:value-type="float">
            <text:p>0.348825</text:p>
          </table:table-cell>
          <table:table-cell office:value-type="float" office:value="1.50719" calcext:value-type="float">
            <text:p>1.50719</text:p>
          </table:table-cell>
          <table:table-cell office:value-type="float" office:value="1548110492259942" calcext:value-type="float">
            <text:p>1548110492259942</text:p>
          </table:table-cell>
          <table:table-cell table:formula="of:=SQRT([.C92]*[.C92]+[.D92]*[.D92])" office:value-type="float" office:value="1.54702959788266" calcext:value-type="float">
            <text:p>1.5470295979</text:p>
          </table:table-cell>
        </table:table-row>
        <table:table-row table:style-name="ro1">
          <table:table-cell table:number-columns-repeated="2" office:value-type="float" office:value="-0.739451" calcext:value-type="float">
            <text:p>-0.739451</text:p>
          </table:table-cell>
          <table:table-cell office:value-type="float" office:value="0.556644" calcext:value-type="float">
            <text:p>0.556644</text:p>
          </table:table-cell>
          <table:table-cell office:value-type="float" office:value="1.79732" calcext:value-type="float">
            <text:p>1.79732</text:p>
          </table:table-cell>
          <table:table-cell office:value-type="float" office:value="1548110492276666" calcext:value-type="float">
            <text:p>1548110492276666</text:p>
          </table:table-cell>
          <table:table-cell table:formula="of:=SQRT([.C93]*[.C93]+[.D93]*[.D93])" office:value-type="float" office:value="1.88154503670149" calcext:value-type="float">
            <text:p>1.8815450367</text:p>
          </table:table-cell>
        </table:table-row>
        <table:table-row table:style-name="ro1">
          <table:table-cell table:number-columns-repeated="2" office:value-type="float" office:value="-0.732133" calcext:value-type="float">
            <text:p>-0.732133</text:p>
          </table:table-cell>
          <table:table-cell office:value-type="float" office:value="0.46842" calcext:value-type="float">
            <text:p>0.46842</text:p>
          </table:table-cell>
          <table:table-cell office:value-type="float" office:value="1.80048" calcext:value-type="float">
            <text:p>1.80048</text:p>
          </table:table-cell>
          <table:table-cell office:value-type="float" office:value="1548110492293398" calcext:value-type="float">
            <text:p>1548110492293398</text:p>
          </table:table-cell>
          <table:table-cell table:formula="of:=SQRT([.C94]*[.C94]+[.D94]*[.D94])" office:value-type="float" office:value="1.86041541780324" calcext:value-type="float">
            <text:p>1.8604154178</text:p>
          </table:table-cell>
        </table:table-row>
        <table:table-row table:style-name="ro1">
          <table:table-cell table:number-columns-repeated="2" office:value-type="float" office:value="-0.726205" calcext:value-type="float">
            <text:p>-0.726205</text:p>
          </table:table-cell>
          <table:table-cell office:value-type="float" office:value="0.528816" calcext:value-type="float">
            <text:p>0.528816</text:p>
          </table:table-cell>
          <table:table-cell office:value-type="float" office:value="1.5871" calcext:value-type="float">
            <text:p>1.5871</text:p>
          </table:table-cell>
          <table:table-cell office:value-type="float" office:value="1548110492310137" calcext:value-type="float">
            <text:p>1548110492310137</text:p>
          </table:table-cell>
          <table:table-cell table:formula="of:=SQRT([.C95]*[.C95]+[.D95]*[.D95])" office:value-type="float" office:value="1.67288157735567" calcext:value-type="float">
            <text:p>1.6728815774</text:p>
          </table:table-cell>
        </table:table-row>
        <table:table-row table:style-name="ro1">
          <table:table-cell table:number-columns-repeated="2" office:value-type="float" office:value="-0.713209" calcext:value-type="float">
            <text:p>-0.713209</text:p>
          </table:table-cell>
          <table:table-cell office:value-type="float" office:value="0.608373" calcext:value-type="float">
            <text:p>0.608373</text:p>
          </table:table-cell>
          <table:table-cell office:value-type="float" office:value="1.78977" calcext:value-type="float">
            <text:p>1.78977</text:p>
          </table:table-cell>
          <table:table-cell office:value-type="float" office:value="1548110492326958" calcext:value-type="float">
            <text:p>1548110492326958</text:p>
          </table:table-cell>
          <table:table-cell table:formula="of:=SQRT([.C96]*[.C96]+[.D96]*[.D96])" office:value-type="float" office:value="1.89034239227421" calcext:value-type="float">
            <text:p>1.8903423923</text:p>
          </table:table-cell>
        </table:table-row>
        <table:table-row table:style-name="ro1">
          <table:table-cell table:number-columns-repeated="2" office:value-type="float" office:value="-0.694575" calcext:value-type="float">
            <text:p>-0.694575</text:p>
          </table:table-cell>
          <table:table-cell office:value-type="float" office:value="0.77853" calcext:value-type="float">
            <text:p>0.77853</text:p>
          </table:table-cell>
          <table:table-cell office:value-type="float" office:value="1.90363" calcext:value-type="float">
            <text:p>1.90363</text:p>
          </table:table-cell>
          <table:table-cell office:value-type="float" office:value="1548110492343877" calcext:value-type="float">
            <text:p>1548110492343877</text:p>
          </table:table-cell>
          <table:table-cell table:formula="of:=SQRT([.C97]*[.C97]+[.D97]*[.D97])" office:value-type="float" office:value="2.05667599242078" calcext:value-type="float">
            <text:p>2.0566759924</text:p>
          </table:table-cell>
        </table:table-row>
        <table:table-row table:style-name="ro1">
          <table:table-cell table:number-columns-repeated="2" office:value-type="float" office:value="-0.698747" calcext:value-type="float">
            <text:p>-0.698747</text:p>
          </table:table-cell>
          <table:table-cell office:value-type="float" office:value="0.37443" calcext:value-type="float">
            <text:p>0.37443</text:p>
          </table:table-cell>
          <table:table-cell office:value-type="float" office:value="1.56089" calcext:value-type="float">
            <text:p>1.56089</text:p>
          </table:table-cell>
          <table:table-cell office:value-type="float" office:value="1548110492360450" calcext:value-type="float">
            <text:p>1548110492360450</text:p>
          </table:table-cell>
          <table:table-cell table:formula="of:=SQRT([.C98]*[.C98]+[.D98]*[.D98])" office:value-type="float" office:value="1.60517146031195" calcext:value-type="float">
            <text:p>1.6051714603</text:p>
          </table:table-cell>
        </table:table-row>
        <table:table-row table:style-name="ro1">
          <table:table-cell table:number-columns-repeated="2" office:value-type="float" office:value="-0.692916" calcext:value-type="float">
            <text:p>-0.692916</text:p>
          </table:table-cell>
          <table:table-cell office:value-type="float" office:value="0.328572" calcext:value-type="float">
            <text:p>0.328572</text:p>
          </table:table-cell>
          <table:table-cell office:value-type="float" office:value="1.85307" calcext:value-type="float">
            <text:p>1.85307</text:p>
          </table:table-cell>
          <table:table-cell office:value-type="float" office:value="1548110492377953" calcext:value-type="float">
            <text:p>1548110492377953</text:p>
          </table:table-cell>
          <table:table-cell table:formula="of:=SQRT([.C99]*[.C99]+[.D99]*[.D99])" office:value-type="float" office:value="1.88197449081649" calcext:value-type="float">
            <text:p>1.8819744908</text:p>
          </table:table-cell>
        </table:table-row>
        <table:table-row table:style-name="ro1">
          <table:table-cell table:number-columns-repeated="2" office:value-type="float" office:value="-0.679462" calcext:value-type="float">
            <text:p>-0.679462</text:p>
          </table:table-cell>
          <table:table-cell office:value-type="float" office:value="0.509687" calcext:value-type="float">
            <text:p>0.509687</text:p>
          </table:table-cell>
          <table:table-cell office:value-type="float" office:value="1.80001" calcext:value-type="float">
            <text:p>1.80001</text:p>
          </table:table-cell>
          <table:table-cell office:value-type="float" office:value="1548110492394701" calcext:value-type="float">
            <text:p>1548110492394701</text:p>
          </table:table-cell>
          <table:table-cell table:formula="of:=SQRT([.C100]*[.C100]+[.D100]*[.D100])" office:value-type="float" office:value="1.87077974066136" calcext:value-type="float">
            <text:p>1.8707797407</text:p>
          </table:table-cell>
        </table:table-row>
        <table:table-row table:style-name="ro1">
          <table:table-cell table:number-columns-repeated="2" office:value-type="float" office:value="-0.674969" calcext:value-type="float">
            <text:p>-0.674969</text:p>
          </table:table-cell>
          <table:table-cell office:value-type="float" office:value="0.416407" calcext:value-type="float">
            <text:p>0.416407</text:p>
          </table:table-cell>
          <table:table-cell office:value-type="float" office:value="1.62779" calcext:value-type="float">
            <text:p>1.62779</text:p>
          </table:table-cell>
          <table:table-cell office:value-type="float" office:value="1548110492411428" calcext:value-type="float">
            <text:p>1548110492411428</text:p>
          </table:table-cell>
          <table:table-cell table:formula="of:=SQRT([.C101]*[.C101]+[.D101]*[.D101])" office:value-type="float" office:value="1.68020685445245" calcext:value-type="float">
            <text:p>1.6802068545</text:p>
          </table:table-cell>
        </table:table-row>
        <table:table-row table:style-name="ro1">
          <table:table-cell table:number-columns-repeated="2" office:value-type="float" office:value="-0.664148" calcext:value-type="float">
            <text:p>-0.664148</text:p>
          </table:table-cell>
          <table:table-cell office:value-type="float" office:value="0.512126" calcext:value-type="float">
            <text:p>0.512126</text:p>
          </table:table-cell>
          <table:table-cell office:value-type="float" office:value="2.05186" calcext:value-type="float">
            <text:p>2.05186</text:p>
          </table:table-cell>
          <table:table-cell office:value-type="float" office:value="1548110492429811" calcext:value-type="float">
            <text:p>1548110492429811</text:p>
          </table:table-cell>
          <table:table-cell table:formula="of:=SQRT([.C102]*[.C102]+[.D102]*[.D102])" office:value-type="float" office:value="2.11480554649263" calcext:value-type="float">
            <text:p>2.1148055465</text:p>
          </table:table-cell>
        </table:table-row>
        <table:table-row table:style-name="ro1">
          <table:table-cell table:number-columns-repeated="2" office:value-type="float" office:value="-0.65495" calcext:value-type="float">
            <text:p>-0.65495</text:p>
          </table:table-cell>
          <table:table-cell office:value-type="float" office:value="0.6588" calcext:value-type="float">
            <text:p>0.6588</text:p>
          </table:table-cell>
          <table:table-cell office:value-type="float" office:value="1.9581" calcext:value-type="float">
            <text:p>1.9581</text:p>
          </table:table-cell>
          <table:table-cell office:value-type="float" office:value="1548110492444963" calcext:value-type="float">
            <text:p>1548110492444963</text:p>
          </table:table-cell>
          <table:table-cell table:formula="of:=SQRT([.C103]*[.C103]+[.D103]*[.D103])" office:value-type="float" office:value="2.06595572314607" calcext:value-type="float">
            <text:p>2.0659557231</text:p>
          </table:table-cell>
        </table:table-row>
        <table:table-row table:style-name="ro1">
          <table:table-cell table:number-columns-repeated="2" office:value-type="float" office:value="-0.639035" calcext:value-type="float">
            <text:p>-0.639035</text:p>
          </table:table-cell>
          <table:table-cell office:value-type="float" office:value="0.73462" calcext:value-type="float">
            <text:p>0.73462</text:p>
          </table:table-cell>
          <table:table-cell office:value-type="float" office:value="2.0823" calcext:value-type="float">
            <text:p>2.0823</text:p>
          </table:table-cell>
          <table:table-cell office:value-type="float" office:value="1548110492461778" calcext:value-type="float">
            <text:p>1548110492461778</text:p>
          </table:table-cell>
          <table:table-cell table:formula="of:=SQRT([.C104]*[.C104]+[.D104]*[.D104])" office:value-type="float" office:value="2.20808510578737" calcext:value-type="float">
            <text:p>2.2080851058</text:p>
          </table:table-cell>
        </table:table-row>
        <table:table-row table:style-name="ro1">
          <table:table-cell table:number-columns-repeated="2" office:value-type="float" office:value="-0.633426" calcext:value-type="float">
            <text:p>-0.633426</text:p>
          </table:table-cell>
          <table:table-cell office:value-type="float" office:value="0.49659" calcext:value-type="float">
            <text:p>0.49659</text:p>
          </table:table-cell>
          <table:table-cell office:value-type="float" office:value="1.83207" calcext:value-type="float">
            <text:p>1.83207</text:p>
          </table:table-cell>
          <table:table-cell office:value-type="float" office:value="1548110492479342" calcext:value-type="float">
            <text:p>1548110492479342</text:p>
          </table:table-cell>
          <table:table-cell table:formula="of:=SQRT([.C105]*[.C105]+[.D105]*[.D105])" office:value-type="float" office:value="1.89817863042444" calcext:value-type="float">
            <text:p>1.8981786304</text:p>
          </table:table-cell>
        </table:table-row>
        <table:table-row table:style-name="ro1">
          <table:table-cell table:number-columns-repeated="2" office:value-type="float" office:value="-0.631586" calcext:value-type="float">
            <text:p>-0.631586</text:p>
          </table:table-cell>
          <table:table-cell office:value-type="float" office:value="0.391153" calcext:value-type="float">
            <text:p>0.391153</text:p>
          </table:table-cell>
          <table:table-cell office:value-type="float" office:value="1.62822" calcext:value-type="float">
            <text:p>1.62822</text:p>
          </table:table-cell>
          <table:table-cell office:value-type="float" office:value="1548110492496102" calcext:value-type="float">
            <text:p>1548110492496102</text:p>
          </table:table-cell>
          <table:table-cell table:formula="of:=SQRT([.C106]*[.C106]+[.D106]*[.D106])" office:value-type="float" office:value="1.67454502412118" calcext:value-type="float">
            <text:p>1.6745450241</text:p>
          </table:table-cell>
        </table:table-row>
        <table:table-row table:style-name="ro1">
          <table:table-cell table:number-columns-repeated="2" office:value-type="float" office:value="-0.616099" calcext:value-type="float">
            <text:p>-0.616099</text:p>
          </table:table-cell>
          <table:table-cell office:value-type="float" office:value="0.538088" calcext:value-type="float">
            <text:p>0.538088</text:p>
          </table:table-cell>
          <table:table-cell office:value-type="float" office:value="2.1342" calcext:value-type="float">
            <text:p>2.1342</text:p>
          </table:table-cell>
          <table:table-cell office:value-type="float" office:value="1548110492512842" calcext:value-type="float">
            <text:p>1548110492512842</text:p>
          </table:table-cell>
          <table:table-cell table:formula="of:=SQRT([.C107]*[.C107]+[.D107]*[.D107])" office:value-type="float" office:value="2.20098803625644" calcext:value-type="float">
            <text:p>2.2009880363</text:p>
          </table:table-cell>
        </table:table-row>
        <table:table-row table:style-name="ro1">
          <table:table-cell table:number-columns-repeated="2" office:value-type="float" office:value="-0.601675" calcext:value-type="float">
            <text:p>-0.601675</text:p>
          </table:table-cell>
          <table:table-cell office:value-type="float" office:value="0.566825" calcext:value-type="float">
            <text:p>0.566825</text:p>
          </table:table-cell>
          <table:table-cell office:value-type="float" office:value="1.9938" calcext:value-type="float">
            <text:p>1.9938</text:p>
          </table:table-cell>
          <table:table-cell office:value-type="float" office:value="1548110492529588" calcext:value-type="float">
            <text:p>1548110492529588</text:p>
          </table:table-cell>
          <table:table-cell table:formula="of:=SQRT([.C108]*[.C108]+[.D108]*[.D108])" office:value-type="float" office:value="2.07280703892692" calcext:value-type="float">
            <text:p>2.0728070389</text:p>
          </table:table-cell>
        </table:table-row>
        <table:table-row table:style-name="ro1">
          <table:table-cell table:number-columns-repeated="2" office:value-type="float" office:value="-0.604595" calcext:value-type="float">
            <text:p>-0.604595</text:p>
          </table:table-cell>
          <table:table-cell office:value-type="float" office:value="0.443848" calcext:value-type="float">
            <text:p>0.443848</text:p>
          </table:table-cell>
          <table:table-cell office:value-type="float" office:value="1.40241" calcext:value-type="float">
            <text:p>1.40241</text:p>
          </table:table-cell>
          <table:table-cell office:value-type="float" office:value="1548110492546375" calcext:value-type="float">
            <text:p>1548110492546375</text:p>
          </table:table-cell>
          <table:table-cell table:formula="of:=SQRT([.C109]*[.C109]+[.D109]*[.D109])" office:value-type="float" office:value="1.47097071867662" calcext:value-type="float">
            <text:p>1.4709707187</text:p>
          </table:table-cell>
        </table:table-row>
        <table:table-row table:style-name="ro1">
          <table:table-cell table:number-columns-repeated="2" office:value-type="float" office:value="-0.592233" calcext:value-type="float">
            <text:p>-0.592233</text:p>
          </table:table-cell>
          <table:table-cell office:value-type="float" office:value="0.345536" calcext:value-type="float">
            <text:p>0.345536</text:p>
          </table:table-cell>
          <table:table-cell office:value-type="float" office:value="1.36773" calcext:value-type="float">
            <text:p>1.36773</text:p>
          </table:table-cell>
          <table:table-cell office:value-type="float" office:value="1548110492563139" calcext:value-type="float">
            <text:p>1548110492563139</text:p>
          </table:table-cell>
          <table:table-cell table:formula="of:=SQRT([.C110]*[.C110]+[.D110]*[.D110])" office:value-type="float" office:value="1.41070212312735" calcext:value-type="float">
            <text:p>1.4107021231</text:p>
          </table:table-cell>
        </table:table-row>
        <table:table-row table:style-name="ro1">
          <table:table-cell table:number-columns-repeated="2" office:value-type="float" office:value="-0.584765" calcext:value-type="float">
            <text:p>-0.584765</text:p>
          </table:table-cell>
          <table:table-cell office:value-type="float" office:value="0.410927" calcext:value-type="float">
            <text:p>0.410927</text:p>
          </table:table-cell>
          <table:table-cell office:value-type="float" office:value="1.24445" calcext:value-type="float">
            <text:p>1.24445</text:p>
          </table:table-cell>
          <table:table-cell office:value-type="float" office:value="1548110492579908" calcext:value-type="float">
            <text:p>1548110492579908</text:p>
          </table:table-cell>
          <table:table-cell table:formula="of:=SQRT([.C111]*[.C111]+[.D111]*[.D111])" office:value-type="float" office:value="1.31054065249003" calcext:value-type="float">
            <text:p>1.3105406525</text:p>
          </table:table-cell>
        </table:table-row>
        <table:table-row table:style-name="ro1">
          <table:table-cell table:number-columns-repeated="2" office:value-type="float" office:value="-0.57617" calcext:value-type="float">
            <text:p>-0.57617</text:p>
          </table:table-cell>
          <table:table-cell office:value-type="float" office:value="0.507226" calcext:value-type="float">
            <text:p>0.507226</text:p>
          </table:table-cell>
          <table:table-cell office:value-type="float" office:value="1.70488" calcext:value-type="float">
            <text:p>1.70488</text:p>
          </table:table-cell>
          <table:table-cell office:value-type="float" office:value="1548110492596651" calcext:value-type="float">
            <text:p>1548110492596651</text:p>
          </table:table-cell>
          <table:table-cell table:formula="of:=SQRT([.C112]*[.C112]+[.D112]*[.D112])" office:value-type="float" office:value="1.77873382760772" calcext:value-type="float">
            <text:p>1.7787338276</text:p>
          </table:table-cell>
        </table:table-row>
        <table:table-row table:style-name="ro1">
          <table:table-cell table:number-columns-repeated="2" office:value-type="float" office:value="-0.561433" calcext:value-type="float">
            <text:p>-0.561433</text:p>
          </table:table-cell>
          <table:table-cell office:value-type="float" office:value="0.627726" calcext:value-type="float">
            <text:p>0.627726</text:p>
          </table:table-cell>
          <table:table-cell office:value-type="float" office:value="2.05545" calcext:value-type="float">
            <text:p>2.05545</text:p>
          </table:table-cell>
          <table:table-cell office:value-type="float" office:value="1548110492613439" calcext:value-type="float">
            <text:p>1548110492613439</text:p>
          </table:table-cell>
          <table:table-cell table:formula="of:=SQRT([.C113]*[.C113]+[.D113]*[.D113])" office:value-type="float" office:value="2.14916603211013" calcext:value-type="float">
            <text:p>2.1491660321</text:p>
          </table:table-cell>
        </table:table-row>
        <table:table-row table:style-name="ro1">
          <table:table-cell table:number-columns-repeated="2" office:value-type="float" office:value="-0.550595" calcext:value-type="float">
            <text:p>-0.550595</text:p>
          </table:table-cell>
          <table:table-cell office:value-type="float" office:value="0.582949" calcext:value-type="float">
            <text:p>0.582949</text:p>
          </table:table-cell>
          <table:table-cell office:value-type="float" office:value="1.95253" calcext:value-type="float">
            <text:p>1.95253</text:p>
          </table:table-cell>
          <table:table-cell office:value-type="float" office:value="1548110492630177" calcext:value-type="float">
            <text:p>1548110492630177</text:p>
          </table:table-cell>
          <table:table-cell table:formula="of:=SQRT([.C114]*[.C114]+[.D114]*[.D114])" office:value-type="float" office:value="2.03769549675632" calcext:value-type="float">
            <text:p>2.0376954968</text:p>
          </table:table-cell>
        </table:table-row>
        <table:table-row table:style-name="ro1">
          <table:table-cell table:number-columns-repeated="2" office:value-type="float" office:value="-0.549179" calcext:value-type="float">
            <text:p>-0.549179</text:p>
          </table:table-cell>
          <table:table-cell office:value-type="float" office:value="0.434086" calcext:value-type="float">
            <text:p>0.434086</text:p>
          </table:table-cell>
          <table:table-cell office:value-type="float" office:value="1.63539" calcext:value-type="float">
            <text:p>1.63539</text:p>
          </table:table-cell>
          <table:table-cell office:value-type="float" office:value="1548110492646912" calcext:value-type="float">
            <text:p>1548110492646912</text:p>
          </table:table-cell>
          <table:table-cell table:formula="of:=SQRT([.C115]*[.C115]+[.D115]*[.D115])" office:value-type="float" office:value="1.69201983070412" calcext:value-type="float">
            <text:p>1.6920198307</text:p>
          </table:table-cell>
        </table:table-row>
        <table:table-row table:style-name="ro1">
          <table:table-cell table:number-columns-repeated="2" office:value-type="float" office:value="-0.538491" calcext:value-type="float">
            <text:p>-0.538491</text:p>
          </table:table-cell>
          <table:table-cell office:value-type="float" office:value="0.489594" calcext:value-type="float">
            <text:p>0.489594</text:p>
          </table:table-cell>
          <table:table-cell office:value-type="float" office:value="1.77273" calcext:value-type="float">
            <text:p>1.77273</text:p>
          </table:table-cell>
          <table:table-cell office:value-type="float" office:value="1548110492663695" calcext:value-type="float">
            <text:p>1548110492663695</text:p>
          </table:table-cell>
          <table:table-cell table:formula="of:=SQRT([.C116]*[.C116]+[.D116]*[.D116])" office:value-type="float" office:value="1.83909595664174" calcext:value-type="float">
            <text:p>1.8390959566</text:p>
          </table:table-cell>
        </table:table-row>
        <table:table-row table:style-name="ro1">
          <table:table-cell table:number-columns-repeated="2" office:value-type="float" office:value="-0.526195" calcext:value-type="float">
            <text:p>-0.526195</text:p>
          </table:table-cell>
          <table:table-cell office:value-type="float" office:value="0.555462" calcext:value-type="float">
            <text:p>0.555462</text:p>
          </table:table-cell>
          <table:table-cell office:value-type="float" office:value="1.76065" calcext:value-type="float">
            <text:p>1.76065</text:p>
          </table:table-cell>
          <table:table-cell office:value-type="float" office:value="1548110492680505" calcext:value-type="float">
            <text:p>1548110492680505</text:p>
          </table:table-cell>
          <table:table-cell table:formula="of:=SQRT([.C117]*[.C117]+[.D117]*[.D117])" office:value-type="float" office:value="1.84619242115875" calcext:value-type="float">
            <text:p>1.8461924212</text:p>
          </table:table-cell>
        </table:table-row>
        <table:table-row table:style-name="ro1">
          <table:table-cell table:number-columns-repeated="2" office:value-type="float" office:value="-0.523874" calcext:value-type="float">
            <text:p>-0.523874</text:p>
          </table:table-cell>
          <table:table-cell office:value-type="float" office:value="0.446166" calcext:value-type="float">
            <text:p>0.446166</text:p>
          </table:table-cell>
          <table:table-cell office:value-type="float" office:value="1.56015" calcext:value-type="float">
            <text:p>1.56015</text:p>
          </table:table-cell>
          <table:table-cell office:value-type="float" office:value="1548110492697282" calcext:value-type="float">
            <text:p>1548110492697282</text:p>
          </table:table-cell>
          <table:table-cell table:formula="of:=SQRT([.C118]*[.C118]+[.D118]*[.D118])" office:value-type="float" office:value="1.62269286128213" calcext:value-type="float">
            <text:p>1.6226928613</text:p>
          </table:table-cell>
        </table:table-row>
        <table:table-row table:style-name="ro1">
          <table:table-cell table:number-columns-repeated="2" office:value-type="float" office:value="-0.512137" calcext:value-type="float">
            <text:p>-0.512137</text:p>
          </table:table-cell>
          <table:table-cell office:value-type="float" office:value="0.524013" calcext:value-type="float">
            <text:p>0.524013</text:p>
          </table:table-cell>
          <table:table-cell office:value-type="float" office:value="1.811" calcext:value-type="float">
            <text:p>1.811</text:p>
          </table:table-cell>
          <table:table-cell office:value-type="float" office:value="1548110492714049" calcext:value-type="float">
            <text:p>1548110492714049</text:p>
          </table:table-cell>
          <table:table-cell table:formula="of:=SQRT([.C119]*[.C119]+[.D119]*[.D119])" office:value-type="float" office:value="1.88528794197836" calcext:value-type="float">
            <text:p>1.885287942</text:p>
          </table:table-cell>
        </table:table-row>
        <table:table-row table:style-name="ro1">
          <table:table-cell table:number-columns-repeated="2" office:value-type="float" office:value="-0.502074" calcext:value-type="float">
            <text:p>-0.502074</text:p>
          </table:table-cell>
          <table:table-cell office:value-type="float" office:value="0.51303" calcext:value-type="float">
            <text:p>0.51303</text:p>
          </table:table-cell>
          <table:table-cell office:value-type="float" office:value="1.78095" calcext:value-type="float">
            <text:p>1.78095</text:p>
          </table:table-cell>
          <table:table-cell office:value-type="float" office:value="1548110492730904" calcext:value-type="float">
            <text:p>1548110492730904</text:p>
          </table:table-cell>
          <table:table-cell table:formula="of:=SQRT([.C120]*[.C120]+[.D120]*[.D120])" office:value-type="float" office:value="1.85337062764035" calcext:value-type="float">
            <text:p>1.8533706276</text:p>
          </table:table-cell>
        </table:table-row>
        <table:table-row table:style-name="ro1">
          <table:table-cell table:number-columns-repeated="2" office:value-type="float" office:value="-0.498228" calcext:value-type="float">
            <text:p>-0.498228</text:p>
          </table:table-cell>
          <table:table-cell office:value-type="float" office:value="0.469627" calcext:value-type="float">
            <text:p>0.469627</text:p>
          </table:table-cell>
          <table:table-cell office:value-type="float" office:value="1.48461" calcext:value-type="float">
            <text:p>1.48461</text:p>
          </table:table-cell>
          <table:table-cell office:value-type="float" office:value="1548110492747749" calcext:value-type="float">
            <text:p>1548110492747749</text:p>
          </table:table-cell>
          <table:table-cell table:formula="of:=SQRT([.C121]*[.C121]+[.D121]*[.D121])" office:value-type="float" office:value="1.55711796959286" calcext:value-type="float">
            <text:p>1.5571179696</text:p>
          </table:table-cell>
        </table:table-row>
        <table:table-row table:style-name="ro1">
          <table:table-cell table:number-columns-repeated="2" office:value-type="float" office:value="-0.488601" calcext:value-type="float">
            <text:p>-0.488601</text:p>
          </table:table-cell>
          <table:table-cell office:value-type="float" office:value="0.476121" calcext:value-type="float">
            <text:p>0.476121</text:p>
          </table:table-cell>
          <table:table-cell office:value-type="float" office:value="1.76774" calcext:value-type="float">
            <text:p>1.76774</text:p>
          </table:table-cell>
          <table:table-cell office:value-type="float" office:value="1548110492764466" calcext:value-type="float">
            <text:p>1548110492764466</text:p>
          </table:table-cell>
          <table:table-cell table:formula="of:=SQRT([.C122]*[.C122]+[.D122]*[.D122])" office:value-type="float" office:value="1.83073644040889" calcext:value-type="float">
            <text:p>1.8307364404</text:p>
          </table:table-cell>
        </table:table-row>
        <table:table-row table:style-name="ro1">
          <table:table-cell table:number-columns-repeated="2" office:value-type="float" office:value="-0.477555" calcext:value-type="float">
            <text:p>-0.477555</text:p>
          </table:table-cell>
          <table:table-cell office:value-type="float" office:value="0.516206" calcext:value-type="float">
            <text:p>0.516206</text:p>
          </table:table-cell>
          <table:table-cell office:value-type="float" office:value="1.64158" calcext:value-type="float">
            <text:p>1.64158</text:p>
          </table:table-cell>
          <table:table-cell office:value-type="float" office:value="1548110492781237" calcext:value-type="float">
            <text:p>1548110492781237</text:p>
          </table:table-cell>
          <table:table-cell table:formula="of:=SQRT([.C123]*[.C123]+[.D123]*[.D123])" office:value-type="float" office:value="1.72082931484677" calcext:value-type="float">
            <text:p>1.7208293148</text:p>
          </table:table-cell>
        </table:table-row>
        <table:table-row table:style-name="ro1">
          <table:table-cell table:number-columns-repeated="2" office:value-type="float" office:value="-0.472211" calcext:value-type="float">
            <text:p>-0.472211</text:p>
          </table:table-cell>
          <table:table-cell office:value-type="float" office:value="0.522361" calcext:value-type="float">
            <text:p>0.522361</text:p>
          </table:table-cell>
          <table:table-cell office:value-type="float" office:value="1.75449" calcext:value-type="float">
            <text:p>1.75449</text:p>
          </table:table-cell>
          <table:table-cell office:value-type="float" office:value="1548110492798000" calcext:value-type="float">
            <text:p>1548110492798000</text:p>
          </table:table-cell>
          <table:table-cell table:formula="of:=SQRT([.C124]*[.C124]+[.D124]*[.D124])" office:value-type="float" office:value="1.83059994931197" calcext:value-type="float">
            <text:p>1.8305999493</text:p>
          </table:table-cell>
        </table:table-row>
        <table:table-row table:style-name="ro1">
          <table:table-cell table:number-columns-repeated="2" office:value-type="float" office:value="-0.459337" calcext:value-type="float">
            <text:p>-0.459337</text:p>
          </table:table-cell>
          <table:table-cell office:value-type="float" office:value="0.589493" calcext:value-type="float">
            <text:p>0.589493</text:p>
          </table:table-cell>
          <table:table-cell office:value-type="float" office:value="1.8378" calcext:value-type="float">
            <text:p>1.8378</text:p>
          </table:table-cell>
          <table:table-cell office:value-type="float" office:value="1548110492814722" calcext:value-type="float">
            <text:p>1548110492814722</text:p>
          </table:table-cell>
          <table:table-cell table:formula="of:=SQRT([.C125]*[.C125]+[.D125]*[.D125])" office:value-type="float" office:value="1.9300287140478" calcext:value-type="float">
            <text:p>1.930028714</text:p>
          </table:table-cell>
        </table:table-row>
        <table:table-row table:style-name="ro1">
          <table:table-cell table:number-columns-repeated="2" office:value-type="float" office:value="-0.450985" calcext:value-type="float">
            <text:p>-0.450985</text:p>
          </table:table-cell>
          <table:table-cell office:value-type="float" office:value="0.499032" calcext:value-type="float">
            <text:p>0.499032</text:p>
          </table:table-cell>
          <table:table-cell office:value-type="float" office:value="1.62579" calcext:value-type="float">
            <text:p>1.62579</text:p>
          </table:table-cell>
          <table:table-cell office:value-type="float" office:value="1548110492831447" calcext:value-type="float">
            <text:p>1548110492831447</text:p>
          </table:table-cell>
          <table:table-cell table:formula="of:=SQRT([.C126]*[.C126]+[.D126]*[.D126])" office:value-type="float" office:value="1.70065459783108" calcext:value-type="float">
            <text:p>1.7006545978</text:p>
          </table:table-cell>
        </table:table-row>
        <table:table-row table:style-name="ro1">
          <table:table-cell table:number-columns-repeated="2" office:value-type="float" office:value="-0.449546" calcext:value-type="float">
            <text:p>-0.449546</text:p>
          </table:table-cell>
          <table:table-cell office:value-type="float" office:value="0.424653" calcext:value-type="float">
            <text:p>0.424653</text:p>
          </table:table-cell>
          <table:table-cell office:value-type="float" office:value="1.50183" calcext:value-type="float">
            <text:p>1.50183</text:p>
          </table:table-cell>
          <table:table-cell office:value-type="float" office:value="1548110492848497" calcext:value-type="float">
            <text:p>1548110492848497</text:p>
          </table:table-cell>
          <table:table-cell table:formula="of:=SQRT([.C127]*[.C127]+[.D127]*[.D127])" office:value-type="float" office:value="1.56071250373315" calcext:value-type="float">
            <text:p>1.5607125037</text:p>
          </table:table-cell>
        </table:table-row>
        <table:table-row table:style-name="ro1">
          <table:table-cell table:number-columns-repeated="2" office:value-type="float" office:value="-0.436942" calcext:value-type="float">
            <text:p>-0.436942</text:p>
          </table:table-cell>
          <table:table-cell office:value-type="float" office:value="0.531591" calcext:value-type="float">
            <text:p>0.531591</text:p>
          </table:table-cell>
          <table:table-cell office:value-type="float" office:value="1.71228" calcext:value-type="float">
            <text:p>1.71228</text:p>
          </table:table-cell>
          <table:table-cell office:value-type="float" office:value="1548110492865202" calcext:value-type="float">
            <text:p>1548110492865202</text:p>
          </table:table-cell>
          <table:table-cell table:formula="of:=SQRT([.C128]*[.C128]+[.D128]*[.D128])" office:value-type="float" office:value="1.79290038476235" calcext:value-type="float">
            <text:p>1.7929003848</text:p>
          </table:table-cell>
        </table:table-row>
        <table:table-row table:style-name="ro1">
          <table:table-cell table:number-columns-repeated="2" office:value-type="float" office:value="-0.425688" calcext:value-type="float">
            <text:p>-0.425688</text:p>
          </table:table-cell>
          <table:table-cell office:value-type="float" office:value="0.547058" calcext:value-type="float">
            <text:p>0.547058</text:p>
          </table:table-cell>
          <table:table-cell office:value-type="float" office:value="1.65209" calcext:value-type="float">
            <text:p>1.65209</text:p>
          </table:table-cell>
          <table:table-cell office:value-type="float" office:value="1548110492881987" calcext:value-type="float">
            <text:p>1548110492881987</text:p>
          </table:table-cell>
          <table:table-cell table:formula="of:=SQRT([.C129]*[.C129]+[.D129]*[.D129])" office:value-type="float" office:value="1.74030854260502" calcext:value-type="float">
            <text:p>1.7403085426</text:p>
          </table:table-cell>
        </table:table-row>
        <table:table-row table:style-name="ro1">
          <table:table-cell table:number-columns-repeated="2" office:value-type="float" office:value="-0.423" calcext:value-type="float">
            <text:p>-0.423</text:p>
          </table:table-cell>
          <table:table-cell office:value-type="float" office:value="0.466806" calcext:value-type="float">
            <text:p>0.466806</text:p>
          </table:table-cell>
          <table:table-cell office:value-type="float" office:value="1.44792" calcext:value-type="float">
            <text:p>1.44792</text:p>
          </table:table-cell>
          <table:table-cell office:value-type="float" office:value="1548110492898726" calcext:value-type="float">
            <text:p>1548110492898726</text:p>
          </table:table-cell>
          <table:table-cell table:formula="of:=SQRT([.C130]*[.C130]+[.D130]*[.D130])" office:value-type="float" office:value="1.5213087024125" calcext:value-type="float">
            <text:p>1.5213087024</text:p>
          </table:table-cell>
        </table:table-row>
        <table:table-row table:style-name="ro1">
          <table:table-cell table:number-columns-repeated="2" office:value-type="float" office:value="-0.413627" calcext:value-type="float">
            <text:p>-0.413627</text:p>
          </table:table-cell>
          <table:table-cell office:value-type="float" office:value="0.468807" calcext:value-type="float">
            <text:p>0.468807</text:p>
          </table:table-cell>
          <table:table-cell office:value-type="float" office:value="1.38354" calcext:value-type="float">
            <text:p>1.38354</text:p>
          </table:table-cell>
          <table:table-cell office:value-type="float" office:value="1548110492915442" calcext:value-type="float">
            <text:p>1548110492915442</text:p>
          </table:table-cell>
          <table:table-cell table:formula="of:=SQRT([.C131]*[.C131]+[.D131]*[.D131])" office:value-type="float" office:value="1.46080900012596" calcext:value-type="float">
            <text:p>1.4608090001</text:p>
          </table:table-cell>
        </table:table-row>
        <table:table-row table:style-name="ro1">
          <table:table-cell table:number-columns-repeated="2" office:value-type="float" office:value="-0.402034" calcext:value-type="float">
            <text:p>-0.402034</text:p>
          </table:table-cell>
          <table:table-cell office:value-type="float" office:value="0.522921" calcext:value-type="float">
            <text:p>0.522921</text:p>
          </table:table-cell>
          <table:table-cell office:value-type="float" office:value="1.69719" calcext:value-type="float">
            <text:p>1.69719</text:p>
          </table:table-cell>
          <table:table-cell office:value-type="float" office:value="1548110492932311" calcext:value-type="float">
            <text:p>1548110492932311</text:p>
          </table:table-cell>
          <table:table-cell table:formula="of:=SQRT([.C132]*[.C132]+[.D132]*[.D132])" office:value-type="float" office:value="1.77592237114717" calcext:value-type="float">
            <text:p>1.7759223711</text:p>
          </table:table-cell>
        </table:table-row>
        <table:table-row table:style-name="ro1">
          <table:table-cell table:number-columns-repeated="2" office:value-type="float" office:value="-0.397055" calcext:value-type="float">
            <text:p>-0.397055</text:p>
          </table:table-cell>
          <table:table-cell office:value-type="float" office:value="0.516422" calcext:value-type="float">
            <text:p>0.516422</text:p>
          </table:table-cell>
          <table:table-cell office:value-type="float" office:value="1.60489" calcext:value-type="float">
            <text:p>1.60489</text:p>
          </table:table-cell>
          <table:table-cell office:value-type="float" office:value="1548110492949229" calcext:value-type="float">
            <text:p>1548110492949229</text:p>
          </table:table-cell>
          <table:table-cell table:formula="of:=SQRT([.C133]*[.C133]+[.D133]*[.D133])" office:value-type="float" office:value="1.68593107634446" calcext:value-type="float">
            <text:p>1.6859310763</text:p>
          </table:table-cell>
        </table:table-row>
        <table:table-row table:style-name="ro1">
          <table:table-cell table:number-columns-repeated="2" office:value-type="float" office:value="-0.38709" calcext:value-type="float">
            <text:p>-0.38709</text:p>
          </table:table-cell>
          <table:table-cell office:value-type="float" office:value="0.506267" calcext:value-type="float">
            <text:p>0.506267</text:p>
          </table:table-cell>
          <table:table-cell office:value-type="float" office:value="1.73175" calcext:value-type="float">
            <text:p>1.73175</text:p>
          </table:table-cell>
          <table:table-cell office:value-type="float" office:value="1548110492966049" calcext:value-type="float">
            <text:p>1548110492966049</text:p>
          </table:table-cell>
          <table:table-cell table:formula="of:=SQRT([.C134]*[.C134]+[.D134]*[.D134])" office:value-type="float" office:value="1.80423511156085" calcext:value-type="float">
            <text:p>1.8042351116</text:p>
          </table:table-cell>
        </table:table-row>
        <table:table-row table:style-name="ro1">
          <table:table-cell table:number-columns-repeated="2" office:value-type="float" office:value="-0.378447" calcext:value-type="float">
            <text:p>-0.378447</text:p>
          </table:table-cell>
          <table:table-cell office:value-type="float" office:value="0.468088" calcext:value-type="float">
            <text:p>0.468088</text:p>
          </table:table-cell>
          <table:table-cell office:value-type="float" office:value="1.59628" calcext:value-type="float">
            <text:p>1.59628</text:p>
          </table:table-cell>
          <table:table-cell office:value-type="float" office:value="1548110492982813" calcext:value-type="float">
            <text:p>1548110492982813</text:p>
          </table:table-cell>
          <table:table-cell table:formula="of:=SQRT([.C135]*[.C135]+[.D135]*[.D135])" office:value-type="float" office:value="1.66349518007838" calcext:value-type="float">
            <text:p>1.6634951801</text:p>
          </table:table-cell>
        </table:table-row>
        <table:table-row table:style-name="ro1">
          <table:table-cell table:number-columns-repeated="2" office:value-type="float" office:value="-0.374909" calcext:value-type="float">
            <text:p>-0.374909</text:p>
          </table:table-cell>
          <table:table-cell office:value-type="float" office:value="0.429773" calcext:value-type="float">
            <text:p>0.429773</text:p>
          </table:table-cell>
          <table:table-cell office:value-type="float" office:value="1.48654" calcext:value-type="float">
            <text:p>1.48654</text:p>
          </table:table-cell>
          <table:table-cell office:value-type="float" office:value="1548110492999552" calcext:value-type="float">
            <text:p>1548110492999552</text:p>
          </table:table-cell>
          <table:table-cell table:formula="of:=SQRT([.C136]*[.C136]+[.D136]*[.D136])" office:value-type="float" office:value="1.54741914267887" calcext:value-type="float">
            <text:p>1.5474191427</text:p>
          </table:table-cell>
        </table:table-row>
        <table:table-row table:style-name="ro1">
          <table:table-cell table:number-columns-repeated="2" office:value-type="float" office:value="-0.364571" calcext:value-type="float">
            <text:p>-0.364571</text:p>
          </table:table-cell>
          <table:table-cell office:value-type="float" office:value="0.477896" calcext:value-type="float">
            <text:p>0.477896</text:p>
          </table:table-cell>
          <table:table-cell office:value-type="float" office:value="1.64718" calcext:value-type="float">
            <text:p>1.64718</text:p>
          </table:table-cell>
          <table:table-cell office:value-type="float" office:value="1548110493016293" calcext:value-type="float">
            <text:p>1548110493016293</text:p>
          </table:table-cell>
          <table:table-cell table:formula="of:=SQRT([.C137]*[.C137]+[.D137]*[.D137])" office:value-type="float" office:value="1.71510540178031" calcext:value-type="float">
            <text:p>1.7151054018</text:p>
          </table:table-cell>
        </table:table-row>
        <table:table-row table:style-name="ro1">
          <table:table-cell table:number-columns-repeated="2" office:value-type="float" office:value="-0.354407" calcext:value-type="float">
            <text:p>-0.354407</text:p>
          </table:table-cell>
          <table:table-cell office:value-type="float" office:value="0.518986" calcext:value-type="float">
            <text:p>0.518986</text:p>
          </table:table-cell>
          <table:table-cell office:value-type="float" office:value="1.78212" calcext:value-type="float">
            <text:p>1.78212</text:p>
          </table:table-cell>
          <table:table-cell office:value-type="float" office:value="1548110493033058" calcext:value-type="float">
            <text:p>1548110493033058</text:p>
          </table:table-cell>
          <table:table-cell table:formula="of:=SQRT([.C138]*[.C138]+[.D138]*[.D138])" office:value-type="float" office:value="1.85615143848663" calcext:value-type="float">
            <text:p>1.8561514385</text:p>
          </table:table-cell>
        </table:table-row>
        <table:table-row table:style-name="ro1">
          <table:table-cell table:number-columns-repeated="2" office:value-type="float" office:value="-0.338333" calcext:value-type="float">
            <text:p>-0.338333</text:p>
          </table:table-cell>
          <table:table-cell office:value-type="float" office:value="0.686921" calcext:value-type="float">
            <text:p>0.686921</text:p>
          </table:table-cell>
          <table:table-cell office:value-type="float" office:value="2.16647" calcext:value-type="float">
            <text:p>2.16647</text:p>
          </table:table-cell>
          <table:table-cell office:value-type="float" office:value="1548110493049823" calcext:value-type="float">
            <text:p>1548110493049823</text:p>
          </table:table-cell>
          <table:table-cell table:formula="of:=SQRT([.C139]*[.C139]+[.D139]*[.D139])" office:value-type="float" office:value="2.27276323473014" calcext:value-type="float">
            <text:p>2.2727632347</text:p>
          </table:table-cell>
        </table:table-row>
        <table:table-row table:style-name="ro1">
          <table:table-cell table:number-columns-repeated="2" office:value-type="float" office:value="-0.325211" calcext:value-type="float">
            <text:p>-0.325211</text:p>
          </table:table-cell>
          <table:table-cell office:value-type="float" office:value="0.670656" calcext:value-type="float">
            <text:p>0.670656</text:p>
          </table:table-cell>
          <table:table-cell office:value-type="float" office:value="1.80172" calcext:value-type="float">
            <text:p>1.80172</text:p>
          </table:table-cell>
          <table:table-cell office:value-type="float" office:value="1548110493066598" calcext:value-type="float">
            <text:p>1548110493066598</text:p>
          </table:table-cell>
          <table:table-cell table:formula="of:=SQRT([.C140]*[.C140]+[.D140]*[.D140])" office:value-type="float" office:value="1.92249172397074" calcext:value-type="float">
            <text:p>1.922491724</text:p>
          </table:table-cell>
        </table:table-row>
        <table:table-row table:style-name="ro1">
          <table:table-cell table:number-columns-repeated="2" office:value-type="float" office:value="-0.324766" calcext:value-type="float">
            <text:p>-0.324766</text:p>
          </table:table-cell>
          <table:table-cell office:value-type="float" office:value="0.459709" calcext:value-type="float">
            <text:p>0.459709</text:p>
          </table:table-cell>
          <table:table-cell office:value-type="float" office:value="1.48152" calcext:value-type="float">
            <text:p>1.48152</text:p>
          </table:table-cell>
          <table:table-cell office:value-type="float" office:value="1548110493083467" calcext:value-type="float">
            <text:p>1548110493083467</text:p>
          </table:table-cell>
          <table:table-cell table:formula="of:=SQRT([.C141]*[.C141]+[.D141]*[.D141])" office:value-type="float" office:value="1.55120400820814" calcext:value-type="float">
            <text:p>1.5512040082</text:p>
          </table:table-cell>
        </table:table-row>
        <table:table-row table:style-name="ro1">
          <table:table-cell table:number-columns-repeated="2" office:value-type="float" office:value="-0.31607" calcext:value-type="float">
            <text:p>-0.31607</text:p>
          </table:table-cell>
          <table:table-cell office:value-type="float" office:value="0.445926" calcext:value-type="float">
            <text:p>0.445926</text:p>
          </table:table-cell>
          <table:table-cell office:value-type="float" office:value="1.64868" calcext:value-type="float">
            <text:p>1.64868</text:p>
          </table:table-cell>
          <table:table-cell office:value-type="float" office:value="1548110493100285" calcext:value-type="float">
            <text:p>1548110493100285</text:p>
          </table:table-cell>
          <table:table-cell table:formula="of:=SQRT([.C142]*[.C142]+[.D142]*[.D142])" office:value-type="float" office:value="1.70792146771331" calcext:value-type="float">
            <text:p>1.7079214677</text:p>
          </table:table-cell>
        </table:table-row>
        <table:table-row table:style-name="ro1">
          <table:table-cell table:number-columns-repeated="2" office:value-type="float" office:value="-0.306013" calcext:value-type="float">
            <text:p>-0.306013</text:p>
          </table:table-cell>
          <table:table-cell office:value-type="float" office:value="0.475899" calcext:value-type="float">
            <text:p>0.475899</text:p>
          </table:table-cell>
          <table:table-cell office:value-type="float" office:value="1.56649" calcext:value-type="float">
            <text:p>1.56649</text:p>
          </table:table-cell>
          <table:table-cell office:value-type="float" office:value="1548110493117017" calcext:value-type="float">
            <text:p>1548110493117017</text:p>
          </table:table-cell>
          <table:table-cell table:formula="of:=SQRT([.C143]*[.C143]+[.D143]*[.D143])" office:value-type="float" office:value="1.63718379490545" calcext:value-type="float">
            <text:p>1.6371837949</text:p>
          </table:table-cell>
        </table:table-row>
        <table:table-row table:style-name="ro1">
          <table:table-cell table:number-columns-repeated="2" office:value-type="float" office:value="-0.301873" calcext:value-type="float">
            <text:p>-0.301873</text:p>
          </table:table-cell>
          <table:table-cell office:value-type="float" office:value="0.454975" calcext:value-type="float">
            <text:p>0.454975</text:p>
          </table:table-cell>
          <table:table-cell office:value-type="float" office:value="1.39152" calcext:value-type="float">
            <text:p>1.39152</text:p>
          </table:table-cell>
          <table:table-cell office:value-type="float" office:value="1548110493133793" calcext:value-type="float">
            <text:p>1548110493133793</text:p>
          </table:table-cell>
          <table:table-cell table:formula="of:=SQRT([.C144]*[.C144]+[.D144]*[.D144])" office:value-type="float" office:value="1.46401166697025" calcext:value-type="float">
            <text:p>1.464011667</text:p>
          </table:table-cell>
        </table:table-row>
        <table:table-row table:style-name="ro1">
          <table:table-cell table:number-columns-repeated="2" office:value-type="float" office:value="-0.290787" calcext:value-type="float">
            <text:p>-0.290787</text:p>
          </table:table-cell>
          <table:table-cell office:value-type="float" office:value="0.509944" calcext:value-type="float">
            <text:p>0.509944</text:p>
          </table:table-cell>
          <table:table-cell office:value-type="float" office:value="1.6064" calcext:value-type="float">
            <text:p>1.6064</text:p>
          </table:table-cell>
          <table:table-cell office:value-type="float" office:value="1548110493150525" calcext:value-type="float">
            <text:p>1548110493150525</text:p>
          </table:table-cell>
          <table:table-cell table:formula="of:=SQRT([.C145]*[.C145]+[.D145]*[.D145])" office:value-type="float" office:value="1.6853972360058" calcext:value-type="float">
            <text:p>1.685397236</text:p>
          </table:table-cell>
        </table:table-row>
        <table:table-row table:style-name="ro1">
          <table:table-cell table:number-columns-repeated="2" office:value-type="float" office:value="-0.284073" calcext:value-type="float">
            <text:p>-0.284073</text:p>
          </table:table-cell>
          <table:table-cell office:value-type="float" office:value="0.418232" calcext:value-type="float">
            <text:p>0.418232</text:p>
          </table:table-cell>
          <table:table-cell office:value-type="float" office:value="1.62151" calcext:value-type="float">
            <text:p>1.62151</text:p>
          </table:table-cell>
          <table:table-cell office:value-type="float" office:value="1548110493167372" calcext:value-type="float">
            <text:p>1548110493167372</text:p>
          </table:table-cell>
          <table:table-cell table:formula="of:=SQRT([.C146]*[.C146]+[.D146]*[.D146])" office:value-type="float" office:value="1.67457836064007" calcext:value-type="float">
            <text:p>1.6745783606</text:p>
          </table:table-cell>
        </table:table-row>
        <table:table-row table:style-name="ro1">
          <table:table-cell table:number-columns-repeated="2" office:value-type="float" office:value="-0.27889" calcext:value-type="float">
            <text:p>-0.27889</text:p>
          </table:table-cell>
          <table:table-cell office:value-type="float" office:value="0.452076" calcext:value-type="float">
            <text:p>0.452076</text:p>
          </table:table-cell>
          <table:table-cell office:value-type="float" office:value="1.36294" calcext:value-type="float">
            <text:p>1.36294</text:p>
          </table:table-cell>
          <table:table-cell office:value-type="float" office:value="1548110493184081" calcext:value-type="float">
            <text:p>1548110493184081</text:p>
          </table:table-cell>
          <table:table-cell table:formula="of:=SQRT([.C147]*[.C147]+[.D147]*[.D147])" office:value-type="float" office:value="1.43595896646666" calcext:value-type="float">
            <text:p>1.4359589665</text:p>
          </table:table-cell>
        </table:table-row>
        <table:table-row table:style-name="ro1">
          <table:table-cell table:number-columns-repeated="2" office:value-type="float" office:value="-0.264638" calcext:value-type="float">
            <text:p>-0.264638</text:p>
          </table:table-cell>
          <table:table-cell office:value-type="float" office:value="0.596235" calcext:value-type="float">
            <text:p>0.596235</text:p>
          </table:table-cell>
          <table:table-cell office:value-type="float" office:value="1.55821" calcext:value-type="float">
            <text:p>1.55821</text:p>
          </table:table-cell>
          <table:table-cell office:value-type="float" office:value="1548110493200844" calcext:value-type="float">
            <text:p>1548110493200844</text:p>
          </table:table-cell>
          <table:table-cell table:formula="of:=SQRT([.C148]*[.C148]+[.D148]*[.D148])" office:value-type="float" office:value="1.66838681945315" calcext:value-type="float">
            <text:p>1.6683868195</text:p>
          </table:table-cell>
        </table:table-row>
        <table:table-row table:style-name="ro1">
          <table:table-cell table:number-columns-repeated="2" office:value-type="float" office:value="-0.260598" calcext:value-type="float">
            <text:p>-0.260598</text:p>
          </table:table-cell>
          <table:table-cell office:value-type="float" office:value="0.527556" calcext:value-type="float">
            <text:p>0.527556</text:p>
          </table:table-cell>
          <table:table-cell office:value-type="float" office:value="1.62557" calcext:value-type="float">
            <text:p>1.62557</text:p>
          </table:table-cell>
          <table:table-cell office:value-type="float" office:value="1548110493217632" calcext:value-type="float">
            <text:p>1548110493217632</text:p>
          </table:table-cell>
          <table:table-cell table:formula="of:=SQRT([.C149]*[.C149]+[.D149]*[.D149])" office:value-type="float" office:value="1.70903281362179" calcext:value-type="float">
            <text:p>1.7090328136</text:p>
          </table:table-cell>
        </table:table-row>
        <table:table-row table:style-name="ro1">
          <table:table-cell table:number-columns-repeated="2" office:value-type="float" office:value="-0.248754" calcext:value-type="float">
            <text:p>-0.248754</text:p>
          </table:table-cell>
          <table:table-cell office:value-type="float" office:value="0.563643" calcext:value-type="float">
            <text:p>0.563643</text:p>
          </table:table-cell>
          <table:table-cell office:value-type="float" office:value="1.85611" calcext:value-type="float">
            <text:p>1.85611</text:p>
          </table:table-cell>
          <table:table-cell office:value-type="float" office:value="1548110493234401" calcext:value-type="float">
            <text:p>1548110493234401</text:p>
          </table:table-cell>
          <table:table-cell table:formula="of:=SQRT([.C150]*[.C150]+[.D150]*[.D150])" office:value-type="float" office:value="1.93980353735862" calcext:value-type="float">
            <text:p>1.9398035374</text:p>
          </table:table-cell>
        </table:table-row>
        <table:table-row table:style-name="ro1">
          <table:table-cell table:number-columns-repeated="2" office:value-type="float" office:value="-0.240464" calcext:value-type="float">
            <text:p>-0.240464</text:p>
          </table:table-cell>
          <table:table-cell office:value-type="float" office:value="0.485374" calcext:value-type="float">
            <text:p>0.485374</text:p>
          </table:table-cell>
          <table:table-cell office:value-type="float" office:value="1.5711" calcext:value-type="float">
            <text:p>1.5711</text:p>
          </table:table-cell>
          <table:table-cell office:value-type="float" office:value="1548110493251158" calcext:value-type="float">
            <text:p>1548110493251158</text:p>
          </table:table-cell>
          <table:table-cell table:formula="of:=SQRT([.C151]*[.C151]+[.D151]*[.D151])" office:value-type="float" office:value="1.6443670909733" calcext:value-type="float">
            <text:p>1.644367091</text:p>
          </table:table-cell>
        </table:table-row>
        <table:table-row table:style-name="ro1">
          <table:table-cell table:number-columns-repeated="2" office:value-type="float" office:value="-0.235181" calcext:value-type="float">
            <text:p>-0.235181</text:p>
          </table:table-cell>
          <table:table-cell office:value-type="float" office:value="0.499881" calcext:value-type="float">
            <text:p>0.499881</text:p>
          </table:table-cell>
          <table:table-cell office:value-type="float" office:value="1.29775" calcext:value-type="float">
            <text:p>1.29775</text:p>
          </table:table-cell>
          <table:table-cell office:value-type="float" office:value="1548110493267922" calcext:value-type="float">
            <text:p>1548110493267922</text:p>
          </table:table-cell>
          <table:table-cell table:formula="of:=SQRT([.C152]*[.C152]+[.D152]*[.D152])" office:value-type="float" office:value="1.39069625607499" calcext:value-type="float">
            <text:p>1.3906962561</text:p>
          </table:table-cell>
        </table:table-row>
        <table:table-row table:style-name="ro1">
          <table:table-cell table:number-columns-repeated="2" office:value-type="float" office:value="-0.225079" calcext:value-type="float">
            <text:p>-0.225079</text:p>
          </table:table-cell>
          <table:table-cell office:value-type="float" office:value="0.502753" calcext:value-type="float">
            <text:p>0.502753</text:p>
          </table:table-cell>
          <table:table-cell office:value-type="float" office:value="1.5868" calcext:value-type="float">
            <text:p>1.5868</text:p>
          </table:table-cell>
          <table:table-cell office:value-type="float" office:value="1548110493284649" calcext:value-type="float">
            <text:p>1548110493284649</text:p>
          </table:table-cell>
          <table:table-cell table:formula="of:=SQRT([.C153]*[.C153]+[.D153]*[.D153])" office:value-type="float" office:value="1.66454042276209" calcext:value-type="float">
            <text:p>1.6645404228</text:p>
          </table:table-cell>
        </table:table-row>
        <table:table-row table:style-name="ro1">
          <table:table-cell table:number-columns-repeated="2" office:value-type="float" office:value="-0.216605" calcext:value-type="float">
            <text:p>-0.216605</text:p>
          </table:table-cell>
          <table:table-cell office:value-type="float" office:value="0.461143" calcext:value-type="float">
            <text:p>0.461143</text:p>
          </table:table-cell>
          <table:table-cell office:value-type="float" office:value="1.54316" calcext:value-type="float">
            <text:p>1.54316</text:p>
          </table:table-cell>
          <table:table-cell office:value-type="float" office:value="1548110493301438" calcext:value-type="float">
            <text:p>1548110493301438</text:p>
          </table:table-cell>
          <table:table-cell table:formula="of:=SQRT([.C154]*[.C154]+[.D154]*[.D154])" office:value-type="float" office:value="1.61058860422176" calcext:value-type="float">
            <text:p>1.6105886042</text:p>
          </table:table-cell>
        </table:table-row>
        <table:table-row table:style-name="ro1">
          <table:table-cell table:number-columns-repeated="2" office:value-type="float" office:value="-0.214755" calcext:value-type="float">
            <text:p>-0.214755</text:p>
          </table:table-cell>
          <table:table-cell office:value-type="float" office:value="0.367834" calcext:value-type="float">
            <text:p>0.367834</text:p>
          </table:table-cell>
          <table:table-cell office:value-type="float" office:value="1.35952" calcext:value-type="float">
            <text:p>1.35952</text:p>
          </table:table-cell>
          <table:table-cell office:value-type="float" office:value="1548110493318207" calcext:value-type="float">
            <text:p>1548110493318207</text:p>
          </table:table-cell>
          <table:table-cell table:formula="of:=SQRT([.C155]*[.C155]+[.D155]*[.D155])" office:value-type="float" office:value="1.4084021023685" calcext:value-type="float">
            <text:p>1.4084021024</text:p>
          </table:table-cell>
        </table:table-row>
        <table:table-row table:style-name="ro1">
          <table:table-cell table:number-columns-repeated="2" office:value-type="float" office:value="-0.201932" calcext:value-type="float">
            <text:p>-0.201932</text:p>
          </table:table-cell>
          <table:table-cell office:value-type="float" office:value="0.519078" calcext:value-type="float">
            <text:p>0.519078</text:p>
          </table:table-cell>
          <table:table-cell office:value-type="float" office:value="1.60417" calcext:value-type="float">
            <text:p>1.60417</text:p>
          </table:table-cell>
          <table:table-cell office:value-type="float" office:value="1548110493335367" calcext:value-type="float">
            <text:p>1548110493335367</text:p>
          </table:table-cell>
          <table:table-cell table:formula="of:=SQRT([.C156]*[.C156]+[.D156]*[.D156])" office:value-type="float" office:value="1.6860614932392" calcext:value-type="float">
            <text:p>1.6860614932</text:p>
          </table:table-cell>
        </table:table-row>
        <table:table-row table:style-name="ro1">
          <table:table-cell table:number-columns-repeated="2" office:value-type="float" office:value="-0.189093" calcext:value-type="float">
            <text:p>-0.189093</text:p>
          </table:table-cell>
          <table:table-cell office:value-type="float" office:value="0.583746" calcext:value-type="float">
            <text:p>0.583746</text:p>
          </table:table-cell>
          <table:table-cell office:value-type="float" office:value="1.55003" calcext:value-type="float">
            <text:p>1.55003</text:p>
          </table:table-cell>
          <table:table-cell office:value-type="float" office:value="1548110493352084" calcext:value-type="float">
            <text:p>1548110493352084</text:p>
          </table:table-cell>
          <table:table-cell table:formula="of:=SQRT([.C157]*[.C157]+[.D157]*[.D157])" office:value-type="float" office:value="1.65630685364035" calcext:value-type="float">
            <text:p>1.6563068536</text:p>
          </table:table-cell>
        </table:table-row>
        <table:table-row table:style-name="ro1">
          <table:table-cell table:number-columns-repeated="2" office:value-type="float" office:value="-0.187987" calcext:value-type="float">
            <text:p>-0.187987</text:p>
          </table:table-cell>
          <table:table-cell office:value-type="float" office:value="0.423818" calcext:value-type="float">
            <text:p>0.423818</text:p>
          </table:table-cell>
          <table:table-cell office:value-type="float" office:value="1.39783" calcext:value-type="float">
            <text:p>1.39783</text:p>
          </table:table-cell>
          <table:table-cell office:value-type="float" office:value="1548110493368860" calcext:value-type="float">
            <text:p>1548110493368860</text:p>
          </table:table-cell>
          <table:table-cell table:formula="of:=SQRT([.C158]*[.C158]+[.D158]*[.D158])" office:value-type="float" office:value="1.46066779454604" calcext:value-type="float">
            <text:p>1.4606677945</text:p>
          </table:table-cell>
        </table:table-row>
        <table:table-row table:style-name="ro1">
          <table:table-cell table:number-columns-repeated="2" office:value-type="float" office:value="-0.178061" calcext:value-type="float">
            <text:p>-0.178061</text:p>
          </table:table-cell>
          <table:table-cell office:value-type="float" office:value="0.463929" calcext:value-type="float">
            <text:p>0.463929</text:p>
          </table:table-cell>
          <table:table-cell office:value-type="float" office:value="1.62216" calcext:value-type="float">
            <text:p>1.62216</text:p>
          </table:table-cell>
          <table:table-cell office:value-type="float" office:value="1548110493385637" calcext:value-type="float">
            <text:p>1548110493385637</text:p>
          </table:table-cell>
          <table:table-cell table:formula="of:=SQRT([.C159]*[.C159]+[.D159]*[.D159])" office:value-type="float" office:value="1.68719684169957" calcext:value-type="float">
            <text:p>1.6871968417</text:p>
          </table:table-cell>
        </table:table-row>
        <table:table-row table:style-name="ro1">
          <table:table-cell table:number-columns-repeated="2" office:value-type="float" office:value="-0.17" calcext:value-type="float">
            <text:p>-0.17</text:p>
          </table:table-cell>
          <table:table-cell office:value-type="float" office:value="0.431904" calcext:value-type="float">
            <text:p>0.431904</text:p>
          </table:table-cell>
          <table:table-cell office:value-type="float" office:value="1.44586" calcext:value-type="float">
            <text:p>1.44586</text:p>
          </table:table-cell>
          <table:table-cell office:value-type="float" office:value="1548110493402401" calcext:value-type="float">
            <text:p>1548110493402401</text:p>
          </table:table-cell>
          <table:table-cell table:formula="of:=SQRT([.C160]*[.C160]+[.D160]*[.D160])" office:value-type="float" office:value="1.50899045882206" calcext:value-type="float">
            <text:p>1.5089904588</text:p>
          </table:table-cell>
        </table:table-row>
        <table:table-row table:style-name="ro1">
          <table:table-cell table:number-columns-repeated="2" office:value-type="float" office:value="-0.166722" calcext:value-type="float">
            <text:p>-0.166722</text:p>
          </table:table-cell>
          <table:table-cell office:value-type="float" office:value="0.396729" calcext:value-type="float">
            <text:p>0.396729</text:p>
          </table:table-cell>
          <table:table-cell office:value-type="float" office:value="1.394" calcext:value-type="float">
            <text:p>1.394</text:p>
          </table:table-cell>
          <table:table-cell office:value-type="float" office:value="1548110493419194" calcext:value-type="float">
            <text:p>1548110493419194</text:p>
          </table:table-cell>
          <table:table-cell table:formula="of:=SQRT([.C161]*[.C161]+[.D161]*[.D161])" office:value-type="float" office:value="1.44935499427883" calcext:value-type="float">
            <text:p>1.4493549943</text:p>
          </table:table-cell>
        </table:table-row>
        <table:table-row table:style-name="ro1">
          <table:table-cell table:number-columns-repeated="2" office:value-type="float" office:value="-0.157472" calcext:value-type="float">
            <text:p>-0.157472</text:p>
          </table:table-cell>
          <table:table-cell office:value-type="float" office:value="0.433118" calcext:value-type="float">
            <text:p>0.433118</text:p>
          </table:table-cell>
          <table:table-cell office:value-type="float" office:value="1.67338" calcext:value-type="float">
            <text:p>1.67338</text:p>
          </table:table-cell>
          <table:table-cell office:value-type="float" office:value="1548110493435922" calcext:value-type="float">
            <text:p>1548110493435922</text:p>
          </table:table-cell>
          <table:table-cell table:formula="of:=SQRT([.C162]*[.C162]+[.D162]*[.D162])" office:value-type="float" office:value="1.72852301874288" calcext:value-type="float">
            <text:p>1.7285230187</text:p>
          </table:table-cell>
        </table:table-row>
        <table:table-row table:style-name="ro1">
          <table:table-cell table:number-columns-repeated="2" office:value-type="float" office:value="-0.148577" calcext:value-type="float">
            <text:p>-0.148577</text:p>
          </table:table-cell>
          <table:table-cell office:value-type="float" office:value="0.439243" calcext:value-type="float">
            <text:p>0.439243</text:p>
          </table:table-cell>
          <table:table-cell office:value-type="float" office:value="1.56615" calcext:value-type="float">
            <text:p>1.56615</text:p>
          </table:table-cell>
          <table:table-cell office:value-type="float" office:value="1548110493453648" calcext:value-type="float">
            <text:p>1548110493453648</text:p>
          </table:table-cell>
          <table:table-cell table:formula="of:=SQRT([.C163]*[.C163]+[.D163]*[.D163])" office:value-type="float" office:value="1.62657930502912" calcext:value-type="float">
            <text:p>1.626579305</text:p>
          </table:table-cell>
        </table:table-row>
        <table:table-row table:style-name="ro1">
          <table:table-cell table:number-columns-repeated="2" office:value-type="float" office:value="-0.139468" calcext:value-type="float">
            <text:p>-0.139468</text:p>
          </table:table-cell>
          <table:table-cell office:value-type="float" office:value="0.447415" calcext:value-type="float">
            <text:p>0.447415</text:p>
          </table:table-cell>
          <table:table-cell office:value-type="float" office:value="1.32719" calcext:value-type="float">
            <text:p>1.32719</text:p>
          </table:table-cell>
          <table:table-cell office:value-type="float" office:value="1548110493470447" calcext:value-type="float">
            <text:p>1548110493470447</text:p>
          </table:table-cell>
          <table:table-cell table:formula="of:=SQRT([.C164]*[.C164]+[.D164]*[.D164])" office:value-type="float" office:value="1.40057612371659" calcext:value-type="float">
            <text:p>1.4005761237</text:p>
          </table:table-cell>
        </table:table-row>
        <table:table-row table:style-name="ro1">
          <table:table-cell table:number-columns-repeated="2" office:value-type="float" office:value="-0.136445" calcext:value-type="float">
            <text:p>-0.136445</text:p>
          </table:table-cell>
          <table:table-cell office:value-type="float" office:value="0.398417" calcext:value-type="float">
            <text:p>0.398417</text:p>
          </table:table-cell>
          <table:table-cell office:value-type="float" office:value="1.19559" calcext:value-type="float">
            <text:p>1.19559</text:p>
          </table:table-cell>
          <table:table-cell office:value-type="float" office:value="1548110493487187" calcext:value-type="float">
            <text:p>1548110493487187</text:p>
          </table:table-cell>
          <table:table-cell table:formula="of:=SQRT([.C165]*[.C165]+[.D165]*[.D165])" office:value-type="float" office:value="1.26022678672888" calcext:value-type="float">
            <text:p>1.2602267867</text:p>
          </table:table-cell>
        </table:table-row>
        <table:table-row table:style-name="ro1">
          <table:table-cell table:number-columns-repeated="2" office:value-type="float" office:value="-0.12587" calcext:value-type="float">
            <text:p>-0.12587</text:p>
          </table:table-cell>
          <table:table-cell office:value-type="float" office:value="0.470753" calcext:value-type="float">
            <text:p>0.470753</text:p>
          </table:table-cell>
          <table:table-cell office:value-type="float" office:value="1.46946" calcext:value-type="float">
            <text:p>1.46946</text:p>
          </table:table-cell>
          <table:table-cell office:value-type="float" office:value="1548110493503937" calcext:value-type="float">
            <text:p>1548110493503937</text:p>
          </table:table-cell>
          <table:table-cell table:formula="of:=SQRT([.C166]*[.C166]+[.D166]*[.D166])" office:value-type="float" office:value="1.54302335646905" calcext:value-type="float">
            <text:p>1.5430233565</text:p>
          </table:table-cell>
        </table:table-row>
        <table:table-row table:style-name="ro1">
          <table:table-cell table:number-columns-repeated="2" office:value-type="float" office:value="-0.12233" calcext:value-type="float">
            <text:p>-0.12233</text:p>
          </table:table-cell>
          <table:table-cell office:value-type="float" office:value="0.42901" calcext:value-type="float">
            <text:p>0.42901</text:p>
          </table:table-cell>
          <table:table-cell office:value-type="float" office:value="1.42875" calcext:value-type="float">
            <text:p>1.42875</text:p>
          </table:table-cell>
          <table:table-cell office:value-type="float" office:value="1548110493520665" calcext:value-type="float">
            <text:p>1548110493520665</text:p>
          </table:table-cell>
          <table:table-cell table:formula="of:=SQRT([.C167]*[.C167]+[.D167]*[.D167])" office:value-type="float" office:value="1.49176946697538" calcext:value-type="float">
            <text:p>1.491769467</text:p>
          </table:table-cell>
        </table:table-row>
        <table:table-row table:style-name="ro1">
          <table:table-cell table:number-columns-repeated="2" office:value-type="float" office:value="-0.110006" calcext:value-type="float">
            <text:p>-0.110006</text:p>
          </table:table-cell>
          <table:table-cell office:value-type="float" office:value="0.533469" calcext:value-type="float">
            <text:p>0.533469</text:p>
          </table:table-cell>
          <table:table-cell office:value-type="float" office:value="1.6841" calcext:value-type="float">
            <text:p>1.6841</text:p>
          </table:table-cell>
          <table:table-cell office:value-type="float" office:value="1548110493537393" calcext:value-type="float">
            <text:p>1548110493537393</text:p>
          </table:table-cell>
          <table:table-cell table:formula="of:=SQRT([.C168]*[.C168]+[.D168]*[.D168])" office:value-type="float" office:value="1.76657351501742" calcext:value-type="float">
            <text:p>1.766573515</text:p>
          </table:table-cell>
        </table:table-row>
        <table:table-row table:style-name="ro1">
          <table:table-cell table:number-columns-repeated="2" office:value-type="float" office:value="-0.0943785" calcext:value-type="float">
            <text:p>-0.0943785</text:p>
          </table:table-cell>
          <table:table-cell office:value-type="float" office:value="0.528665" calcext:value-type="float">
            <text:p>0.528665</text:p>
          </table:table-cell>
          <table:table-cell office:value-type="float" office:value="1.84762" calcext:value-type="float">
            <text:p>1.84762</text:p>
          </table:table-cell>
          <table:table-cell office:value-type="float" office:value="1548110493554162" calcext:value-type="float">
            <text:p>1548110493554162</text:p>
          </table:table-cell>
          <table:table-cell table:formula="of:=SQRT([.C169]*[.C169]+[.D169]*[.D169])" office:value-type="float" office:value="1.92176646516298" calcext:value-type="float">
            <text:p>1.9217664652</text:p>
          </table:table-cell>
        </table:table-row>
        <table:table-row table:style-name="ro1">
          <table:table-cell table:number-columns-repeated="2" office:value-type="float" office:value="-0.0911957" calcext:value-type="float">
            <text:p>-0.0911957</text:p>
          </table:table-cell>
          <table:table-cell office:value-type="float" office:value="0.453804" calcext:value-type="float">
            <text:p>0.453804</text:p>
          </table:table-cell>
          <table:table-cell office:value-type="float" office:value="1.60697" calcext:value-type="float">
            <text:p>1.60697</text:p>
          </table:table-cell>
          <table:table-cell office:value-type="float" office:value="1548110493570910" calcext:value-type="float">
            <text:p>1548110493570910</text:p>
          </table:table-cell>
          <table:table-cell table:formula="of:=SQRT([.C170]*[.C170]+[.D170]*[.D170])" office:value-type="float" office:value="1.66981755030782" calcext:value-type="float">
            <text:p>1.6698175503</text:p>
          </table:table-cell>
        </table:table-row>
        <table:table-row table:style-name="ro1">
          <table:table-cell table:number-columns-repeated="2" office:value-type="float" office:value="-0.0799152" calcext:value-type="float">
            <text:p>-0.0799152</text:p>
          </table:table-cell>
          <table:table-cell office:value-type="float" office:value="0.515233" calcext:value-type="float">
            <text:p>0.515233</text:p>
          </table:table-cell>
          <table:table-cell office:value-type="float" office:value="1.7265" calcext:value-type="float">
            <text:p>1.7265</text:p>
          </table:table-cell>
          <table:table-cell office:value-type="float" office:value="1548110493587675" calcext:value-type="float">
            <text:p>1548110493587675</text:p>
          </table:table-cell>
          <table:table-cell table:formula="of:=SQRT([.C171]*[.C171]+[.D171]*[.D171])" office:value-type="float" office:value="1.80174007400873" calcext:value-type="float">
            <text:p>1.801740074</text:p>
          </table:table-cell>
        </table:table-row>
        <table:table-row table:style-name="ro1">
          <table:table-cell table:number-columns-repeated="2" office:value-type="float" office:value="-0.0790566" calcext:value-type="float">
            <text:p>-0.0790566</text:p>
          </table:table-cell>
          <table:table-cell office:value-type="float" office:value="0.362449" calcext:value-type="float">
            <text:p>0.362449</text:p>
          </table:table-cell>
          <table:table-cell office:value-type="float" office:value="1.48562" calcext:value-type="float">
            <text:p>1.48562</text:p>
          </table:table-cell>
          <table:table-cell office:value-type="float" office:value="1548110493604493" calcext:value-type="float">
            <text:p>1548110493604493</text:p>
          </table:table-cell>
          <table:table-cell table:formula="of:=SQRT([.C172]*[.C172]+[.D172]*[.D172])" office:value-type="float" office:value="1.52919457950942" calcext:value-type="float">
            <text:p>1.5291945795</text:p>
          </table:table-cell>
        </table:table-row>
        <table:table-row table:style-name="ro1">
          <table:table-cell table:number-columns-repeated="2" office:value-type="float" office:value="-0.0676488" calcext:value-type="float">
            <text:p>-0.0676488</text:p>
          </table:table-cell>
          <table:table-cell office:value-type="float" office:value="0.478338" calcext:value-type="float">
            <text:p>0.478338</text:p>
          </table:table-cell>
          <table:table-cell office:value-type="float" office:value="1.71313" calcext:value-type="float">
            <text:p>1.71313</text:p>
          </table:table-cell>
          <table:table-cell office:value-type="float" office:value="1548110493621273" calcext:value-type="float">
            <text:p>1548110493621273</text:p>
          </table:table-cell>
          <table:table-cell table:formula="of:=SQRT([.C173]*[.C173]+[.D173]*[.D173])" office:value-type="float" office:value="1.77865725735567" calcext:value-type="float">
            <text:p>1.7786572574</text:p>
          </table:table-cell>
        </table:table-row>
        <table:table-row table:style-name="ro1">
          <table:table-cell table:number-columns-repeated="2" office:value-type="float" office:value="-0.0632786" calcext:value-type="float">
            <text:p>-0.0632786</text:p>
          </table:table-cell>
          <table:table-cell office:value-type="float" office:value="0.463634" calcext:value-type="float">
            <text:p>0.463634</text:p>
          </table:table-cell>
          <table:table-cell office:value-type="float" office:value="1.52969" calcext:value-type="float">
            <text:p>1.52969</text:p>
          </table:table-cell>
          <table:table-cell office:value-type="float" office:value="1548110493638033" calcext:value-type="float">
            <text:p>1548110493638033</text:p>
          </table:table-cell>
          <table:table-cell table:formula="of:=SQRT([.C174]*[.C174]+[.D174]*[.D174])" office:value-type="float" office:value="1.59840795232506" calcext:value-type="float">
            <text:p>1.5984079523</text:p>
          </table:table-cell>
        </table:table-row>
        <table:table-row table:style-name="ro1">
          <table:table-cell table:number-columns-repeated="2" office:value-type="float" office:value="-0.0520528" calcext:value-type="float">
            <text:p>-0.0520528</text:p>
          </table:table-cell>
          <table:table-cell office:value-type="float" office:value="0.518061" calcext:value-type="float">
            <text:p>0.518061</text:p>
          </table:table-cell>
          <table:table-cell office:value-type="float" office:value="1.73936" calcext:value-type="float">
            <text:p>1.73936</text:p>
          </table:table-cell>
          <table:table-cell office:value-type="float" office:value="1548110493654846" calcext:value-type="float">
            <text:p>1548110493654846</text:p>
          </table:table-cell>
          <table:table-cell table:formula="of:=SQRT([.C175]*[.C175]+[.D175]*[.D175])" office:value-type="float" office:value="1.81487200907419" calcext:value-type="float">
            <text:p>1.8148720091</text:p>
          </table:table-cell>
        </table:table-row>
        <table:table-row table:style-name="ro1">
          <table:table-cell table:number-columns-repeated="2" office:value-type="float" office:value="-0.0473252" calcext:value-type="float">
            <text:p>-0.0473252</text:p>
          </table:table-cell>
          <table:table-cell office:value-type="float" office:value="0.370209" calcext:value-type="float">
            <text:p>0.370209</text:p>
          </table:table-cell>
          <table:table-cell office:value-type="float" office:value="1.5102" calcext:value-type="float">
            <text:p>1.5102</text:p>
          </table:table-cell>
          <table:table-cell office:value-type="float" office:value="1548110493671608" calcext:value-type="float">
            <text:p>1548110493671608</text:p>
          </table:table-cell>
          <table:table-cell table:formula="of:=SQRT([.C176]*[.C176]+[.D176]*[.D176])" office:value-type="float" office:value="1.55491438467878" calcext:value-type="float">
            <text:p>1.5549143847</text:p>
          </table:table-cell>
        </table:table-row>
        <table:table-row table:style-name="ro1">
          <table:table-cell table:number-columns-repeated="2" office:value-type="float" office:value="-0.0430656" calcext:value-type="float">
            <text:p>-0.0430656</text:p>
          </table:table-cell>
          <table:table-cell office:value-type="float" office:value="0.389044" calcext:value-type="float">
            <text:p>0.389044</text:p>
          </table:table-cell>
          <table:table-cell office:value-type="float" office:value="1.30601" calcext:value-type="float">
            <text:p>1.30601</text:p>
          </table:table-cell>
          <table:table-cell office:value-type="float" office:value="1548110493688337" calcext:value-type="float">
            <text:p>1548110493688337</text:p>
          </table:table-cell>
          <table:table-cell table:formula="of:=SQRT([.C177]*[.C177]+[.D177]*[.D177])" office:value-type="float" office:value="1.36272423990916" calcext:value-type="float">
            <text:p>1.3627242399</text:p>
          </table:table-cell>
        </table:table-row>
        <table:table-row table:style-name="ro1">
          <table:table-cell table:number-columns-repeated="2" office:value-type="float" office:value="-0.0313343" calcext:value-type="float">
            <text:p>-0.0313343</text:p>
          </table:table-cell>
          <table:table-cell office:value-type="float" office:value="0.498358" calcext:value-type="float">
            <text:p>0.498358</text:p>
          </table:table-cell>
          <table:table-cell office:value-type="float" office:value="1.57511" calcext:value-type="float">
            <text:p>1.57511</text:p>
          </table:table-cell>
          <table:table-cell office:value-type="float" office:value="1548110493705111" calcext:value-type="float">
            <text:p>1548110493705111</text:p>
          </table:table-cell>
          <table:table-cell table:formula="of:=SQRT([.C178]*[.C178]+[.D178]*[.D178])" office:value-type="float" office:value="1.65206906885396" calcext:value-type="float">
            <text:p>1.6520690689</text:p>
          </table:table-cell>
        </table:table-row>
        <table:table-row table:style-name="ro1">
          <table:table-cell table:number-columns-repeated="2" office:value-type="float" office:value="-0.0217181" calcext:value-type="float">
            <text:p>-0.0217181</text:p>
          </table:table-cell>
          <table:table-cell office:value-type="float" office:value="0.489121" calcext:value-type="float">
            <text:p>0.489121</text:p>
          </table:table-cell>
          <table:table-cell office:value-type="float" office:value="1.51917" calcext:value-type="float">
            <text:p>1.51917</text:p>
          </table:table-cell>
          <table:table-cell office:value-type="float" office:value="1548110493722040" calcext:value-type="float">
            <text:p>1548110493722040</text:p>
          </table:table-cell>
          <table:table-cell table:formula="of:=SQRT([.C179]*[.C179]+[.D179]*[.D179])" office:value-type="float" office:value="1.59596893501753" calcext:value-type="float">
            <text:p>1.595968935</text:p>
          </table:table-cell>
        </table:table-row>
        <table:table-row table:style-name="ro1">
          <table:table-cell table:number-columns-repeated="2" office:value-type="float" office:value="-0.0200641" calcext:value-type="float">
            <text:p>-0.0200641</text:p>
          </table:table-cell>
          <table:table-cell office:value-type="float" office:value="0.37972" calcext:value-type="float">
            <text:p>0.37972</text:p>
          </table:table-cell>
          <table:table-cell office:value-type="float" office:value="1.28403" calcext:value-type="float">
            <text:p>1.28403</text:p>
          </table:table-cell>
          <table:table-cell office:value-type="float" office:value="1548110493738805" calcext:value-type="float">
            <text:p>1548110493738805</text:p>
          </table:table-cell>
          <table:table-cell table:formula="of:=SQRT([.C180]*[.C180]+[.D180]*[.D180])" office:value-type="float" office:value="1.33899974581775" calcext:value-type="float">
            <text:p>1.3389997458</text:p>
          </table:table-cell>
        </table:table-row>
        <table:table-row table:style-name="ro1">
          <table:table-cell table:number-columns-repeated="2" office:value-type="float" office:value="-0.00923519" calcext:value-type="float">
            <text:p>-0.00923519</text:p>
          </table:table-cell>
          <table:table-cell office:value-type="float" office:value="0.469211" calcext:value-type="float">
            <text:p>0.469211</text:p>
          </table:table-cell>
          <table:table-cell office:value-type="float" office:value="1.56458" calcext:value-type="float">
            <text:p>1.56458</text:p>
          </table:table-cell>
          <table:table-cell office:value-type="float" office:value="1548110493755535" calcext:value-type="float">
            <text:p>1548110493755535</text:p>
          </table:table-cell>
          <table:table-cell table:formula="of:=SQRT([.C181]*[.C181]+[.D181]*[.D181])" office:value-type="float" office:value="1.63342264552718" calcext:value-type="float">
            <text:p>1.6334226455</text:p>
          </table:table-cell>
        </table:table-row>
        <table:table-row table:style-name="ro1">
          <table:table-cell table:number-columns-repeated="2" office:value-type="float" office:value="-0.00595704" calcext:value-type="float">
            <text:p>-0.00595704</text:p>
          </table:table-cell>
          <table:table-cell office:value-type="float" office:value="0.418715" calcext:value-type="float">
            <text:p>0.418715</text:p>
          </table:table-cell>
          <table:table-cell office:value-type="float" office:value="1.43022" calcext:value-type="float">
            <text:p>1.43022</text:p>
          </table:table-cell>
          <table:table-cell office:value-type="float" office:value="1548110493772311" calcext:value-type="float">
            <text:p>1548110493772311</text:p>
          </table:table-cell>
          <table:table-cell table:formula="of:=SQRT([.C182]*[.C182]+[.D182]*[.D182])" office:value-type="float" office:value="1.49025215974512" calcext:value-type="float">
            <text:p>1.4902521597</text:p>
          </table:table-cell>
        </table:table-row>
        <table:table-row table:style-name="ro1">
          <table:table-cell table:number-columns-repeated="2" office:value-type="float" office:value="0.00460597" calcext:value-type="float">
            <text:p>0.00460597</text:p>
          </table:table-cell>
          <table:table-cell office:value-type="float" office:value="0.479779" calcext:value-type="float">
            <text:p>0.479779</text:p>
          </table:table-cell>
          <table:table-cell office:value-type="float" office:value="1.70627" calcext:value-type="float">
            <text:p>1.70627</text:p>
          </table:table-cell>
          <table:table-cell office:value-type="float" office:value="1548110493789072" calcext:value-type="float">
            <text:p>1548110493789072</text:p>
          </table:table-cell>
          <table:table-cell table:formula="of:=SQRT([.C183]*[.C183]+[.D183]*[.D183])" office:value-type="float" office:value="1.77244046493556" calcext:value-type="float">
            <text:p>1.7724404649</text:p>
          </table:table-cell>
        </table:table-row>
        <table:table-row table:style-name="ro1">
          <table:table-cell table:number-columns-repeated="2" office:value-type="float" office:value="0.0112708" calcext:value-type="float">
            <text:p>0.0112708</text:p>
          </table:table-cell>
          <table:table-cell office:value-type="float" office:value="0.402875" calcext:value-type="float">
            <text:p>0.402875</text:p>
          </table:table-cell>
          <table:table-cell office:value-type="float" office:value="1.52107" calcext:value-type="float">
            <text:p>1.52107</text:p>
          </table:table-cell>
          <table:table-cell office:value-type="float" office:value="1548110493805845" calcext:value-type="float">
            <text:p>1548110493805845</text:p>
          </table:table-cell>
          <table:table-cell table:formula="of:=SQRT([.C184]*[.C184]+[.D184]*[.D184])" office:value-type="float" office:value="1.57351905311788" calcext:value-type="float">
            <text:p>1.5735190531</text:p>
          </table:table-cell>
        </table:table-row>
        <table:table-row table:style-name="ro1">
          <table:table-cell table:number-columns-repeated="2" office:value-type="float" office:value="0.0155394" calcext:value-type="float">
            <text:p>0.0155394</text:p>
          </table:table-cell>
          <table:table-cell office:value-type="float" office:value="0.410975" calcext:value-type="float">
            <text:p>0.410975</text:p>
          </table:table-cell>
          <table:table-cell office:value-type="float" office:value="1.34615" calcext:value-type="float">
            <text:p>1.34615</text:p>
          </table:table-cell>
          <table:table-cell office:value-type="float" office:value="1548110493822658" calcext:value-type="float">
            <text:p>1548110493822658</text:p>
          </table:table-cell>
          <table:table-cell table:formula="of:=SQRT([.C185]*[.C185]+[.D185]*[.D185])" office:value-type="float" office:value="1.40748721952457" calcext:value-type="float">
            <text:p>1.4074872195</text:p>
          </table:table-cell>
        </table:table-row>
        <table:table-row table:style-name="ro1">
          <table:table-cell table:number-columns-repeated="2" office:value-type="float" office:value="0.0276586" calcext:value-type="float">
            <text:p>0.0276586</text:p>
          </table:table-cell>
          <table:table-cell office:value-type="float" office:value="0.518882" calcext:value-type="float">
            <text:p>0.518882</text:p>
          </table:table-cell>
          <table:table-cell office:value-type="float" office:value="1.59054" calcext:value-type="float">
            <text:p>1.59054</text:p>
          </table:table-cell>
          <table:table-cell office:value-type="float" office:value="1548110493839403" calcext:value-type="float">
            <text:p>1548110493839403</text:p>
          </table:table-cell>
          <table:table-cell table:formula="of:=SQRT([.C186]*[.C186]+[.D186]*[.D186])" office:value-type="float" office:value="1.67303796177014" calcext:value-type="float">
            <text:p>1.6730379618</text:p>
          </table:table-cell>
        </table:table-row>
        <table:table-row table:style-name="ro1">
          <table:table-cell table:number-columns-repeated="2" office:value-type="float" office:value="0.0306802" calcext:value-type="float">
            <text:p>0.0306802</text:p>
          </table:table-cell>
          <table:table-cell office:value-type="float" office:value="0.44148" calcext:value-type="float">
            <text:p>0.44148</text:p>
          </table:table-cell>
          <table:table-cell office:value-type="float" office:value="1.50114" calcext:value-type="float">
            <text:p>1.50114</text:p>
          </table:table-cell>
          <table:table-cell office:value-type="float" office:value="1548110493856180" calcext:value-type="float">
            <text:p>1548110493856180</text:p>
          </table:table-cell>
          <table:table-cell table:formula="of:=SQRT([.C187]*[.C187]+[.D187]*[.D187])" office:value-type="float" office:value="1.56471271804124" calcext:value-type="float">
            <text:p>1.564712718</text:p>
          </table:table-cell>
        </table:table-row>
        <table:table-row table:style-name="ro1">
          <table:table-cell table:number-columns-repeated="2" office:value-type="float" office:value="0.041959" calcext:value-type="float">
            <text:p>0.041959</text:p>
          </table:table-cell>
          <table:table-cell office:value-type="float" office:value="0.509813" calcext:value-type="float">
            <text:p>0.509813</text:p>
          </table:table-cell>
          <table:table-cell office:value-type="float" office:value="1.67294" calcext:value-type="float">
            <text:p>1.67294</text:p>
          </table:table-cell>
          <table:table-cell office:value-type="float" office:value="1548110493872950" calcext:value-type="float">
            <text:p>1548110493872950</text:p>
          </table:table-cell>
          <table:table-cell table:formula="of:=SQRT([.C188]*[.C188]+[.D188]*[.D188])" office:value-type="float" office:value="1.74889609141567" calcext:value-type="float">
            <text:p>1.7488960914</text:p>
          </table:table-cell>
        </table:table-row>
        <table:table-row table:style-name="ro1">
          <table:table-cell table:number-columns-repeated="2" office:value-type="float" office:value="0.0489391" calcext:value-type="float">
            <text:p>0.0489391</text:p>
          </table:table-cell>
          <table:table-cell office:value-type="float" office:value="0.425416" calcext:value-type="float">
            <text:p>0.425416</text:p>
          </table:table-cell>
          <table:table-cell office:value-type="float" office:value="1.5554" calcext:value-type="float">
            <text:p>1.5554</text:p>
          </table:table-cell>
          <table:table-cell office:value-type="float" office:value="1548110493889768" calcext:value-type="float">
            <text:p>1548110493889768</text:p>
          </table:table-cell>
          <table:table-cell table:formula="of:=SQRT([.C189]*[.C189]+[.D189]*[.D189])" office:value-type="float" office:value="1.61252842860397" calcext:value-type="float">
            <text:p>1.6125284286</text:p>
          </table:table-cell>
        </table:table-row>
        <table:table-row table:style-name="ro1">
          <table:table-cell table:number-columns-repeated="2" office:value-type="float" office:value="0.0508666" calcext:value-type="float">
            <text:p>0.0508666</text:p>
          </table:table-cell>
          <table:table-cell office:value-type="float" office:value="0.346826" calcext:value-type="float">
            <text:p>0.346826</text:p>
          </table:table-cell>
          <table:table-cell office:value-type="float" office:value="1.39321" calcext:value-type="float">
            <text:p>1.39321</text:p>
          </table:table-cell>
          <table:table-cell office:value-type="float" office:value="1548110493906459" calcext:value-type="float">
            <text:p>1548110493906459</text:p>
          </table:table-cell>
          <table:table-cell table:formula="of:=SQRT([.C190]*[.C190]+[.D190]*[.D190])" office:value-type="float" office:value="1.43573060787043" calcext:value-type="float">
            <text:p>1.4357306079</text:p>
          </table:table-cell>
        </table:table-row>
        <table:table-row table:style-name="ro1">
          <table:table-cell table:number-columns-repeated="2" office:value-type="float" office:value="0.0600124" calcext:value-type="float">
            <text:p>0.0600124</text:p>
          </table:table-cell>
          <table:table-cell office:value-type="float" office:value="0.407958" calcext:value-type="float">
            <text:p>0.407958</text:p>
          </table:table-cell>
          <table:table-cell office:value-type="float" office:value="1.45966" calcext:value-type="float">
            <text:p>1.45966</text:p>
          </table:table-cell>
          <table:table-cell office:value-type="float" office:value="1548110493923236" calcext:value-type="float">
            <text:p>1548110493923236</text:p>
          </table:table-cell>
          <table:table-cell table:formula="of:=SQRT([.C191]*[.C191]+[.D191]*[.D191])" office:value-type="float" office:value="1.51559791678532" calcext:value-type="float">
            <text:p>1.5155979168</text:p>
          </table:table-cell>
        </table:table-row>
        <table:table-row table:style-name="ro1">
          <table:table-cell table:number-columns-repeated="2" office:value-type="float" office:value="0.0694131" calcext:value-type="float">
            <text:p>0.0694131</text:p>
          </table:table-cell>
          <table:table-cell office:value-type="float" office:value="0.440631" calcext:value-type="float">
            <text:p>0.440631</text:p>
          </table:table-cell>
          <table:table-cell office:value-type="float" office:value="1.36438" calcext:value-type="float">
            <text:p>1.36438</text:p>
          </table:table-cell>
          <table:table-cell office:value-type="float" office:value="1548110493939959" calcext:value-type="float">
            <text:p>1548110493939959</text:p>
          </table:table-cell>
          <table:table-cell table:formula="of:=SQRT([.C192]*[.C192]+[.D192]*[.D192])" office:value-type="float" office:value="1.4337672274679" calcext:value-type="float">
            <text:p>1.4337672275</text:p>
          </table:table-cell>
        </table:table-row>
        <table:table-row table:style-name="ro1">
          <table:table-cell table:number-columns-repeated="2" office:value-type="float" office:value="0.0718972" calcext:value-type="float">
            <text:p>0.0718972</text:p>
          </table:table-cell>
          <table:table-cell office:value-type="float" office:value="0.37567" calcext:value-type="float">
            <text:p>0.37567</text:p>
          </table:table-cell>
          <table:table-cell office:value-type="float" office:value="1.30595" calcext:value-type="float">
            <text:p>1.30595</text:p>
          </table:table-cell>
          <table:table-cell office:value-type="float" office:value="1548110493956857" calcext:value-type="float">
            <text:p>1548110493956857</text:p>
          </table:table-cell>
          <table:table-cell table:formula="of:=SQRT([.C193]*[.C193]+[.D193]*[.D193])" office:value-type="float" office:value="1.35890888267021" calcext:value-type="float">
            <text:p>1.3589088827</text:p>
          </table:table-cell>
        </table:table-row>
        <table:table-row table:style-name="ro1">
          <table:table-cell table:number-columns-repeated="2" office:value-type="float" office:value="0.0822607" calcext:value-type="float">
            <text:p>0.0822607</text:p>
          </table:table-cell>
          <table:table-cell office:value-type="float" office:value="0.454527" calcext:value-type="float">
            <text:p>0.454527</text:p>
          </table:table-cell>
          <table:table-cell office:value-type="float" office:value="1.56305" calcext:value-type="float">
            <text:p>1.56305</text:p>
          </table:table-cell>
          <table:table-cell office:value-type="float" office:value="1548110493973629" calcext:value-type="float">
            <text:p>1548110493973629</text:p>
          </table:table-cell>
          <table:table-cell table:formula="of:=SQRT([.C194]*[.C194]+[.D194]*[.D194])" office:value-type="float" office:value="1.62779608557982" calcext:value-type="float">
            <text:p>1.6277960856</text:p>
          </table:table-cell>
        </table:table-row>
        <table:table-row table:style-name="ro1">
          <table:table-cell table:number-columns-repeated="2" office:value-type="float" office:value="0.0885264" calcext:value-type="float">
            <text:p>0.0885264</text:p>
          </table:table-cell>
          <table:table-cell office:value-type="float" office:value="0.380193" calcext:value-type="float">
            <text:p>0.380193</text:p>
          </table:table-cell>
          <table:table-cell office:value-type="float" office:value="1.56842" calcext:value-type="float">
            <text:p>1.56842</text:p>
          </table:table-cell>
          <table:table-cell office:value-type="float" office:value="1548110493990412" calcext:value-type="float">
            <text:p>1548110493990412</text:p>
          </table:table-cell>
          <table:table-cell table:formula="of:=SQRT([.C195]*[.C195]+[.D195]*[.D195])" office:value-type="float" office:value="1.61384262356929" calcext:value-type="float">
            <text:p>1.6138426236</text:p>
          </table:table-cell>
        </table:table-row>
        <table:table-row table:style-name="ro1">
          <table:table-cell table:number-columns-repeated="2" office:value-type="float" office:value="0.0930838" calcext:value-type="float">
            <text:p>0.0930838</text:p>
          </table:table-cell>
          <table:table-cell office:value-type="float" office:value="0.405722" calcext:value-type="float">
            <text:p>0.405722</text:p>
          </table:table-cell>
          <table:table-cell office:value-type="float" office:value="1.21304" calcext:value-type="float">
            <text:p>1.21304</text:p>
          </table:table-cell>
          <table:table-cell office:value-type="float" office:value="1548110494007181" calcext:value-type="float">
            <text:p>1548110494007181</text:p>
          </table:table-cell>
          <table:table-cell table:formula="of:=SQRT([.C196]*[.C196]+[.D196]*[.D196])" office:value-type="float" office:value="1.27909201501847" calcext:value-type="float">
            <text:p>1.279092015</text:p>
          </table:table-cell>
        </table:table-row>
        <table:table-row table:style-name="ro1">
          <table:table-cell table:number-columns-repeated="2" office:value-type="float" office:value="0.0997959" calcext:value-type="float">
            <text:p>0.0997959</text:p>
          </table:table-cell>
          <table:table-cell office:value-type="float" office:value="0.366922" calcext:value-type="float">
            <text:p>0.366922</text:p>
          </table:table-cell>
          <table:table-cell office:value-type="float" office:value="1.42666" calcext:value-type="float">
            <text:p>1.42666</text:p>
          </table:table-cell>
          <table:table-cell office:value-type="float" office:value="1548110494024004" calcext:value-type="float">
            <text:p>1548110494024004</text:p>
          </table:table-cell>
          <table:table-cell table:formula="of:=SQRT([.C197]*[.C197]+[.D197]*[.D197])" office:value-type="float" office:value="1.47308876503896" calcext:value-type="float">
            <text:p>1.473088765</text:p>
          </table:table-cell>
        </table:table-row>
        <table:table-row table:style-name="ro1">
          <table:table-cell table:number-columns-repeated="2" office:value-type="float" office:value="0.109752" calcext:value-type="float">
            <text:p>0.109752</text:p>
          </table:table-cell>
          <table:table-cell office:value-type="float" office:value="0.435812" calcext:value-type="float">
            <text:p>0.435812</text:p>
          </table:table-cell>
          <table:table-cell office:value-type="float" office:value="1.50461" calcext:value-type="float">
            <text:p>1.50461</text:p>
          </table:table-cell>
          <table:table-cell office:value-type="float" office:value="1548110494040761" calcext:value-type="float">
            <text:p>1548110494040761</text:p>
          </table:table-cell>
          <table:table-cell table:formula="of:=SQRT([.C198]*[.C198]+[.D198]*[.D198])" office:value-type="float" office:value="1.56645566532986" calcext:value-type="float">
            <text:p>1.5664556653</text:p>
          </table:table-cell>
        </table:table-row>
        <table:table-row table:style-name="ro1">
          <table:table-cell table:number-columns-repeated="2" office:value-type="float" office:value="0.118203" calcext:value-type="float">
            <text:p>0.118203</text:p>
          </table:table-cell>
          <table:table-cell office:value-type="float" office:value="0.435929" calcext:value-type="float">
            <text:p>0.435929</text:p>
          </table:table-cell>
          <table:table-cell office:value-type="float" office:value="1.43374" calcext:value-type="float">
            <text:p>1.43374</text:p>
          </table:table-cell>
          <table:table-cell office:value-type="float" office:value="1548110494057492" calcext:value-type="float">
            <text:p>1548110494057492</text:p>
          </table:table-cell>
          <table:table-cell table:formula="of:=SQRT([.C199]*[.C199]+[.D199]*[.D199])" office:value-type="float" office:value="1.49854745691987" calcext:value-type="float">
            <text:p>1.4985474569</text:p>
          </table:table-cell>
        </table:table-row>
        <table:table-row table:style-name="ro1">
          <table:table-cell table:number-columns-repeated="2" office:value-type="float" office:value="0.130095" calcext:value-type="float">
            <text:p>0.130095</text:p>
          </table:table-cell>
          <table:table-cell office:value-type="float" office:value="0.529792" calcext:value-type="float">
            <text:p>0.529792</text:p>
          </table:table-cell>
          <table:table-cell office:value-type="float" office:value="1.86723" calcext:value-type="float">
            <text:p>1.86723</text:p>
          </table:table-cell>
          <table:table-cell office:value-type="float" office:value="1548110494074270" calcext:value-type="float">
            <text:p>1548110494074270</text:p>
          </table:table-cell>
          <table:table-cell table:formula="of:=SQRT([.C200]*[.C200]+[.D200]*[.D200])" office:value-type="float" office:value="1.9409346810658" calcext:value-type="float">
            <text:p>1.9409346811</text:p>
          </table:table-cell>
        </table:table-row>
        <table:table-row table:style-name="ro1">
          <table:table-cell table:number-columns-repeated="2" office:value-type="float" office:value="0.134386" calcext:value-type="float">
            <text:p>0.134386</text:p>
          </table:table-cell>
          <table:table-cell office:value-type="float" office:value="0.363121" calcext:value-type="float">
            <text:p>0.363121</text:p>
          </table:table-cell>
          <table:table-cell office:value-type="float" office:value="1.73448" calcext:value-type="float">
            <text:p>1.73448</text:p>
          </table:table-cell>
          <table:table-cell office:value-type="float" office:value="1548110494090994" calcext:value-type="float">
            <text:p>1548110494090994</text:p>
          </table:table-cell>
          <table:table-cell table:formula="of:=SQRT([.C201]*[.C201]+[.D201]*[.D201])" office:value-type="float" office:value="1.77208287928105" calcext:value-type="float">
            <text:p>1.7720828793</text:p>
          </table:table-cell>
        </table:table-row>
        <table:table-row table:style-name="ro1">
          <table:table-cell table:number-columns-repeated="2" office:value-type="float" office:value="0.138018" calcext:value-type="float">
            <text:p>0.138018</text:p>
          </table:table-cell>
          <table:table-cell office:value-type="float" office:value="0.363121" calcext:value-type="float">
            <text:p>0.363121</text:p>
          </table:table-cell>
          <table:table-cell office:value-type="float" office:value="1.73448" calcext:value-type="float">
            <text:p>1.73448</text:p>
          </table:table-cell>
          <table:table-cell office:value-type="float" office:value="1548110494107795" calcext:value-type="float">
            <text:p>1548110494107795</text:p>
          </table:table-cell>
          <table:table-cell table:formula="of:=SQRT([.C202]*[.C202]+[.D202]*[.D202])" office:value-type="float" office:value="1.77208287928105" calcext:value-type="float">
            <text:p>1.7720828793</text:p>
          </table:table-cell>
        </table:table-row>
        <table:table-row table:style-name="ro1">
          <table:table-cell table:number-columns-repeated="2" office:value-type="float" office:value="0.145713" calcext:value-type="float">
            <text:p>0.145713</text:p>
          </table:table-cell>
          <table:table-cell office:value-type="float" office:value="0.305524" calcext:value-type="float">
            <text:p>0.305524</text:p>
          </table:table-cell>
          <table:table-cell office:value-type="float" office:value="1.1291" calcext:value-type="float">
            <text:p>1.1291</text:p>
          </table:table-cell>
          <table:table-cell office:value-type="float" office:value="1548110494124571" calcext:value-type="float">
            <text:p>1548110494124571</text:p>
          </table:table-cell>
          <table:table-cell table:formula="of:=SQRT([.C203]*[.C203]+[.D203]*[.D203])" office:value-type="float" office:value="1.16970582822178" calcext:value-type="float">
            <text:p>1.1697058282</text:p>
          </table:table-cell>
        </table:table-row>
        <table:table-row table:style-name="ro1">
          <table:table-cell table:number-columns-repeated="2" office:value-type="float" office:value="0.152103" calcext:value-type="float">
            <text:p>0.152103</text:p>
          </table:table-cell>
          <table:table-cell office:value-type="float" office:value="0.425444" calcext:value-type="float">
            <text:p>0.425444</text:p>
          </table:table-cell>
          <table:table-cell office:value-type="float" office:value="1.34369" calcext:value-type="float">
            <text:p>1.34369</text:p>
          </table:table-cell>
          <table:table-cell office:value-type="float" office:value="1548110494141399" calcext:value-type="float">
            <text:p>1548110494141399</text:p>
          </table:table-cell>
          <table:table-cell table:formula="of:=SQRT([.C204]*[.C204]+[.D204]*[.D204])" office:value-type="float" office:value="1.40943443027194" calcext:value-type="float">
            <text:p>1.4094344303</text:p>
          </table:table-cell>
        </table:table-row>
        <table:table-row table:style-name="ro1">
          <table:table-cell table:number-columns-repeated="2" office:value-type="float" office:value="0.160333" calcext:value-type="float">
            <text:p>0.160333</text:p>
          </table:table-cell>
          <table:table-cell office:value-type="float" office:value="0.417624" calcext:value-type="float">
            <text:p>0.417624</text:p>
          </table:table-cell>
          <table:table-cell office:value-type="float" office:value="1.49567" calcext:value-type="float">
            <text:p>1.49567</text:p>
          </table:table-cell>
          <table:table-cell office:value-type="float" office:value="1548110494158198" calcext:value-type="float">
            <text:p>1548110494158198</text:p>
          </table:table-cell>
          <table:table-cell table:formula="of:=SQRT([.C205]*[.C205]+[.D205]*[.D205])" office:value-type="float" office:value="1.55288072764009" calcext:value-type="float">
            <text:p>1.5528807276</text:p>
          </table:table-cell>
        </table:table-row>
        <table:table-row table:style-name="ro1">
          <table:table-cell table:number-columns-repeated="2" office:value-type="float" office:value="0.170293" calcext:value-type="float">
            <text:p>0.170293</text:p>
          </table:table-cell>
          <table:table-cell office:value-type="float" office:value="0.459804" calcext:value-type="float">
            <text:p>0.459804</text:p>
          </table:table-cell>
          <table:table-cell office:value-type="float" office:value="1.32595" calcext:value-type="float">
            <text:p>1.32595</text:p>
          </table:table-cell>
          <table:table-cell office:value-type="float" office:value="1548110494177151" calcext:value-type="float">
            <text:p>1548110494177151</text:p>
          </table:table-cell>
          <table:table-cell table:formula="of:=SQRT([.C206]*[.C206]+[.D206]*[.D206])" office:value-type="float" office:value="1.40341124440272" calcext:value-type="float">
            <text:p>1.4034112444</text:p>
          </table:table-cell>
        </table:table-row>
        <table:table-row table:style-name="ro1">
          <table:table-cell table:number-columns-repeated="2" office:value-type="float" office:value="0.176548" calcext:value-type="float">
            <text:p>0.176548</text:p>
          </table:table-cell>
          <table:table-cell office:value-type="float" office:value="0.385577" calcext:value-type="float">
            <text:p>0.385577</text:p>
          </table:table-cell>
          <table:table-cell office:value-type="float" office:value="1.32183" calcext:value-type="float">
            <text:p>1.32183</text:p>
          </table:table-cell>
          <table:table-cell office:value-type="float" office:value="1548110494193920" calcext:value-type="float">
            <text:p>1548110494193920</text:p>
          </table:table-cell>
          <table:table-cell table:formula="of:=SQRT([.C207]*[.C207]+[.D207]*[.D207])" office:value-type="float" office:value="1.376918360626" calcext:value-type="float">
            <text:p>1.3769183606</text:p>
          </table:table-cell>
        </table:table-row>
        <table:table-row table:style-name="ro1">
          <table:table-cell table:number-columns-repeated="2" office:value-type="float" office:value="0.176875" calcext:value-type="float">
            <text:p>0.176875</text:p>
          </table:table-cell>
          <table:table-cell office:value-type="float" office:value="0.266381" calcext:value-type="float">
            <text:p>0.266381</text:p>
          </table:table-cell>
          <table:table-cell office:value-type="float" office:value="1.3375" calcext:value-type="float">
            <text:p>1.3375</text:p>
          </table:table-cell>
          <table:table-cell office:value-type="float" office:value="1548110494210707" calcext:value-type="float">
            <text:p>1548110494210707</text:p>
          </table:table-cell>
          <table:table-cell table:formula="of:=SQRT([.C208]*[.C208]+[.D208]*[.D208])" office:value-type="float" office:value="1.3637687073551" calcext:value-type="float">
            <text:p>1.3637687074</text:p>
          </table:table-cell>
        </table:table-row>
        <table:table-row table:style-name="ro1">
          <table:table-cell table:number-columns-repeated="2" office:value-type="float" office:value="0.181703" calcext:value-type="float">
            <text:p>0.181703</text:p>
          </table:table-cell>
          <table:table-cell office:value-type="float" office:value="0.252532" calcext:value-type="float">
            <text:p>0.252532</text:p>
          </table:table-cell>
          <table:table-cell office:value-type="float" office:value="1.4432" calcext:value-type="float">
            <text:p>1.4432</text:p>
          </table:table-cell>
          <table:table-cell office:value-type="float" office:value="1548110494227444" calcext:value-type="float">
            <text:p>1548110494227444</text:p>
          </table:table-cell>
          <table:table-cell table:formula="of:=SQRT([.C209]*[.C209]+[.D209]*[.D209])" office:value-type="float" office:value="1.46512752039677" calcext:value-type="float">
            <text:p>1.4651275204</text:p>
          </table:table-cell>
        </table:table-row>
        <table:table-row table:style-name="ro1">
          <table:table-cell table:number-columns-repeated="2" office:value-type="float" office:value="0.193981" calcext:value-type="float">
            <text:p>0.193981</text:p>
          </table:table-cell>
          <table:table-cell office:value-type="float" office:value="0.442805" calcext:value-type="float">
            <text:p>0.442805</text:p>
          </table:table-cell>
          <table:table-cell office:value-type="float" office:value="1.30588" calcext:value-type="float">
            <text:p>1.30588</text:p>
          </table:table-cell>
          <table:table-cell office:value-type="float" office:value="1548110494244161" calcext:value-type="float">
            <text:p>1548110494244161</text:p>
          </table:table-cell>
          <table:table-cell table:formula="of:=SQRT([.C210]*[.C210]+[.D210]*[.D210])" office:value-type="float" office:value="1.37891219532826" calcext:value-type="float">
            <text:p>1.3789121953</text:p>
          </table:table-cell>
        </table:table-row>
        <table:table-row table:style-name="ro1">
          <table:table-cell table:number-columns-repeated="2" office:value-type="float" office:value="0.195588" calcext:value-type="float">
            <text:p>0.195588</text:p>
          </table:table-cell>
          <table:table-cell office:value-type="float" office:value="0.34747" calcext:value-type="float">
            <text:p>0.34747</text:p>
          </table:table-cell>
          <table:table-cell office:value-type="float" office:value="1.3078" calcext:value-type="float">
            <text:p>1.3078</text:p>
          </table:table-cell>
          <table:table-cell office:value-type="float" office:value="1548110494260987" calcext:value-type="float">
            <text:p>1548110494260987</text:p>
          </table:table-cell>
          <table:table-cell table:formula="of:=SQRT([.C211]*[.C211]+[.D211]*[.D211])" office:value-type="float" office:value="1.35317265746098" calcext:value-type="float">
            <text:p>1.3531726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7:43:48.894463577</dc:date>
    <meta:editing-duration>PT2M10S</meta:editing-duration>
    <meta:editing-cycles>1</meta:editing-cycles>
    <meta:document-statistic meta:table-count="1" meta:cell-count="119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test.E1:test.F241" svg:x="0.32cm" svg:y="0.18cm" svg:width="11.291cm" svg:height="8.64cm">
          <chartooo:coordinate-region svg:x="1.802cm" svg:y="0.379cm" svg:width="8.3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F1:test.F241" chart:class="chart:scatter">
            <chart:domain table:cell-range-address="test.E1:test.E241"/>
            <chart:regression-curve chart:style-name="ch7">
              <chart:equation chart:display-equation="true" chart:display-r-square="true" svg:x="6.678cm" svg:y="0.913cm"/>
            </chart:regression-curve>
            <chart:data-point chart:repeated="2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E1:test.E241</svg:desc>
                </draw:g>
              </table:table-cell>
              <table:table-cell office:value-type="float" office:value="NaN">
                <text:p>NaN</text:p>
                <draw:g>
                  <svg:desc>test.F1:test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8110490927621">
                <text:p>1548110490927621</text:p>
              </table:table-cell>
              <table:table-cell office:value-type="float" office:value="2.16894587700201">
                <text:p>2.16894587700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8110490944384">
                <text:p>1548110490944384</text:p>
              </table:table-cell>
              <table:table-cell office:value-type="float" office:value="2.25447957567173">
                <text:p>2.25447957567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8110490961179">
                <text:p>1548110490961179</text:p>
              </table:table-cell>
              <table:table-cell office:value-type="float" office:value="2.15361913350527">
                <text:p>2.153619133505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8110490980199">
                <text:p>1548110490980199</text:p>
              </table:table-cell>
              <table:table-cell office:value-type="float" office:value="2.58893113253327">
                <text:p>2.58893113253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8110490996973">
                <text:p>1548110490996973</text:p>
              </table:table-cell>
              <table:table-cell office:value-type="float" office:value="2.43458592180457">
                <text:p>2.43458592180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8110491013742">
                <text:p>1548110491013742</text:p>
              </table:table-cell>
              <table:table-cell office:value-type="float" office:value="2.21823670677861">
                <text:p>2.21823670677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8110491030504">
                <text:p>1548110491030504</text:p>
              </table:table-cell>
              <table:table-cell office:value-type="float" office:value="2.05336619464624">
                <text:p>2.05336619464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110491047359">
                <text:p>1548110491047359</text:p>
              </table:table-cell>
              <table:table-cell office:value-type="float" office:value="2.05336619464624">
                <text:p>2.05336619464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110491064063">
                <text:p>1548110491064063</text:p>
              </table:table-cell>
              <table:table-cell office:value-type="float" office:value="2.04933780175451">
                <text:p>2.049337801754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110491081047">
                <text:p>1548110491081047</text:p>
              </table:table-cell>
              <table:table-cell office:value-type="float" office:value="2.04933780175451">
                <text:p>2.04933780175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8110491097851">
                <text:p>1548110491097851</text:p>
              </table:table-cell>
              <table:table-cell office:value-type="float" office:value="1.83302872663687">
                <text:p>1.83302872663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8110491115417">
                <text:p>1548110491115417</text:p>
              </table:table-cell>
              <table:table-cell office:value-type="float" office:value="1.81449621497649">
                <text:p>1.81449621497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8110491132225">
                <text:p>1548110491132225</text:p>
              </table:table-cell>
              <table:table-cell office:value-type="float" office:value="1.9402762267886">
                <text:p>1.9402762267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8110491148963">
                <text:p>1548110491148963</text:p>
              </table:table-cell>
              <table:table-cell office:value-type="float" office:value="2.3996129303596">
                <text:p>2.3996129303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8110491165696">
                <text:p>1548110491165696</text:p>
              </table:table-cell>
              <table:table-cell office:value-type="float" office:value="1.97369862432465">
                <text:p>1.97369862432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8110491182426">
                <text:p>1548110491182426</text:p>
              </table:table-cell>
              <table:table-cell office:value-type="float" office:value="1.87630372288177">
                <text:p>1.876303722881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8110491199155">
                <text:p>1548110491199155</text:p>
              </table:table-cell>
              <table:table-cell office:value-type="float" office:value="2.20390340511466">
                <text:p>2.20390340511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8110491216333">
                <text:p>1548110491216333</text:p>
              </table:table-cell>
              <table:table-cell office:value-type="float" office:value="2.02815002265636">
                <text:p>2.028150022656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8110491233126">
                <text:p>1548110491233126</text:p>
              </table:table-cell>
              <table:table-cell office:value-type="float" office:value="1.90309887372569">
                <text:p>1.903098873725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8110491249880">
                <text:p>1548110491249880</text:p>
              </table:table-cell>
              <table:table-cell office:value-type="float" office:value="2.19808392890831">
                <text:p>2.198083928908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8110491267597">
                <text:p>1548110491267597</text:p>
              </table:table-cell>
              <table:table-cell office:value-type="float" office:value="2.00145707008569">
                <text:p>2.001457070085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8110491284378">
                <text:p>1548110491284378</text:p>
              </table:table-cell>
              <table:table-cell office:value-type="float" office:value="1.78271901575206">
                <text:p>1.78271901575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8110491301189">
                <text:p>1548110491301189</text:p>
              </table:table-cell>
              <table:table-cell office:value-type="float" office:value="2.16849309088132">
                <text:p>2.16849309088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8110491317972">
                <text:p>1548110491317972</text:p>
              </table:table-cell>
              <table:table-cell office:value-type="float" office:value="1.90429018187381">
                <text:p>1.90429018187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8110491334701">
                <text:p>1548110491334701</text:p>
              </table:table-cell>
              <table:table-cell office:value-type="float" office:value="2.29596446005791">
                <text:p>2.295964460057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8110491351477">
                <text:p>1548110491351477</text:p>
              </table:table-cell>
              <table:table-cell office:value-type="float" office:value="2.10633589596935">
                <text:p>2.10633589596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8110491368288">
                <text:p>1548110491368288</text:p>
              </table:table-cell>
              <table:table-cell office:value-type="float" office:value="1.77868415816552">
                <text:p>1.77868415816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8110491385039">
                <text:p>1548110491385039</text:p>
              </table:table-cell>
              <table:table-cell office:value-type="float" office:value="2.02650972226042">
                <text:p>2.026509722260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8110491401811">
                <text:p>1548110491401811</text:p>
              </table:table-cell>
              <table:table-cell office:value-type="float" office:value="1.99599993740606">
                <text:p>1.995999937406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8110491418606">
                <text:p>1548110491418606</text:p>
              </table:table-cell>
              <table:table-cell office:value-type="float" office:value="1.77712112049235">
                <text:p>1.777121120492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8110491435365">
                <text:p>1548110491435365</text:p>
              </table:table-cell>
              <table:table-cell office:value-type="float" office:value="2.08686861200316">
                <text:p>2.086868612003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8110491452135">
                <text:p>1548110491452135</text:p>
              </table:table-cell>
              <table:table-cell office:value-type="float" office:value="2.01910425939549">
                <text:p>2.019104259395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8110491468952">
                <text:p>1548110491468952</text:p>
              </table:table-cell>
              <table:table-cell office:value-type="float" office:value="1.70523719421229">
                <text:p>1.70523719421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8110491485748">
                <text:p>1548110491485748</text:p>
              </table:table-cell>
              <table:table-cell office:value-type="float" office:value="2.35477137549614">
                <text:p>2.35477137549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48110491502492">
                <text:p>1548110491502492</text:p>
              </table:table-cell>
              <table:table-cell office:value-type="float" office:value="2.27056672747224">
                <text:p>2.27056672747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8110491519214">
                <text:p>1548110491519214</text:p>
              </table:table-cell>
              <table:table-cell office:value-type="float" office:value="1.77403938206822">
                <text:p>1.77403938206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8110491536298">
                <text:p>1548110491536298</text:p>
              </table:table-cell>
              <table:table-cell office:value-type="float" office:value="1.77403938206822">
                <text:p>1.774039382068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8110491553069">
                <text:p>1548110491553069</text:p>
              </table:table-cell>
              <table:table-cell office:value-type="float" office:value="1.56694718201859">
                <text:p>1.56694718201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8110491569793">
                <text:p>1548110491569793</text:p>
              </table:table-cell>
              <table:table-cell office:value-type="float" office:value="1.66503780127089">
                <text:p>1.66503780127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8110491586524">
                <text:p>1548110491586524</text:p>
              </table:table-cell>
              <table:table-cell office:value-type="float" office:value="2.14743100193906">
                <text:p>2.147431001939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8110491603297">
                <text:p>1548110491603297</text:p>
              </table:table-cell>
              <table:table-cell office:value-type="float" office:value="1.97955767093586">
                <text:p>1.979557670935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8110491620047">
                <text:p>1548110491620047</text:p>
              </table:table-cell>
              <table:table-cell office:value-type="float" office:value="1.60282611753771">
                <text:p>1.60282611753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8110491636798">
                <text:p>1548110491636798</text:p>
              </table:table-cell>
              <table:table-cell office:value-type="float" office:value="1.94058638654016">
                <text:p>1.94058638654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8110491653521">
                <text:p>1548110491653521</text:p>
              </table:table-cell>
              <table:table-cell office:value-type="float" office:value="1.92437925091417">
                <text:p>1.924379250914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8110491670252">
                <text:p>1548110491670252</text:p>
              </table:table-cell>
              <table:table-cell office:value-type="float" office:value="1.66147661069574">
                <text:p>1.661476610695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8110491687074">
                <text:p>1548110491687074</text:p>
              </table:table-cell>
              <table:table-cell office:value-type="float" office:value="1.96504932727527">
                <text:p>1.96504932727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8110491703909">
                <text:p>1548110491703909</text:p>
              </table:table-cell>
              <table:table-cell office:value-type="float" office:value="1.85319848837085">
                <text:p>1.85319848837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8110491720720">
                <text:p>1548110491720720</text:p>
              </table:table-cell>
              <table:table-cell office:value-type="float" office:value="2.10494591340989">
                <text:p>2.104945913409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8110491737515">
                <text:p>1548110491737515</text:p>
              </table:table-cell>
              <table:table-cell office:value-type="float" office:value="1.95747674479698">
                <text:p>1.95747674479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48110491754274">
                <text:p>1548110491754274</text:p>
              </table:table-cell>
              <table:table-cell office:value-type="float" office:value="1.72539905587345">
                <text:p>1.72539905587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8110491771215">
                <text:p>1548110491771215</text:p>
              </table:table-cell>
              <table:table-cell office:value-type="float" office:value="1.9223797186966">
                <text:p>1.92237971869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8110491788001">
                <text:p>1548110491788001</text:p>
              </table:table-cell>
              <table:table-cell office:value-type="float" office:value="1.77462717456062">
                <text:p>1.774627174560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8110491804725">
                <text:p>1548110491804725</text:p>
              </table:table-cell>
              <table:table-cell office:value-type="float" office:value="1.6048057059124">
                <text:p>1.6048057059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8110491821487">
                <text:p>1548110491821487</text:p>
              </table:table-cell>
              <table:table-cell office:value-type="float" office:value="1.91822647030949">
                <text:p>1.918226470309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8110491838220">
                <text:p>1548110491838220</text:p>
              </table:table-cell>
              <table:table-cell office:value-type="float" office:value="1.74732934615201">
                <text:p>1.747329346152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8110491855001">
                <text:p>1548110491855001</text:p>
              </table:table-cell>
              <table:table-cell office:value-type="float" office:value="1.70347526087965">
                <text:p>1.703475260879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8110491871766">
                <text:p>1548110491871766</text:p>
              </table:table-cell>
              <table:table-cell office:value-type="float" office:value="2.0272543379263">
                <text:p>2.02725433792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8110491888500">
                <text:p>1548110491888500</text:p>
              </table:table-cell>
              <table:table-cell office:value-type="float" office:value="1.85270697837758">
                <text:p>1.852706978377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8110491905607">
                <text:p>1548110491905607</text:p>
              </table:table-cell>
              <table:table-cell office:value-type="float" office:value="1.5975677203474">
                <text:p>1.5975677203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8110491922346">
                <text:p>1548110491922346</text:p>
              </table:table-cell>
              <table:table-cell office:value-type="float" office:value="1.873104897096">
                <text:p>1.8731048970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8110491939089">
                <text:p>1548110491939089</text:p>
              </table:table-cell>
              <table:table-cell office:value-type="float" office:value="1.84335798981777">
                <text:p>1.843357989817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8110491955806">
                <text:p>1548110491955806</text:p>
              </table:table-cell>
              <table:table-cell office:value-type="float" office:value="2.08117686796702">
                <text:p>2.081176867967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8110491972862">
                <text:p>1548110491972862</text:p>
              </table:table-cell>
              <table:table-cell office:value-type="float" office:value="2.07382309724721">
                <text:p>2.073823097247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8110491989499">
                <text:p>1548110491989499</text:p>
              </table:table-cell>
              <table:table-cell office:value-type="float" office:value="1.84360751556859">
                <text:p>1.843607515568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8110492006350">
                <text:p>1548110492006350</text:p>
              </table:table-cell>
              <table:table-cell office:value-type="float" office:value="1.84360751556859">
                <text:p>1.843607515568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8110492023119">
                <text:p>1548110492023119</text:p>
              </table:table-cell>
              <table:table-cell office:value-type="float" office:value="1.60546112435057">
                <text:p>1.60546112435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8110492041694">
                <text:p>1548110492041694</text:p>
              </table:table-cell>
              <table:table-cell office:value-type="float" office:value="1.62701874999921">
                <text:p>1.627018749999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8110492058427">
                <text:p>1548110492058427</text:p>
              </table:table-cell>
              <table:table-cell office:value-type="float" office:value="1.5477412426126">
                <text:p>1.5477412426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8110492075220">
                <text:p>1548110492075220</text:p>
              </table:table-cell>
              <table:table-cell office:value-type="float" office:value="1.86091967608196">
                <text:p>1.860919676081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8110492092000">
                <text:p>1548110492092000</text:p>
              </table:table-cell>
              <table:table-cell office:value-type="float" office:value="1.87181046158953">
                <text:p>1.871810461589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8110492108779">
                <text:p>1548110492108779</text:p>
              </table:table-cell>
              <table:table-cell office:value-type="float" office:value="1.63897651254708">
                <text:p>1.638976512547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8110492125588">
                <text:p>1548110492125588</text:p>
              </table:table-cell>
              <table:table-cell office:value-type="float" office:value="2.00597704298928">
                <text:p>2.00597704298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48110492142353">
                <text:p>1548110492142353</text:p>
              </table:table-cell>
              <table:table-cell office:value-type="float" office:value="1.94098529440694">
                <text:p>1.940985294406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48110492159131">
                <text:p>1548110492159131</text:p>
              </table:table-cell>
              <table:table-cell office:value-type="float" office:value="1.68335430564216">
                <text:p>1.683354305642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8110492175951">
                <text:p>1548110492175951</text:p>
              </table:table-cell>
              <table:table-cell office:value-type="float" office:value="1.95150381045388">
                <text:p>1.951503810453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48110492192727">
                <text:p>1548110492192727</text:p>
              </table:table-cell>
              <table:table-cell office:value-type="float" office:value="1.87438100922971">
                <text:p>1.874381009229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48110492209549">
                <text:p>1548110492209549</text:p>
              </table:table-cell>
              <table:table-cell office:value-type="float" office:value="1.6314794470299">
                <text:p>1.6314794470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8110492226316">
                <text:p>1548110492226316</text:p>
              </table:table-cell>
              <table:table-cell office:value-type="float" office:value="1.91613928479221">
                <text:p>1.916139284792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8110492243159">
                <text:p>1548110492243159</text:p>
              </table:table-cell>
              <table:table-cell office:value-type="float" office:value="1.85927628091793">
                <text:p>1.859276280917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48110492259942">
                <text:p>1548110492259942</text:p>
              </table:table-cell>
              <table:table-cell office:value-type="float" office:value="1.54702959788266">
                <text:p>1.547029597882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8110492276666">
                <text:p>1548110492276666</text:p>
              </table:table-cell>
              <table:table-cell office:value-type="float" office:value="1.88154503670149">
                <text:p>1.881545036701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48110492293398">
                <text:p>1548110492293398</text:p>
              </table:table-cell>
              <table:table-cell office:value-type="float" office:value="1.86041541780324">
                <text:p>1.860415417803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8110492310137">
                <text:p>1548110492310137</text:p>
              </table:table-cell>
              <table:table-cell office:value-type="float" office:value="1.67288157735567">
                <text:p>1.672881577355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8110492326958">
                <text:p>1548110492326958</text:p>
              </table:table-cell>
              <table:table-cell office:value-type="float" office:value="1.89034239227421">
                <text:p>1.890342392274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8110492343877">
                <text:p>1548110492343877</text:p>
              </table:table-cell>
              <table:table-cell office:value-type="float" office:value="2.05667599242078">
                <text:p>2.056675992420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8110492360450">
                <text:p>1548110492360450</text:p>
              </table:table-cell>
              <table:table-cell office:value-type="float" office:value="1.60517146031195">
                <text:p>1.60517146031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48110492377953">
                <text:p>1548110492377953</text:p>
              </table:table-cell>
              <table:table-cell office:value-type="float" office:value="1.88197449081649">
                <text:p>1.881974490816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8110492394701">
                <text:p>1548110492394701</text:p>
              </table:table-cell>
              <table:table-cell office:value-type="float" office:value="1.87077974066136">
                <text:p>1.87077974066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8110492411428">
                <text:p>1548110492411428</text:p>
              </table:table-cell>
              <table:table-cell office:value-type="float" office:value="1.68020685445245">
                <text:p>1.680206854452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48110492429811">
                <text:p>1548110492429811</text:p>
              </table:table-cell>
              <table:table-cell office:value-type="float" office:value="2.11480554649263">
                <text:p>2.114805546492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8110492444963">
                <text:p>1548110492444963</text:p>
              </table:table-cell>
              <table:table-cell office:value-type="float" office:value="2.06595572314607">
                <text:p>2.065955723146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8110492461778">
                <text:p>1548110492461778</text:p>
              </table:table-cell>
              <table:table-cell office:value-type="float" office:value="2.20808510578737">
                <text:p>2.208085105787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8110492479342">
                <text:p>1548110492479342</text:p>
              </table:table-cell>
              <table:table-cell office:value-type="float" office:value="1.89817863042444">
                <text:p>1.89817863042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8110492496102">
                <text:p>1548110492496102</text:p>
              </table:table-cell>
              <table:table-cell office:value-type="float" office:value="1.67454502412118">
                <text:p>1.67454502412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48110492512842">
                <text:p>1548110492512842</text:p>
              </table:table-cell>
              <table:table-cell office:value-type="float" office:value="2.20098803625644">
                <text:p>2.200988036256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48110492529588">
                <text:p>1548110492529588</text:p>
              </table:table-cell>
              <table:table-cell office:value-type="float" office:value="2.07280703892692">
                <text:p>2.072807038926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48110492546375">
                <text:p>1548110492546375</text:p>
              </table:table-cell>
              <table:table-cell office:value-type="float" office:value="1.47097071867662">
                <text:p>1.470970718676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8110492563139">
                <text:p>1548110492563139</text:p>
              </table:table-cell>
              <table:table-cell office:value-type="float" office:value="1.41070212312735">
                <text:p>1.410702123127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8110492579908">
                <text:p>1548110492579908</text:p>
              </table:table-cell>
              <table:table-cell office:value-type="float" office:value="1.31054065249003">
                <text:p>1.31054065249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8110492596651">
                <text:p>1548110492596651</text:p>
              </table:table-cell>
              <table:table-cell office:value-type="float" office:value="1.77873382760772">
                <text:p>1.778733827607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48110492613439">
                <text:p>1548110492613439</text:p>
              </table:table-cell>
              <table:table-cell office:value-type="float" office:value="2.14916603211013">
                <text:p>2.149166032110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48110492630177">
                <text:p>1548110492630177</text:p>
              </table:table-cell>
              <table:table-cell office:value-type="float" office:value="2.03769549675632">
                <text:p>2.037695496756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8110492646912">
                <text:p>1548110492646912</text:p>
              </table:table-cell>
              <table:table-cell office:value-type="float" office:value="1.69201983070412">
                <text:p>1.692019830704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8110492663695">
                <text:p>1548110492663695</text:p>
              </table:table-cell>
              <table:table-cell office:value-type="float" office:value="1.83909595664174">
                <text:p>1.839095956641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48110492680505">
                <text:p>1548110492680505</text:p>
              </table:table-cell>
              <table:table-cell office:value-type="float" office:value="1.84619242115875">
                <text:p>1.84619242115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8110492697282">
                <text:p>1548110492697282</text:p>
              </table:table-cell>
              <table:table-cell office:value-type="float" office:value="1.62269286128213">
                <text:p>1.622692861282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48110492714049">
                <text:p>1548110492714049</text:p>
              </table:table-cell>
              <table:table-cell office:value-type="float" office:value="1.88528794197836">
                <text:p>1.885287941978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8110492730904">
                <text:p>1548110492730904</text:p>
              </table:table-cell>
              <table:table-cell office:value-type="float" office:value="1.85337062764035">
                <text:p>1.853370627640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48110492747749">
                <text:p>1548110492747749</text:p>
              </table:table-cell>
              <table:table-cell office:value-type="float" office:value="1.55711796959286">
                <text:p>1.557117969592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48110492764466">
                <text:p>1548110492764466</text:p>
              </table:table-cell>
              <table:table-cell office:value-type="float" office:value="1.83073644040889">
                <text:p>1.830736440408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8110492781237">
                <text:p>1548110492781237</text:p>
              </table:table-cell>
              <table:table-cell office:value-type="float" office:value="1.72082931484677">
                <text:p>1.720829314846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48110492798000">
                <text:p>1548110492798000</text:p>
              </table:table-cell>
              <table:table-cell office:value-type="float" office:value="1.83059994931197">
                <text:p>1.830599949311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48110492814722">
                <text:p>1548110492814722</text:p>
              </table:table-cell>
              <table:table-cell office:value-type="float" office:value="1.9300287140478">
                <text:p>1.9300287140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48110492831447">
                <text:p>1548110492831447</text:p>
              </table:table-cell>
              <table:table-cell office:value-type="float" office:value="1.70065459783108">
                <text:p>1.70065459783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48110492848497">
                <text:p>1548110492848497</text:p>
              </table:table-cell>
              <table:table-cell office:value-type="float" office:value="1.56071250373315">
                <text:p>1.560712503733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8110492865202">
                <text:p>1548110492865202</text:p>
              </table:table-cell>
              <table:table-cell office:value-type="float" office:value="1.79290038476235">
                <text:p>1.792900384762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48110492881987">
                <text:p>1548110492881987</text:p>
              </table:table-cell>
              <table:table-cell office:value-type="float" office:value="1.74030854260502">
                <text:p>1.740308542605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8110492898726">
                <text:p>1548110492898726</text:p>
              </table:table-cell>
              <table:table-cell office:value-type="float" office:value="1.5213087024125">
                <text:p>1.5213087024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8110492915442">
                <text:p>1548110492915442</text:p>
              </table:table-cell>
              <table:table-cell office:value-type="float" office:value="1.46080900012596">
                <text:p>1.460809000125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8110492932311">
                <text:p>1548110492932311</text:p>
              </table:table-cell>
              <table:table-cell office:value-type="float" office:value="1.77592237114717">
                <text:p>1.775922371147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48110492949229">
                <text:p>1548110492949229</text:p>
              </table:table-cell>
              <table:table-cell office:value-type="float" office:value="1.68593107634446">
                <text:p>1.685931076344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8110492966049">
                <text:p>1548110492966049</text:p>
              </table:table-cell>
              <table:table-cell office:value-type="float" office:value="1.80423511156085">
                <text:p>1.80423511156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8110492982813">
                <text:p>1548110492982813</text:p>
              </table:table-cell>
              <table:table-cell office:value-type="float" office:value="1.66349518007838">
                <text:p>1.663495180078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8110492999552">
                <text:p>1548110492999552</text:p>
              </table:table-cell>
              <table:table-cell office:value-type="float" office:value="1.54741914267887">
                <text:p>1.547419142678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8110493016293">
                <text:p>1548110493016293</text:p>
              </table:table-cell>
              <table:table-cell office:value-type="float" office:value="1.71510540178031">
                <text:p>1.71510540178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8110493033058">
                <text:p>1548110493033058</text:p>
              </table:table-cell>
              <table:table-cell office:value-type="float" office:value="1.85615143848663">
                <text:p>1.85615143848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8110493049823">
                <text:p>1548110493049823</text:p>
              </table:table-cell>
              <table:table-cell office:value-type="float" office:value="2.27276323473014">
                <text:p>2.272763234730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8110493066598">
                <text:p>1548110493066598</text:p>
              </table:table-cell>
              <table:table-cell office:value-type="float" office:value="1.92249172397074">
                <text:p>1.922491723970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8110493083467">
                <text:p>1548110493083467</text:p>
              </table:table-cell>
              <table:table-cell office:value-type="float" office:value="1.55120400820814">
                <text:p>1.55120400820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48110493100285">
                <text:p>1548110493100285</text:p>
              </table:table-cell>
              <table:table-cell office:value-type="float" office:value="1.70792146771331">
                <text:p>1.707921467713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8110493117017">
                <text:p>1548110493117017</text:p>
              </table:table-cell>
              <table:table-cell office:value-type="float" office:value="1.63718379490545">
                <text:p>1.637183794905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8110493133793">
                <text:p>1548110493133793</text:p>
              </table:table-cell>
              <table:table-cell office:value-type="float" office:value="1.46401166697025">
                <text:p>1.464011666970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8110493150525">
                <text:p>1548110493150525</text:p>
              </table:table-cell>
              <table:table-cell office:value-type="float" office:value="1.6853972360058">
                <text:p>1.68539723600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8110493167372">
                <text:p>1548110493167372</text:p>
              </table:table-cell>
              <table:table-cell office:value-type="float" office:value="1.67457836064007">
                <text:p>1.674578360640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8110493184081">
                <text:p>1548110493184081</text:p>
              </table:table-cell>
              <table:table-cell office:value-type="float" office:value="1.43595896646666">
                <text:p>1.435958966466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48110493200844">
                <text:p>1548110493200844</text:p>
              </table:table-cell>
              <table:table-cell office:value-type="float" office:value="1.66838681945315">
                <text:p>1.668386819453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48110493217632">
                <text:p>1548110493217632</text:p>
              </table:table-cell>
              <table:table-cell office:value-type="float" office:value="1.70903281362179">
                <text:p>1.709032813621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8110493234401">
                <text:p>1548110493234401</text:p>
              </table:table-cell>
              <table:table-cell office:value-type="float" office:value="1.93980353735862">
                <text:p>1.939803537358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8110493251158">
                <text:p>1548110493251158</text:p>
              </table:table-cell>
              <table:table-cell office:value-type="float" office:value="1.6443670909733">
                <text:p>1.64436709097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8110493267922">
                <text:p>1548110493267922</text:p>
              </table:table-cell>
              <table:table-cell office:value-type="float" office:value="1.39069625607499">
                <text:p>1.390696256074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8110493284649">
                <text:p>1548110493284649</text:p>
              </table:table-cell>
              <table:table-cell office:value-type="float" office:value="1.66454042276209">
                <text:p>1.664540422762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8110493301438">
                <text:p>1548110493301438</text:p>
              </table:table-cell>
              <table:table-cell office:value-type="float" office:value="1.61058860422176">
                <text:p>1.61058860422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8110493318207">
                <text:p>1548110493318207</text:p>
              </table:table-cell>
              <table:table-cell office:value-type="float" office:value="1.4084021023685">
                <text:p>1.40840210236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8110493335367">
                <text:p>1548110493335367</text:p>
              </table:table-cell>
              <table:table-cell office:value-type="float" office:value="1.6860614932392">
                <text:p>1.68606149323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8110493352084">
                <text:p>1548110493352084</text:p>
              </table:table-cell>
              <table:table-cell office:value-type="float" office:value="1.65630685364035">
                <text:p>1.656306853640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48110493368860">
                <text:p>1548110493368860</text:p>
              </table:table-cell>
              <table:table-cell office:value-type="float" office:value="1.46066779454604">
                <text:p>1.460667794546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48110493385637">
                <text:p>1548110493385637</text:p>
              </table:table-cell>
              <table:table-cell office:value-type="float" office:value="1.68719684169957">
                <text:p>1.687196841699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110493402401">
                <text:p>1548110493402401</text:p>
              </table:table-cell>
              <table:table-cell office:value-type="float" office:value="1.50899045882206">
                <text:p>1.508990458822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48110493419194">
                <text:p>1548110493419194</text:p>
              </table:table-cell>
              <table:table-cell office:value-type="float" office:value="1.44935499427883">
                <text:p>1.449354994278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48110493435922">
                <text:p>1548110493435922</text:p>
              </table:table-cell>
              <table:table-cell office:value-type="float" office:value="1.72852301874288">
                <text:p>1.728523018742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48110493453648">
                <text:p>1548110493453648</text:p>
              </table:table-cell>
              <table:table-cell office:value-type="float" office:value="1.62657930502912">
                <text:p>1.626579305029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48110493470447">
                <text:p>1548110493470447</text:p>
              </table:table-cell>
              <table:table-cell office:value-type="float" office:value="1.40057612371659">
                <text:p>1.400576123716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48110493487187">
                <text:p>1548110493487187</text:p>
              </table:table-cell>
              <table:table-cell office:value-type="float" office:value="1.26022678672888">
                <text:p>1.260226786728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8110493503937">
                <text:p>1548110493503937</text:p>
              </table:table-cell>
              <table:table-cell office:value-type="float" office:value="1.54302335646905">
                <text:p>1.543023356469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8110493520665">
                <text:p>1548110493520665</text:p>
              </table:table-cell>
              <table:table-cell office:value-type="float" office:value="1.49176946697538">
                <text:p>1.491769466975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48110493537393">
                <text:p>1548110493537393</text:p>
              </table:table-cell>
              <table:table-cell office:value-type="float" office:value="1.76657351501742">
                <text:p>1.766573515017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48110493554162">
                <text:p>1548110493554162</text:p>
              </table:table-cell>
              <table:table-cell office:value-type="float" office:value="1.92176646516298">
                <text:p>1.921766465162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48110493570910">
                <text:p>1548110493570910</text:p>
              </table:table-cell>
              <table:table-cell office:value-type="float" office:value="1.66981755030782">
                <text:p>1.669817550307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48110493587675">
                <text:p>1548110493587675</text:p>
              </table:table-cell>
              <table:table-cell office:value-type="float" office:value="1.80174007400873">
                <text:p>1.801740074008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8110493604493">
                <text:p>1548110493604493</text:p>
              </table:table-cell>
              <table:table-cell office:value-type="float" office:value="1.52919457950942">
                <text:p>1.529194579509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48110493621273">
                <text:p>1548110493621273</text:p>
              </table:table-cell>
              <table:table-cell office:value-type="float" office:value="1.77865725735567">
                <text:p>1.778657257355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48110493638033">
                <text:p>1548110493638033</text:p>
              </table:table-cell>
              <table:table-cell office:value-type="float" office:value="1.59840795232506">
                <text:p>1.598407952325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48110493654846">
                <text:p>1548110493654846</text:p>
              </table:table-cell>
              <table:table-cell office:value-type="float" office:value="1.81487200907419">
                <text:p>1.814872009074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48110493671608">
                <text:p>1548110493671608</text:p>
              </table:table-cell>
              <table:table-cell office:value-type="float" office:value="1.55491438467878">
                <text:p>1.554914384678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48110493688337">
                <text:p>1548110493688337</text:p>
              </table:table-cell>
              <table:table-cell office:value-type="float" office:value="1.36272423990916">
                <text:p>1.362724239909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48110493705111">
                <text:p>1548110493705111</text:p>
              </table:table-cell>
              <table:table-cell office:value-type="float" office:value="1.65206906885396">
                <text:p>1.652069068853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48110493722040">
                <text:p>1548110493722040</text:p>
              </table:table-cell>
              <table:table-cell office:value-type="float" office:value="1.59596893501753">
                <text:p>1.595968935017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48110493738805">
                <text:p>1548110493738805</text:p>
              </table:table-cell>
              <table:table-cell office:value-type="float" office:value="1.33899974581775">
                <text:p>1.338999745817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48110493755535">
                <text:p>1548110493755535</text:p>
              </table:table-cell>
              <table:table-cell office:value-type="float" office:value="1.63342264552718">
                <text:p>1.633422645527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48110493772311">
                <text:p>1548110493772311</text:p>
              </table:table-cell>
              <table:table-cell office:value-type="float" office:value="1.49025215974512">
                <text:p>1.490252159745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48110493789072">
                <text:p>1548110493789072</text:p>
              </table:table-cell>
              <table:table-cell office:value-type="float" office:value="1.77244046493556">
                <text:p>1.772440464935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48110493805845">
                <text:p>1548110493805845</text:p>
              </table:table-cell>
              <table:table-cell office:value-type="float" office:value="1.57351905311788">
                <text:p>1.573519053117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48110493822658">
                <text:p>1548110493822658</text:p>
              </table:table-cell>
              <table:table-cell office:value-type="float" office:value="1.40748721952457">
                <text:p>1.407487219524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48110493839403">
                <text:p>1548110493839403</text:p>
              </table:table-cell>
              <table:table-cell office:value-type="float" office:value="1.67303796177014">
                <text:p>1.673037961770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48110493856180">
                <text:p>1548110493856180</text:p>
              </table:table-cell>
              <table:table-cell office:value-type="float" office:value="1.56471271804124">
                <text:p>1.56471271804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48110493872950">
                <text:p>1548110493872950</text:p>
              </table:table-cell>
              <table:table-cell office:value-type="float" office:value="1.74889609141567">
                <text:p>1.748896091415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48110493889768">
                <text:p>1548110493889768</text:p>
              </table:table-cell>
              <table:table-cell office:value-type="float" office:value="1.61252842860397">
                <text:p>1.612528428603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8110493906459">
                <text:p>1548110493906459</text:p>
              </table:table-cell>
              <table:table-cell office:value-type="float" office:value="1.43573060787043">
                <text:p>1.435730607870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48110493923236">
                <text:p>1548110493923236</text:p>
              </table:table-cell>
              <table:table-cell office:value-type="float" office:value="1.51559791678532">
                <text:p>1.515597916785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8110493939959">
                <text:p>1548110493939959</text:p>
              </table:table-cell>
              <table:table-cell office:value-type="float" office:value="1.4337672274679">
                <text:p>1.43376722746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8110493956857">
                <text:p>1548110493956857</text:p>
              </table:table-cell>
              <table:table-cell office:value-type="float" office:value="1.35890888267021">
                <text:p>1.35890888267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48110493973629">
                <text:p>1548110493973629</text:p>
              </table:table-cell>
              <table:table-cell office:value-type="float" office:value="1.62779608557982">
                <text:p>1.627796085579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8110493990412">
                <text:p>1548110493990412</text:p>
              </table:table-cell>
              <table:table-cell office:value-type="float" office:value="1.61384262356929">
                <text:p>1.613842623569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8110494007181">
                <text:p>1548110494007181</text:p>
              </table:table-cell>
              <table:table-cell office:value-type="float" office:value="1.27909201501847">
                <text:p>1.279092015018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8110494024004">
                <text:p>1548110494024004</text:p>
              </table:table-cell>
              <table:table-cell office:value-type="float" office:value="1.47308876503896">
                <text:p>1.473088765038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48110494040761">
                <text:p>1548110494040761</text:p>
              </table:table-cell>
              <table:table-cell office:value-type="float" office:value="1.56645566532986">
                <text:p>1.566455665329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48110494057492">
                <text:p>1548110494057492</text:p>
              </table:table-cell>
              <table:table-cell office:value-type="float" office:value="1.49854745691987">
                <text:p>1.498547456919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48110494074270">
                <text:p>1548110494074270</text:p>
              </table:table-cell>
              <table:table-cell office:value-type="float" office:value="1.9409346810658">
                <text:p>1.94093468106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8110494090994">
                <text:p>1548110494090994</text:p>
              </table:table-cell>
              <table:table-cell office:value-type="float" office:value="1.77208287928105">
                <text:p>1.772082879281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48110494107795">
                <text:p>1548110494107795</text:p>
              </table:table-cell>
              <table:table-cell office:value-type="float" office:value="1.77208287928105">
                <text:p>1.772082879281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48110494124571">
                <text:p>1548110494124571</text:p>
              </table:table-cell>
              <table:table-cell office:value-type="float" office:value="1.16970582822178">
                <text:p>1.169705828221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48110494141399">
                <text:p>1548110494141399</text:p>
              </table:table-cell>
              <table:table-cell office:value-type="float" office:value="1.40943443027194">
                <text:p>1.409434430271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48110494158198">
                <text:p>1548110494158198</text:p>
              </table:table-cell>
              <table:table-cell office:value-type="float" office:value="1.55288072764009">
                <text:p>1.552880727640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48110494177151">
                <text:p>1548110494177151</text:p>
              </table:table-cell>
              <table:table-cell office:value-type="float" office:value="1.40341124440272">
                <text:p>1.403411244402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48110494193920">
                <text:p>1548110494193920</text:p>
              </table:table-cell>
              <table:table-cell office:value-type="float" office:value="1.376918360626">
                <text:p>1.3769183606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48110494210707">
                <text:p>1548110494210707</text:p>
              </table:table-cell>
              <table:table-cell office:value-type="float" office:value="1.3637687073551">
                <text:p>1.36376870735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8110494227444">
                <text:p>1548110494227444</text:p>
              </table:table-cell>
              <table:table-cell office:value-type="float" office:value="1.46512752039677">
                <text:p>1.465127520396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48110494244161">
                <text:p>1548110494244161</text:p>
              </table:table-cell>
              <table:table-cell office:value-type="float" office:value="1.37891219532826">
                <text:p>1.378912195328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48110494260987">
                <text:p>1548110494260987</text:p>
              </table:table-cell>
              <table:table-cell office:value-type="float" office:value="1.35317265746098">
                <text:p>1.353172657460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